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Noto Sans Arabic UI" svg:font-family="Noto Sans Arabic UI"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Aptos Display" svg:font-family="Aptos Display" style:font-family-generic="swiss" style:font-pitch="variable"/>
    <style:font-face style:name="Roboto Mono" svg:font-family="Roboto Mono" style:font-family-generic="modern" style:font-pitch="fixed" svg:panose-1="0 0 0 0 0 0 0 0 0 0"/>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office:font-face-decls>
  <office:automatic-styles>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48pt" style:font-size-asian="48pt" style:font-size-complex="48pt" fo:language="en" fo:country="US"/>
    </style:style>
    <style:style style:name="P23" style:parent-style-name="Standard" style:family="paragraph">
      <style:text-properties fo:font-weight="bold" style:font-weight-asian="bold" style:font-weight-complex="bold" fo:font-size="48pt" style:font-size-asian="48pt" style:font-size-complex="48pt" fo:language="en" fo:country="US"/>
    </style:style>
    <style:style style:name="T24" style:parent-style-name="Fonteparág.padrão" style:family="text">
      <style:text-properties fo:font-weight="bold" style:font-weight-asian="bold" style:font-weight-complex="bold" fo:font-size="48pt" style:font-size-asian="48pt" style:font-size-complex="48pt" fo:language="en" fo:country="US"/>
    </style:style>
    <style:style style:name="T25" style:parent-style-name="Fonteparág.padrão" style:family="text">
      <style:text-properties fo:font-weight="bold" style:font-weight-asian="bold" style:font-weight-complex="bold" fo:font-size="48pt" style:font-size-asian="48pt" style:font-size-complex="48pt" fo:language="en" fo:country="US"/>
    </style:style>
    <style:style style:name="T26" style:parent-style-name="Fonteparág.padrão" style:family="text">
      <style:text-properties fo:font-weight="bold" style:font-weight-asian="bold" style:font-weight-complex="bold" fo:font-size="22pt" style:font-size-asian="22pt" style:font-size-complex="22pt" fo:language="en" fo:country="US"/>
    </style:style>
    <style:style style:name="P27" style:parent-style-name="Standard" style:family="paragraph">
      <style:text-properties fo:language="en" fo:country="US"/>
    </style:style>
    <style:style style:name="T28" style:parent-style-name="Fonteparág.padrão" style:family="text">
      <style:text-properties fo:language="en" fo:country="US"/>
    </style:style>
    <style:style style:name="T29" style:parent-style-name="Fonteparág.padrão" style:family="text">
      <style:text-properties fo:font-style="italic" style:font-style-asian="italic" style:font-style-complex="italic" fo:language="en" fo:country="US"/>
    </style:style>
    <style:style style:name="T30" style:parent-style-name="Fonteparág.padrão" style:family="text">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paragraph-properties fo:break-before="page"/>
      <style:text-properties fo:language="en" fo:country="US"/>
    </style:style>
    <style:style style:name="P36" style:parent-style-name="Sumário1" style:family="paragraph">
      <style:paragraph-properties>
        <style:tab-stops>
          <style:tab-stop style:type="right" style:leader-style="dotted" style:leader-text="." style:position="5.8986in"/>
        </style:tab-stops>
      </style:paragraph-properties>
    </style:style>
    <style:style style:name="T37" style:parent-style-name="Hyperlink" style:family="text">
      <style:text-properties fo:language="en" fo:country="US"/>
    </style:style>
    <style:style style:name="T38" style:parent-style-name="Hyperlink" style:family="text">
      <style:text-properties fo:font-style="italic" style:font-style-asian="italic" style:font-style-complex="italic" fo:language="en" fo:country="US"/>
    </style:style>
    <style:style style:name="T39" style:parent-style-name="Hyperlink" style:family="text">
      <style:text-properties fo:language="en" fo:country="US"/>
    </style:style>
    <style:style style:name="P40" style:parent-style-name="Sumário1" style:family="paragraph">
      <style:paragraph-properties>
        <style:tab-stops>
          <style:tab-stop style:type="right" style:leader-style="dotted" style:leader-text="." style:position="5.8986in"/>
        </style:tab-stops>
      </style:paragraph-properties>
    </style:style>
    <style:style style:name="T41" style:parent-style-name="Hyperlink" style:family="text">
      <style:text-properties fo:language="en" fo:country="US"/>
    </style:style>
    <style:style style:name="P42" style:parent-style-name="Sumário3" style:family="paragraph">
      <style:paragraph-properties>
        <style:tab-stops>
          <style:tab-stop style:type="right" style:leader-style="dotted" style:leader-text="." style:position="5.593in"/>
        </style:tab-stops>
      </style:paragraph-properties>
    </style:style>
    <style:style style:name="T43" style:parent-style-name="Hyperlink" style:family="text">
      <style:text-properties fo:language="en" fo:country="US"/>
    </style:style>
    <style:style style:name="P44" style:parent-style-name="Sumário3" style:family="paragraph">
      <style:paragraph-properties>
        <style:tab-stops>
          <style:tab-stop style:type="right" style:leader-style="dotted" style:leader-text="." style:position="5.593in"/>
        </style:tab-stops>
      </style:paragraph-properties>
    </style:style>
    <style:style style:name="T45" style:parent-style-name="Hyperlink" style:family="text">
      <style:text-properties fo:language="en" fo:country="US"/>
    </style:style>
    <style:style style:name="P46" style:parent-style-name="Sumário3" style:family="paragraph">
      <style:paragraph-properties>
        <style:tab-stops>
          <style:tab-stop style:type="right" style:leader-style="dotted" style:leader-text="." style:position="5.593in"/>
        </style:tab-stops>
      </style:paragraph-properties>
    </style:style>
    <style:style style:name="T47" style:parent-style-name="Hyperlink" style:family="text">
      <style:text-properties fo:language="en" fo:country="US"/>
    </style:style>
    <style:style style:name="P48" style:parent-style-name="Sumário3" style:family="paragraph">
      <style:paragraph-properties>
        <style:tab-stops>
          <style:tab-stop style:type="right" style:leader-style="dotted" style:leader-text="." style:position="5.593in"/>
        </style:tab-stops>
      </style:paragraph-properties>
    </style:style>
    <style:style style:name="T49" style:parent-style-name="Hyperlink" style:family="text">
      <style:text-properties fo:language="en" fo:country="US"/>
    </style:style>
    <style:style style:name="P50" style:parent-style-name="Sumário3" style:family="paragraph">
      <style:paragraph-properties>
        <style:tab-stops>
          <style:tab-stop style:type="right" style:leader-style="dotted" style:leader-text="." style:position="5.593in"/>
        </style:tab-stops>
      </style:paragraph-properties>
    </style:style>
    <style:style style:name="T51" style:parent-style-name="Hyperlink" style:family="text">
      <style:text-properties fo:language="en" fo:country="US"/>
    </style:style>
    <style:style style:name="P52" style:parent-style-name="Sumário3" style:family="paragraph">
      <style:paragraph-properties>
        <style:tab-stops>
          <style:tab-stop style:type="right" style:leader-style="dotted" style:leader-text="." style:position="5.593in"/>
        </style:tab-stops>
      </style:paragraph-properties>
    </style:style>
    <style:style style:name="T53" style:parent-style-name="Hyperlink" style:family="text">
      <style:text-properties fo:language="en" fo:country="US"/>
    </style:style>
    <style:style style:name="P54" style:parent-style-name="Sumário3" style:family="paragraph">
      <style:paragraph-properties>
        <style:tab-stops>
          <style:tab-stop style:type="right" style:leader-style="dotted" style:leader-text="." style:position="5.593in"/>
        </style:tab-stops>
      </style:paragraph-properties>
    </style:style>
    <style:style style:name="T55" style:parent-style-name="Hyperlink" style:family="text">
      <style:text-properties fo:language="en" fo:country="US"/>
    </style:style>
    <style:style style:name="P56" style:parent-style-name="Sumário3" style:family="paragraph">
      <style:paragraph-properties>
        <style:tab-stops>
          <style:tab-stop style:type="right" style:leader-style="dotted" style:leader-text="." style:position="5.593in"/>
        </style:tab-stops>
      </style:paragraph-properties>
    </style:style>
    <style:style style:name="T57" style:parent-style-name="Hyperlink" style:family="text">
      <style:text-properties fo:language="en" fo:country="US"/>
    </style:style>
    <style:style style:name="P58" style:parent-style-name="Sumário3" style:family="paragraph">
      <style:paragraph-properties>
        <style:tab-stops>
          <style:tab-stop style:type="right" style:leader-style="dotted" style:leader-text="." style:position="5.593in"/>
        </style:tab-stops>
      </style:paragraph-properties>
    </style:style>
    <style:style style:name="T59" style:parent-style-name="Hyperlink" style:family="text">
      <style:text-properties fo:language="en" fo:country="US"/>
    </style:style>
    <style:style style:name="P60" style:parent-style-name="Sumário3" style:family="paragraph">
      <style:paragraph-properties>
        <style:tab-stops>
          <style:tab-stop style:type="right" style:leader-style="dotted" style:leader-text="." style:position="5.593in"/>
        </style:tab-stops>
      </style:paragraph-properties>
    </style:style>
    <style:style style:name="T61" style:parent-style-name="Hyperlink" style:family="text">
      <style:text-properties fo:language="en" fo:country="US"/>
    </style:style>
    <style:style style:name="P62" style:parent-style-name="Sumário3" style:family="paragraph">
      <style:paragraph-properties>
        <style:tab-stops>
          <style:tab-stop style:type="right" style:leader-style="dotted" style:leader-text="." style:position="5.593in"/>
        </style:tab-stops>
      </style:paragraph-properties>
    </style:style>
    <style:style style:name="T63" style:parent-style-name="Hyperlink" style:family="text">
      <style:text-properties fo:language="en" fo:country="US"/>
    </style:style>
    <style:style style:name="P64" style:parent-style-name="Sumário3" style:family="paragraph">
      <style:paragraph-properties>
        <style:tab-stops>
          <style:tab-stop style:type="right" style:leader-style="dotted" style:leader-text="." style:position="5.593in"/>
        </style:tab-stops>
      </style:paragraph-properties>
    </style:style>
    <style:style style:name="T65" style:parent-style-name="Hyperlink" style:family="text">
      <style:text-properties fo:language="en" fo:country="US"/>
    </style:style>
    <style:style style:name="P66" style:parent-style-name="Sumário3" style:family="paragraph">
      <style:paragraph-properties>
        <style:tab-stops>
          <style:tab-stop style:type="right" style:leader-style="dotted" style:leader-text="." style:position="5.593in"/>
        </style:tab-stops>
      </style:paragraph-properties>
    </style:style>
    <style:style style:name="T67" style:parent-style-name="Hyperlink" style:family="text">
      <style:text-properties fo:language="en" fo:country="US"/>
    </style:style>
    <style:style style:name="P68" style:parent-style-name="Sumário3" style:family="paragraph">
      <style:paragraph-properties>
        <style:tab-stops>
          <style:tab-stop style:type="right" style:leader-style="dotted" style:leader-text="." style:position="5.593in"/>
        </style:tab-stops>
      </style:paragraph-properties>
    </style:style>
    <style:style style:name="T69" style:parent-style-name="Hyperlink" style:family="text">
      <style:text-properties fo:language="en" fo:country="US"/>
    </style:style>
    <style:style style:name="P70" style:parent-style-name="Sumário3" style:family="paragraph">
      <style:paragraph-properties>
        <style:tab-stops>
          <style:tab-stop style:type="right" style:leader-style="dotted" style:leader-text="." style:position="5.593in"/>
        </style:tab-stops>
      </style:paragraph-properties>
    </style:style>
    <style:style style:name="T71" style:parent-style-name="Hyperlink" style:family="text">
      <style:text-properties fo:language="en" fo:country="US"/>
    </style:style>
    <style:style style:name="P72" style:parent-style-name="Sumário3" style:family="paragraph">
      <style:paragraph-properties>
        <style:tab-stops>
          <style:tab-stop style:type="right" style:leader-style="dotted" style:leader-text="." style:position="5.593in"/>
        </style:tab-stops>
      </style:paragraph-properties>
    </style:style>
    <style:style style:name="T73" style:parent-style-name="Hyperlink" style:family="text">
      <style:text-properties fo:language="en" fo:country="US"/>
    </style:style>
    <style:style style:name="P74" style:parent-style-name="Sumário3" style:family="paragraph">
      <style:paragraph-properties>
        <style:tab-stops>
          <style:tab-stop style:type="right" style:leader-style="dotted" style:leader-text="." style:position="5.593in"/>
        </style:tab-stops>
      </style:paragraph-properties>
    </style:style>
    <style:style style:name="T75" style:parent-style-name="Hyperlink" style:family="text">
      <style:text-properties fo:language="en" fo:country="US"/>
    </style:style>
    <style:style style:name="P76" style:parent-style-name="Sumário3" style:family="paragraph">
      <style:paragraph-properties>
        <style:tab-stops>
          <style:tab-stop style:type="right" style:leader-style="dotted" style:leader-text="." style:position="5.593in"/>
        </style:tab-stops>
      </style:paragraph-properties>
    </style:style>
    <style:style style:name="T77" style:parent-style-name="Hyperlink" style:family="text">
      <style:text-properties fo:language="en" fo:country="US"/>
    </style:style>
    <style:style style:name="P78" style:parent-style-name="Sumário3" style:family="paragraph">
      <style:paragraph-properties>
        <style:tab-stops>
          <style:tab-stop style:type="right" style:leader-style="dotted" style:leader-text="." style:position="5.593in"/>
        </style:tab-stops>
      </style:paragraph-properties>
    </style:style>
    <style:style style:name="T79" style:parent-style-name="Hyperlink" style:family="text">
      <style:text-properties fo:language="en" fo:country="US"/>
    </style:style>
    <style:style style:name="P80" style:parent-style-name="Sumário3" style:family="paragraph">
      <style:paragraph-properties>
        <style:tab-stops>
          <style:tab-stop style:type="right" style:leader-style="dotted" style:leader-text="." style:position="5.593in"/>
        </style:tab-stops>
      </style:paragraph-properties>
    </style:style>
    <style:style style:name="T81" style:parent-style-name="Hyperlink" style:family="text">
      <style:text-properties fo:language="en" fo:country="US"/>
    </style:style>
    <style:style style:name="P82" style:parent-style-name="Sumário3" style:family="paragraph">
      <style:paragraph-properties>
        <style:tab-stops>
          <style:tab-stop style:type="right" style:leader-style="dotted" style:leader-text="." style:position="5.593in"/>
        </style:tab-stops>
      </style:paragraph-properties>
    </style:style>
    <style:style style:name="T83" style:parent-style-name="Hyperlink" style:family="text">
      <style:text-properties fo:language="en" fo:country="US"/>
    </style:style>
    <style:style style:name="P84" style:parent-style-name="Sumário3" style:family="paragraph">
      <style:paragraph-properties>
        <style:tab-stops>
          <style:tab-stop style:type="right" style:leader-style="dotted" style:leader-text="." style:position="5.593in"/>
        </style:tab-stops>
      </style:paragraph-properties>
    </style:style>
    <style:style style:name="T85" style:parent-style-name="Hyperlink" style:family="text">
      <style:text-properties fo:language="en" fo:country="US"/>
    </style:style>
    <style:style style:name="P86" style:parent-style-name="Sumário3" style:family="paragraph">
      <style:paragraph-properties>
        <style:tab-stops>
          <style:tab-stop style:type="right" style:leader-style="dotted" style:leader-text="." style:position="5.593in"/>
        </style:tab-stops>
      </style:paragraph-properties>
    </style:style>
    <style:style style:name="T87" style:parent-style-name="Hyperlink" style:family="text">
      <style:text-properties fo:language="en" fo:country="US"/>
    </style:style>
    <style:style style:name="P88" style:parent-style-name="Sumário3" style:family="paragraph">
      <style:paragraph-properties>
        <style:tab-stops>
          <style:tab-stop style:type="right" style:leader-style="dotted" style:leader-text="." style:position="5.593in"/>
        </style:tab-stops>
      </style:paragraph-properties>
    </style:style>
    <style:style style:name="T89" style:parent-style-name="Hyperlink" style:family="text">
      <style:text-properties fo:language="en" fo:country="US"/>
    </style:style>
    <style:style style:name="P90" style:parent-style-name="Sumário3" style:family="paragraph">
      <style:paragraph-properties>
        <style:tab-stops>
          <style:tab-stop style:type="right" style:leader-style="dotted" style:leader-text="." style:position="5.593in"/>
        </style:tab-stops>
      </style:paragraph-properties>
    </style:style>
    <style:style style:name="T91" style:parent-style-name="Hyperlink" style:family="text">
      <style:text-properties fo:language="en" fo:country="US"/>
    </style:style>
    <style:style style:name="P92" style:parent-style-name="Sumário3" style:family="paragraph">
      <style:paragraph-properties>
        <style:tab-stops>
          <style:tab-stop style:type="right" style:leader-style="dotted" style:leader-text="." style:position="5.593in"/>
        </style:tab-stops>
      </style:paragraph-properties>
    </style:style>
    <style:style style:name="T93" style:parent-style-name="Hyperlink" style:family="text">
      <style:text-properties fo:language="en" fo:country="US"/>
    </style:style>
    <style:style style:name="P94" style:parent-style-name="Sumário3" style:family="paragraph">
      <style:paragraph-properties>
        <style:tab-stops>
          <style:tab-stop style:type="right" style:leader-style="dotted" style:leader-text="." style:position="5.593in"/>
        </style:tab-stops>
      </style:paragraph-properties>
    </style:style>
    <style:style style:name="T95" style:parent-style-name="Hyperlink" style:family="text">
      <style:text-properties fo:language="en" fo:country="US"/>
    </style:style>
    <style:style style:name="P96" style:parent-style-name="Sumário1" style:family="paragraph">
      <style:paragraph-properties>
        <style:tab-stops>
          <style:tab-stop style:type="right" style:leader-style="dotted" style:leader-text="." style:position="5.8986in"/>
        </style:tab-stops>
      </style:paragraph-properties>
    </style:style>
    <style:style style:name="T97" style:parent-style-name="Hyperlink" style:family="text">
      <style:text-properties fo:language="en" fo:country="US"/>
    </style:style>
    <style:style style:name="P98" style:parent-style-name="Sumário1" style:family="paragraph">
      <style:paragraph-properties>
        <style:tab-stops>
          <style:tab-stop style:type="right" style:leader-style="dotted" style:leader-text="." style:position="5.8986in"/>
        </style:tab-stops>
      </style:paragraph-properties>
    </style:style>
    <style:style style:name="T99" style:parent-style-name="Hyperlink" style:family="text">
      <style:text-properties fo:language="en" fo:country="US"/>
    </style:style>
    <style:style style:name="P100" style:parent-style-name="Sumário3" style:family="paragraph">
      <style:paragraph-properties>
        <style:tab-stops>
          <style:tab-stop style:type="right" style:leader-style="dotted" style:leader-text="." style:position="5.593in"/>
        </style:tab-stops>
      </style:paragraph-properties>
    </style:style>
    <style:style style:name="T101" style:parent-style-name="Hyperlink" style:family="text">
      <style:text-properties fo:language="en" fo:country="US"/>
    </style:style>
    <style:style style:name="P102" style:parent-style-name="Sumário3" style:family="paragraph">
      <style:paragraph-properties>
        <style:tab-stops>
          <style:tab-stop style:type="right" style:leader-style="dotted" style:leader-text="." style:position="5.593in"/>
        </style:tab-stops>
      </style:paragraph-properties>
    </style:style>
    <style:style style:name="T103" style:parent-style-name="Hyperlink" style:family="text">
      <style:text-properties fo:language="en" fo:country="US"/>
    </style:style>
    <style:style style:name="P104" style:parent-style-name="Sumário3" style:family="paragraph">
      <style:paragraph-properties>
        <style:tab-stops>
          <style:tab-stop style:type="right" style:leader-style="dotted" style:leader-text="." style:position="5.593in"/>
        </style:tab-stops>
      </style:paragraph-properties>
    </style:style>
    <style:style style:name="T105" style:parent-style-name="Hyperlink" style:family="text">
      <style:text-properties fo:language="en" fo:country="US"/>
    </style:style>
    <style:style style:name="P106" style:parent-style-name="Sumário3" style:family="paragraph">
      <style:paragraph-properties>
        <style:tab-stops>
          <style:tab-stop style:type="right" style:leader-style="dotted" style:leader-text="." style:position="5.593in"/>
        </style:tab-stops>
      </style:paragraph-properties>
    </style:style>
    <style:style style:name="T107" style:parent-style-name="Hyperlink" style:family="text">
      <style:text-properties fo:language="en" fo:country="US"/>
    </style:style>
    <style:style style:name="P108" style:parent-style-name="Sumário3" style:family="paragraph">
      <style:paragraph-properties>
        <style:tab-stops>
          <style:tab-stop style:type="right" style:leader-style="dotted" style:leader-text="." style:position="5.593in"/>
        </style:tab-stops>
      </style:paragraph-properties>
    </style:style>
    <style:style style:name="T109" style:parent-style-name="Hyperlink" style:family="text">
      <style:text-properties fo:language="en" fo:country="US"/>
    </style:style>
    <style:style style:name="P110" style:parent-style-name="Sumário3" style:family="paragraph">
      <style:paragraph-properties>
        <style:tab-stops>
          <style:tab-stop style:type="right" style:leader-style="dotted" style:leader-text="." style:position="5.593in"/>
        </style:tab-stops>
      </style:paragraph-properties>
    </style:style>
    <style:style style:name="T111" style:parent-style-name="Hyperlink" style:family="text">
      <style:text-properties fo:language="en" fo:country="US"/>
    </style:style>
    <style:style style:name="P112" style:parent-style-name="Sumário1" style:family="paragraph">
      <style:paragraph-properties>
        <style:tab-stops>
          <style:tab-stop style:type="right" style:leader-style="dotted" style:leader-text="." style:position="5.8986in"/>
        </style:tab-stops>
      </style:paragraph-properties>
    </style:style>
    <style:style style:name="T113" style:parent-style-name="Hyperlink" style:family="text">
      <style:text-properties fo:language="en" fo:country="US"/>
    </style:style>
    <style:style style:name="P114" style:parent-style-name="Sumário3" style:family="paragraph">
      <style:paragraph-properties>
        <style:tab-stops>
          <style:tab-stop style:type="right" style:leader-style="dotted" style:leader-text="." style:position="5.593in"/>
        </style:tab-stops>
      </style:paragraph-properties>
    </style:style>
    <style:style style:name="T115" style:parent-style-name="Hyperlink" style:family="text">
      <style:text-properties fo:language="en" fo:country="US"/>
    </style:style>
    <style:style style:name="P116" style:parent-style-name="Sumário3" style:family="paragraph">
      <style:paragraph-properties>
        <style:tab-stops>
          <style:tab-stop style:type="right" style:leader-style="dotted" style:leader-text="." style:position="5.593in"/>
        </style:tab-stops>
      </style:paragraph-properties>
    </style:style>
    <style:style style:name="T117" style:parent-style-name="Hyperlink" style:family="text">
      <style:text-properties fo:language="en" fo:country="US"/>
    </style:style>
    <style:style style:name="P118" style:parent-style-name="Sumário3" style:family="paragraph">
      <style:paragraph-properties>
        <style:tab-stops>
          <style:tab-stop style:type="right" style:leader-style="dotted" style:leader-text="." style:position="5.593in"/>
        </style:tab-stops>
      </style:paragraph-properties>
    </style:style>
    <style:style style:name="T119" style:parent-style-name="Hyperlink" style:family="text">
      <style:text-properties fo:language="en" fo:country="US"/>
    </style:style>
    <style:style style:name="P120" style:parent-style-name="Sumário3" style:family="paragraph">
      <style:paragraph-properties>
        <style:tab-stops>
          <style:tab-stop style:type="right" style:leader-style="dotted" style:leader-text="." style:position="5.593in"/>
        </style:tab-stops>
      </style:paragraph-properties>
    </style:style>
    <style:style style:name="T121" style:parent-style-name="Hyperlink" style:family="text">
      <style:text-properties fo:language="en" fo:country="US"/>
    </style:style>
    <style:style style:name="P122" style:parent-style-name="Sumário3" style:family="paragraph">
      <style:paragraph-properties>
        <style:tab-stops>
          <style:tab-stop style:type="right" style:leader-style="dotted" style:leader-text="." style:position="5.593in"/>
        </style:tab-stops>
      </style:paragraph-properties>
    </style:style>
    <style:style style:name="T123" style:parent-style-name="Hyperlink" style:family="text">
      <style:text-properties fo:language="en" fo:country="US"/>
    </style:style>
    <style:style style:name="P124" style:parent-style-name="Sumário3" style:family="paragraph">
      <style:paragraph-properties>
        <style:tab-stops>
          <style:tab-stop style:type="right" style:leader-style="dotted" style:leader-text="." style:position="5.593in"/>
        </style:tab-stops>
      </style:paragraph-properties>
    </style:style>
    <style:style style:name="T125" style:parent-style-name="Hyperlink" style:family="text">
      <style:text-properties fo:language="en" fo:country="US"/>
    </style:style>
    <style:style style:name="P126" style:parent-style-name="Sumário2" style:family="paragraph">
      <style:paragraph-properties>
        <style:tab-stops>
          <style:tab-stop style:type="right" style:leader-style="dotted" style:leader-text="." style:position="5.7458in"/>
        </style:tab-stops>
      </style:paragraph-properties>
    </style:style>
    <style:style style:name="T127" style:parent-style-name="Hyperlink" style:family="text">
      <style:text-properties fo:language="en" fo:country="US"/>
    </style:style>
    <style:style style:name="P128" style:parent-style-name="Sumário3" style:family="paragraph">
      <style:paragraph-properties>
        <style:tab-stops>
          <style:tab-stop style:type="right" style:leader-style="dotted" style:leader-text="." style:position="5.593in"/>
        </style:tab-stops>
      </style:paragraph-properties>
    </style:style>
    <style:style style:name="T129" style:parent-style-name="Hyperlink" style:family="text">
      <style:text-properties fo:language="en" fo:country="US"/>
    </style:style>
    <style:style style:name="P130" style:parent-style-name="Sumário3" style:family="paragraph">
      <style:paragraph-properties>
        <style:tab-stops>
          <style:tab-stop style:type="right" style:leader-style="dotted" style:leader-text="." style:position="5.593in"/>
        </style:tab-stops>
      </style:paragraph-properties>
    </style:style>
    <style:style style:name="T131" style:parent-style-name="Hyperlink" style:family="text">
      <style:text-properties fo:language="en" fo:country="US"/>
    </style:style>
    <style:style style:name="P132" style:parent-style-name="Sumário3" style:family="paragraph">
      <style:paragraph-properties>
        <style:tab-stops>
          <style:tab-stop style:type="right" style:leader-style="dotted" style:leader-text="." style:position="5.593in"/>
        </style:tab-stops>
      </style:paragraph-properties>
    </style:style>
    <style:style style:name="T133" style:parent-style-name="Hyperlink" style:family="text">
      <style:text-properties fo:language="en" fo:country="US"/>
    </style:style>
    <style:style style:name="P134" style:parent-style-name="Sumário3" style:family="paragraph">
      <style:paragraph-properties>
        <style:tab-stops>
          <style:tab-stop style:type="right" style:leader-style="dotted" style:leader-text="." style:position="5.593in"/>
        </style:tab-stops>
      </style:paragraph-properties>
    </style:style>
    <style:style style:name="T135" style:parent-style-name="Hyperlink" style:family="text">
      <style:text-properties fo:language="en" fo:country="US"/>
    </style:style>
    <style:style style:name="P136" style:parent-style-name="Sumário3" style:family="paragraph">
      <style:paragraph-properties>
        <style:tab-stops>
          <style:tab-stop style:type="right" style:leader-style="dotted" style:leader-text="." style:position="5.593in"/>
        </style:tab-stops>
      </style:paragraph-properties>
    </style:style>
    <style:style style:name="T137" style:parent-style-name="Hyperlink" style:family="text">
      <style:text-properties fo:language="en" fo:country="US"/>
    </style:style>
    <style:style style:name="P138" style:parent-style-name="Sumário3" style:family="paragraph">
      <style:paragraph-properties>
        <style:tab-stops>
          <style:tab-stop style:type="right" style:leader-style="dotted" style:leader-text="." style:position="5.593in"/>
        </style:tab-stops>
      </style:paragraph-properties>
    </style:style>
    <style:style style:name="T139" style:parent-style-name="Hyperlink" style:family="text">
      <style:text-properties fo:language="en" fo:country="US"/>
    </style:style>
    <style:style style:name="P140" style:parent-style-name="Sumário3" style:family="paragraph">
      <style:paragraph-properties>
        <style:tab-stops>
          <style:tab-stop style:type="right" style:leader-style="dotted" style:leader-text="." style:position="5.593in"/>
        </style:tab-stops>
      </style:paragraph-properties>
    </style:style>
    <style:style style:name="T141" style:parent-style-name="Hyperlink" style:family="text">
      <style:text-properties fo:language="en" fo:country="US"/>
    </style:style>
    <style:style style:name="P142" style:parent-style-name="Sumário3" style:family="paragraph">
      <style:paragraph-properties>
        <style:tab-stops>
          <style:tab-stop style:type="right" style:leader-style="dotted" style:leader-text="." style:position="5.593in"/>
        </style:tab-stops>
      </style:paragraph-properties>
    </style:style>
    <style:style style:name="T143" style:parent-style-name="Hyperlink" style:family="text">
      <style:text-properties fo:language="en" fo:country="US"/>
    </style:style>
    <style:style style:name="P144" style:parent-style-name="Sumário1" style:family="paragraph">
      <style:paragraph-properties>
        <style:tab-stops>
          <style:tab-stop style:type="right" style:leader-style="dotted" style:leader-text="." style:position="5.8986in"/>
        </style:tab-stops>
      </style:paragraph-properties>
    </style:style>
    <style:style style:name="T145" style:parent-style-name="Hyperlink" style:family="text">
      <style:text-properties fo:language="en" fo:country="US"/>
    </style:style>
    <style:style style:name="P146" style:parent-style-name="Sumário3" style:family="paragraph">
      <style:paragraph-properties>
        <style:tab-stops>
          <style:tab-stop style:type="right" style:leader-style="dotted" style:leader-text="." style:position="5.593in"/>
        </style:tab-stops>
      </style:paragraph-properties>
    </style:style>
    <style:style style:name="T147" style:parent-style-name="Hyperlink" style:family="text">
      <style:text-properties fo:language="en" fo:country="US"/>
    </style:style>
    <style:style style:name="P148" style:parent-style-name="Sumário3" style:family="paragraph">
      <style:paragraph-properties>
        <style:tab-stops>
          <style:tab-stop style:type="right" style:leader-style="dotted" style:leader-text="." style:position="5.593in"/>
        </style:tab-stops>
      </style:paragraph-properties>
    </style:style>
    <style:style style:name="T149" style:parent-style-name="Hyperlink" style:family="text">
      <style:text-properties fo:language="en" fo:country="US"/>
    </style:style>
    <style:style style:name="P150" style:parent-style-name="Sumário3" style:family="paragraph">
      <style:paragraph-properties>
        <style:tab-stops>
          <style:tab-stop style:type="right" style:leader-style="dotted" style:leader-text="." style:position="5.593in"/>
        </style:tab-stops>
      </style:paragraph-properties>
    </style:style>
    <style:style style:name="T151" style:parent-style-name="Hyperlink" style:family="text">
      <style:text-properties fo:language="en" fo:country="US"/>
    </style:style>
    <style:style style:name="P152" style:parent-style-name="Sumário3" style:family="paragraph">
      <style:paragraph-properties>
        <style:tab-stops>
          <style:tab-stop style:type="right" style:leader-style="dotted" style:leader-text="." style:position="5.593in"/>
        </style:tab-stops>
      </style:paragraph-properties>
    </style:style>
    <style:style style:name="T153" style:parent-style-name="Hyperlink" style:family="text">
      <style:text-properties fo:language="en" fo:country="US"/>
    </style:style>
    <style:style style:name="P154" style:parent-style-name="Sumário3" style:family="paragraph">
      <style:paragraph-properties>
        <style:tab-stops>
          <style:tab-stop style:type="right" style:leader-style="dotted" style:leader-text="." style:position="5.593in"/>
        </style:tab-stops>
      </style:paragraph-properties>
    </style:style>
    <style:style style:name="T155" style:parent-style-name="Hyperlink" style:family="text">
      <style:text-properties fo:language="en" fo:country="US"/>
    </style:style>
    <style:style style:name="P156" style:parent-style-name="Sumário3" style:family="paragraph">
      <style:paragraph-properties>
        <style:tab-stops>
          <style:tab-stop style:type="right" style:leader-style="dotted" style:leader-text="." style:position="5.593in"/>
        </style:tab-stops>
      </style:paragraph-properties>
    </style:style>
    <style:style style:name="T157" style:parent-style-name="Hyperlink" style:family="text">
      <style:text-properties fo:language="en" fo:country="US"/>
    </style:style>
    <style:style style:name="P158" style:parent-style-name="Sumário3" style:family="paragraph">
      <style:paragraph-properties>
        <style:tab-stops>
          <style:tab-stop style:type="right" style:leader-style="dotted" style:leader-text="." style:position="5.593in"/>
        </style:tab-stops>
      </style:paragraph-properties>
    </style:style>
    <style:style style:name="T159" style:parent-style-name="Hyperlink" style:family="text">
      <style:text-properties fo:language="en" fo:country="US"/>
    </style:style>
    <style:style style:name="P160" style:parent-style-name="Sumário3" style:family="paragraph">
      <style:paragraph-properties>
        <style:tab-stops>
          <style:tab-stop style:type="right" style:leader-style="dotted" style:leader-text="." style:position="5.593in"/>
        </style:tab-stops>
      </style:paragraph-properties>
    </style:style>
    <style:style style:name="T161" style:parent-style-name="Hyperlink" style:family="text">
      <style:text-properties fo:language="en" fo:country="US"/>
    </style:style>
    <style:style style:name="P162" style:parent-style-name="Sumário3" style:family="paragraph">
      <style:paragraph-properties>
        <style:tab-stops>
          <style:tab-stop style:type="right" style:leader-style="dotted" style:leader-text="." style:position="5.593in"/>
        </style:tab-stops>
      </style:paragraph-properties>
    </style:style>
    <style:style style:name="T163" style:parent-style-name="Hyperlink" style:family="text">
      <style:text-properties fo:language="en" fo:country="US"/>
    </style:style>
    <style:style style:name="P164" style:parent-style-name="Sumário3" style:family="paragraph">
      <style:paragraph-properties>
        <style:tab-stops>
          <style:tab-stop style:type="right" style:leader-style="dotted" style:leader-text="." style:position="5.593in"/>
        </style:tab-stops>
      </style:paragraph-properties>
    </style:style>
    <style:style style:name="T165" style:parent-style-name="Hyperlink" style:family="text">
      <style:text-properties fo:language="en" fo:country="US"/>
    </style:style>
    <style:style style:name="P166" style:parent-style-name="Sumário3" style:family="paragraph">
      <style:paragraph-properties>
        <style:tab-stops>
          <style:tab-stop style:type="right" style:leader-style="dotted" style:leader-text="." style:position="5.593in"/>
        </style:tab-stops>
      </style:paragraph-properties>
    </style:style>
    <style:style style:name="T167" style:parent-style-name="Hyperlink" style:family="text">
      <style:text-properties fo:language="en" fo:country="US"/>
    </style:style>
    <style:style style:name="P168" style:parent-style-name="Sumário2" style:family="paragraph">
      <style:paragraph-properties>
        <style:tab-stops>
          <style:tab-stop style:type="right" style:leader-style="dotted" style:leader-text="." style:position="5.7458in"/>
        </style:tab-stops>
      </style:paragraph-properties>
    </style:style>
    <style:style style:name="T169" style:parent-style-name="Hyperlink" style:family="text">
      <style:text-properties fo:language="en" fo:country="US"/>
    </style:style>
    <style:style style:name="P170" style:parent-style-name="Sumário3" style:family="paragraph">
      <style:paragraph-properties>
        <style:tab-stops>
          <style:tab-stop style:type="right" style:leader-style="dotted" style:leader-text="." style:position="5.593in"/>
        </style:tab-stops>
      </style:paragraph-properties>
    </style:style>
    <style:style style:name="T171" style:parent-style-name="Hyperlink" style:family="text">
      <style:text-properties fo:language="en" fo:country="US"/>
    </style:style>
    <style:style style:name="P172" style:parent-style-name="Sumário3" style:family="paragraph">
      <style:paragraph-properties>
        <style:tab-stops>
          <style:tab-stop style:type="right" style:leader-style="dotted" style:leader-text="." style:position="5.593in"/>
        </style:tab-stops>
      </style:paragraph-properties>
    </style:style>
    <style:style style:name="T173" style:parent-style-name="Hyperlink" style:family="text">
      <style:text-properties fo:language="en" fo:country="US"/>
    </style:style>
    <style:style style:name="P174" style:parent-style-name="Sumário3" style:family="paragraph">
      <style:paragraph-properties>
        <style:tab-stops>
          <style:tab-stop style:type="right" style:leader-style="dotted" style:leader-text="." style:position="5.593in"/>
        </style:tab-stops>
      </style:paragraph-properties>
    </style:style>
    <style:style style:name="T175" style:parent-style-name="Hyperlink" style:family="text">
      <style:text-properties fo:language="en" fo:country="US"/>
    </style:style>
    <style:style style:name="P176" style:parent-style-name="Sumário3" style:family="paragraph">
      <style:paragraph-properties>
        <style:tab-stops>
          <style:tab-stop style:type="right" style:leader-style="dotted" style:leader-text="." style:position="5.593in"/>
        </style:tab-stops>
      </style:paragraph-properties>
    </style:style>
    <style:style style:name="T177" style:parent-style-name="Hyperlink" style:family="text">
      <style:text-properties fo:language="en" fo:country="US"/>
    </style:style>
    <style:style style:name="P178" style:parent-style-name="Sumário3" style:family="paragraph">
      <style:paragraph-properties>
        <style:tab-stops>
          <style:tab-stop style:type="right" style:leader-style="dotted" style:leader-text="." style:position="5.593in"/>
        </style:tab-stops>
      </style:paragraph-properties>
    </style:style>
    <style:style style:name="T179" style:parent-style-name="Hyperlink" style:family="text">
      <style:text-properties fo:language="en" fo:country="US"/>
    </style:style>
    <style:style style:name="P180" style:parent-style-name="Título1" style:family="paragraph">
      <style:paragraph-properties fo:break-before="page"/>
    </style:style>
    <style:style style:name="T181" style:parent-style-name="Fonteparág.padrão" style:family="text">
      <style:text-properties fo:language="en" fo:country="US"/>
    </style:style>
    <style:style style:name="T182" style:parent-style-name="Fonteparág.padrão" style:family="text">
      <style:text-properties fo:language="en" fo:country="US"/>
    </style:style>
    <style:style style:name="T183" style:parent-style-name="Fonteparág.padrão" style:family="text">
      <style:text-properties fo:font-style="italic" style:font-style-asian="italic" style:font-style-complex="italic" fo:language="en" fo:country="US"/>
    </style:style>
    <style:style style:name="T184" style:parent-style-name="Fonteparág.padrão" style:family="text">
      <style:text-properties fo:language="en" fo:country="US"/>
    </style:style>
    <style:style style:name="T185" style:parent-style-name="Fonteparág.padrão" style:family="text">
      <style:text-properties fo:language="en" fo:country="US"/>
    </style:style>
    <style:style style:name="T186" style:parent-style-name="Fonteparág.padrão" style:family="text">
      <style:text-properties fo:font-style="italic" style:font-style-asian="italic" style:font-style-complex="italic" fo:language="en" fo:country="US"/>
    </style:style>
    <style:style style:name="T187" style:parent-style-name="Fonteparág.padrão" style:family="text">
      <style:text-properties fo:language="en" fo:country="US"/>
    </style:style>
    <style:style style:name="T188" style:parent-style-name="Fonteparág.padrão" style:family="text">
      <style:text-properties fo:font-style="italic" style:font-style-asian="italic" style:font-style-complex="italic" fo:language="en" fo:country="US"/>
    </style:style>
    <style:style style:name="T189" style:parent-style-name="Fonteparág.padrão" style:family="text">
      <style:text-properties fo:language="en" fo:country="US"/>
    </style:style>
    <style:style style:name="T190" style:parent-style-name="Fonteparág.padrão" style:family="text">
      <style:text-properties fo:language="en" fo:country="US"/>
    </style:style>
    <style:style style:name="T191" style:parent-style-name="Fonteparág.padrão" style:family="text">
      <style:text-properties fo:font-style="italic" style:font-style-asian="italic" style:font-style-complex="italic" fo:language="en" fo:country="US"/>
    </style:style>
    <style:style style:name="T192" style:parent-style-name="Fonteparág.padrão" style:family="text">
      <style:text-properties fo:language="en" fo:country="US"/>
    </style:style>
    <style:style style:name="P193" style:parent-style-name="Standard" style:list-style-name="LFO147" style:family="paragraph">
      <style:text-properties fo:color="#FF4000" fo:language="en" fo:country="US"/>
    </style:style>
    <style:style style:name="P194" style:parent-style-name="Standard" style:list-style-name="LFO147" style:family="paragraph">
      <style:text-properties fo:color="#FF4000" fo:language="en" fo:country="US"/>
    </style:style>
    <style:style style:name="P195" style:parent-style-name="Standard" style:list-style-name="LFO147" style:family="paragraph">
      <style:text-properties fo:color="#FF4000" fo:language="en" fo:country="US"/>
    </style:style>
    <style:style style:name="P196" style:parent-style-name="Standard" style:list-style-name="LFO147" style:family="paragraph">
      <style:text-properties fo:color="#FF4000" fo:language="en" fo:country="US"/>
    </style:style>
    <style:style style:name="P197" style:parent-style-name="Standard" style:list-style-name="LFO147" style:family="paragraph">
      <style:text-properties fo:color="#FF4000" fo:language="en" fo:country="US"/>
    </style:style>
    <style:style style:name="P198" style:parent-style-name="Standard" style:list-style-name="LFO147" style:family="paragraph">
      <style:text-properties fo:color="#FF4000" fo:language="en" fo:country="US"/>
    </style:style>
    <style:style style:name="P199" style:parent-style-name="Standard" style:list-style-name="LFO147" style:family="paragraph">
      <style:text-properties fo:color="#FF4000" fo:language="en" fo:country="US"/>
    </style:style>
    <style:style style:name="P200" style:parent-style-name="Standard" style:list-style-name="LFO147" style:family="paragraph">
      <style:text-properties fo:color="#FF4000" fo:language="en" fo:country="US"/>
    </style:style>
    <style:style style:name="P201" style:parent-style-name="Standard" style:list-style-name="LFO147" style:family="paragraph">
      <style:text-properties fo:color="#FF4000" fo:language="en" fo:country="US"/>
    </style:style>
    <style:style style:name="P202" style:parent-style-name="Standard" style:list-style-name="LFO147" style:family="paragraph">
      <style:text-properties fo:color="#2A6099" fo:language="en" fo:country="US"/>
    </style:style>
    <style:style style:name="P203" style:parent-style-name="Standard" style:list-style-name="LFO147" style:family="paragraph">
      <style:text-properties fo:color="#2A6099" fo:language="en" fo:country="US"/>
    </style:style>
    <style:style style:name="T204" style:parent-style-name="Fonteparág.padrão" style:family="text">
      <style:text-properties fo:language="en" fo:country="US"/>
    </style:style>
    <style:style style:name="T205" style:parent-style-name="Fonteparág.padrão" style:family="text">
      <style:text-properties fo:font-style="italic" style:font-style-asian="italic" style:font-style-complex="italic" fo:language="en" fo:country="US"/>
    </style:style>
    <style:style style:name="T206" style:parent-style-name="Fonteparág.padrão" style:family="text">
      <style:text-properties fo:language="en" fo:country="US"/>
    </style:style>
    <style:style style:name="T207" style:parent-style-name="Fonteparág.padrão" style:family="text">
      <style:text-properties fo:font-style="italic" style:font-style-asian="italic" style:font-style-complex="italic" fo:language="en" fo:country="US"/>
    </style:style>
    <style:style style:name="T208" style:parent-style-name="Fonteparág.padrão" style:family="text">
      <style:text-properties fo:language="en" fo:country="US"/>
    </style:style>
    <style:style style:name="T209" style:parent-style-name="Fonteparág.padrão" style:family="text">
      <style:text-properties fo:font-style="italic" style:font-style-asian="italic" style:font-style-complex="italic" fo:language="en" fo:country="US"/>
    </style:style>
    <style:style style:name="T210" style:parent-style-name="Fonteparág.padrão" style:family="text">
      <style:text-properties fo:language="en" fo:country="US"/>
    </style:style>
    <style:style style:name="P211" style:parent-style-name="Standard" style:family="paragraph">
      <style:text-properties fo:language="en" fo:country="US"/>
    </style:style>
    <style:style style:name="P212" style:parent-style-name="Standard" style:family="paragraph">
      <style:text-properties fo:language="en" fo:country="US"/>
    </style:style>
    <style:style style:name="P213" style:parent-style-name="Standard" style:family="paragraph">
      <style:text-properties fo:language="en" fo:country="US"/>
    </style:style>
    <style:style style:name="P214" style:parent-style-name="Título1" style:family="paragraph">
      <style:paragraph-properties fo:break-before="page"/>
      <style:text-properties fo:language="en" fo:country="US"/>
    </style:style>
    <style:style style:name="T215" style:parent-style-name="Fonteparág.padrão" style:family="text">
      <style:text-properties fo:language="en" fo:country="US"/>
    </style:style>
    <style:style style:name="T216" style:parent-style-name="Fonteparág.padrão" style:family="text">
      <style:text-properties fo:font-style="italic" style:font-style-asian="italic" style:font-style-complex="italic" fo:language="en" fo:country="US"/>
    </style:style>
    <style:style style:name="T217" style:parent-style-name="Fonteparág.padrão" style:family="text">
      <style:text-properties fo:language="en" fo:country="US"/>
    </style:style>
    <style:style style:name="T218" style:parent-style-name="Fonteparág.padrão" style:family="text">
      <style:text-properties fo:font-style="italic" style:font-style-asian="italic" style:font-style-complex="italic" fo:language="en" fo:country="US"/>
    </style:style>
    <style:style style:name="T219" style:parent-style-name="Fonteparág.padrão" style:family="text">
      <style:text-properties fo:language="en" fo:country="US"/>
    </style:style>
    <style:style style:name="P220" style:parent-style-name="Codigo" style:family="paragraph">
      <style:text-properties fo:language="pt" fo:country="BR"/>
    </style:style>
    <style:style style:name="P221" style:parent-style-name="Codigo" style:family="paragraph">
      <style:text-properties fo:language="pt" fo:country="BR"/>
    </style:style>
    <style:style style:name="P222" style:parent-style-name="Codigo" style:family="paragraph">
      <style:text-properties fo:language="pt" fo:country="BR"/>
    </style:style>
    <style:style style:name="P223" style:parent-style-name="Codigo" style:family="paragraph">
      <style:text-properties fo:language="pt" fo:country="BR"/>
    </style:style>
    <style:style style:name="P224" style:parent-style-name="Codigo" style:family="paragraph">
      <style:text-properties fo:language="pt" fo:country="BR"/>
    </style:style>
    <style:style style:name="T225" style:parent-style-name="Fonteparág.padrão" style:family="text">
      <style:text-properties fo:language="pt" fo:country="BR"/>
    </style:style>
    <style:style style:name="P226" style:parent-style-name="Standard" style:family="paragraph">
      <style:text-properties fo:language="en" fo:country="US"/>
    </style:style>
    <style:style style:name="P227" style:parent-style-name="Título3" style:family="paragraph">
      <style:text-properties fo:language="en" fo:country="US"/>
    </style:style>
    <style:style style:name="P228" style:parent-style-name="Standard" style:family="paragraph">
      <style:text-properties fo:language="en" fo:country="US"/>
    </style:style>
    <style:style style:name="P229" style:parent-style-name="Título3" style:family="paragraph">
      <style:text-properties fo:language="en" fo:country="US"/>
    </style:style>
    <style:style style:name="P230" style:parent-style-name="Standard" style:family="paragraph">
      <style:text-properties fo:language="en" fo:country="US"/>
    </style:style>
    <style:style style:name="P231" style:parent-style-name="Título3" style:family="paragraph">
      <style:text-properties fo:language="en" fo:country="US"/>
    </style:style>
    <style:style style:name="P232" style:parent-style-name="Standard" style:family="paragraph">
      <style:text-properties fo:language="en" fo:country="US"/>
    </style:style>
    <style:style style:name="P233" style:parent-style-name="Título3" style:family="paragraph">
      <style:text-properties fo:language="en" fo:country="US"/>
    </style:style>
    <style:style style:name="P234" style:parent-style-name="Standard" style:family="paragraph">
      <style:text-properties fo:language="en" fo:country="US"/>
    </style:style>
    <style:style style:name="P235" style:parent-style-name="Título3" style:family="paragraph">
      <style:text-properties fo:language="en" fo:country="US"/>
    </style:style>
    <style:style style:name="P236" style:parent-style-name="Standard" style:family="paragraph">
      <style:text-properties fo:language="en" fo:country="US"/>
    </style:style>
    <style:style style:name="P237" style:parent-style-name="Título3" style:family="paragraph">
      <style:text-properties fo:language="en" fo:country="US"/>
    </style:style>
    <style:style style:name="P238" style:parent-style-name="Standard" style:family="paragraph">
      <style:text-properties fo:language="en" fo:country="US"/>
    </style:style>
    <style:style style:name="P239" style:parent-style-name="Título3" style:family="paragraph">
      <style:text-properties fo:language="en" fo:country="US"/>
    </style:style>
    <style:style style:name="P240" style:parent-style-name="Standard" style:family="paragraph">
      <style:text-properties fo:language="en" fo:country="US"/>
    </style:style>
    <style:style style:name="P241" style:parent-style-name="Título3" style:family="paragraph">
      <style:text-properties fo:language="en" fo:country="US"/>
    </style:style>
    <style:style style:name="P242" style:parent-style-name="Standard" style:family="paragraph">
      <style:text-properties fo:language="en" fo:country="US"/>
    </style:style>
    <style:style style:name="P243" style:parent-style-name="Título3" style:family="paragraph">
      <style:text-properties fo:language="en" fo:country="US"/>
    </style:style>
    <style:style style:name="T244" style:parent-style-name="Fonteparág.padrão" style:family="text">
      <style:text-properties fo:language="en" fo:country="US"/>
    </style:style>
    <style:style style:name="T245" style:parent-style-name="Fonteparág.padrão" style:family="text">
      <style:text-properties fo:font-style="italic" style:font-style-asian="italic" style:font-style-complex="italic" fo:language="en" fo:country="US"/>
    </style:style>
    <style:style style:name="T246" style:parent-style-name="Fonteparág.padrão" style:family="text">
      <style:text-properties fo:language="en" fo:country="US"/>
    </style:style>
    <style:style style:name="P247" style:parent-style-name="Título3" style:family="paragraph">
      <style:text-properties fo:language="en" fo:country="US"/>
    </style:style>
    <style:style style:name="T248" style:parent-style-name="Fonteparág.padrão" style:family="text">
      <style:text-properties fo:language="en" fo:country="US"/>
    </style:style>
    <style:style style:name="T249" style:parent-style-name="Fonteparág.padrão" style:family="text">
      <style:text-properties fo:font-style="italic" style:font-style-asian="italic" style:font-style-complex="italic" fo:language="en" fo:country="US"/>
    </style:style>
    <style:style style:name="T250" style:parent-style-name="Fonteparág.padrão" style:family="text">
      <style:text-properties fo:language="en" fo:country="US"/>
    </style:style>
    <style:style style:name="P251" style:parent-style-name="Título3" style:family="paragraph">
      <style:text-properties fo:language="en" fo:country="US"/>
    </style:style>
    <style:style style:name="P252" style:parent-style-name="Standard" style:family="paragraph">
      <style:text-properties fo:language="en" fo:country="US"/>
    </style:style>
    <style:style style:name="P253" style:parent-style-name="Título3" style:family="paragraph">
      <style:text-properties fo:language="en" fo:country="US"/>
    </style:style>
    <style:style style:name="T254" style:parent-style-name="Fonteparág.padrão" style:family="text">
      <style:text-properties fo:language="en" fo:country="US"/>
    </style:style>
    <style:style style:name="T255" style:parent-style-name="Fonteparág.padrão" style:family="text">
      <style:text-properties fo:font-style="italic" style:font-style-asian="italic" style:font-style-complex="italic" fo:language="en" fo:country="US"/>
    </style:style>
    <style:style style:name="T256" style:parent-style-name="Fonteparág.padrão" style:family="text">
      <style:text-properties fo:language="en" fo:country="US"/>
    </style:style>
    <style:style style:name="T257" style:parent-style-name="Fonteparág.padrão" style:family="text">
      <style:text-properties fo:font-style="italic" style:font-style-asian="italic" style:font-style-complex="italic" fo:language="en" fo:country="US"/>
    </style:style>
    <style:style style:name="T258" style:parent-style-name="Fonteparág.padrão" style:family="text">
      <style:text-properties fo:language="en" fo:country="US"/>
    </style:style>
    <style:style style:name="P259" style:parent-style-name="Título3" style:family="paragraph">
      <style:text-properties fo:language="en" fo:country="US"/>
    </style:style>
    <style:style style:name="P260" style:parent-style-name="Standard" style:family="paragraph">
      <style:text-properties fo:language="en" fo:country="US"/>
    </style:style>
    <style:style style:name="P261" style:parent-style-name="Título3" style:family="paragraph">
      <style:text-properties fo:language="en" fo:country="US"/>
    </style:style>
    <style:style style:name="T262" style:parent-style-name="Fonteparág.padrão" style:family="text">
      <style:text-properties fo:language="en" fo:country="US"/>
    </style:style>
    <style:style style:name="P263" style:parent-style-name="Standard" style:list-style-name="LFO148" style:family="paragraph">
      <style:text-properties fo:language="en" fo:country="US"/>
    </style:style>
    <style:style style:name="P264" style:parent-style-name="Standard" style:list-style-name="LFO148" style:family="paragraph">
      <style:text-properties fo:language="en" fo:country="US"/>
    </style:style>
    <style:style style:name="P265" style:parent-style-name="Standard" style:list-style-name="LFO148" style:family="paragraph"/>
    <style:style style:name="T266" style:parent-style-name="Fonteparág.padrão" style:family="text">
      <style:text-properties fo:language="en" fo:country="US"/>
    </style:style>
    <style:style style:name="T267" style:parent-style-name="Fonteparág.padrão" style:family="text">
      <style:text-properties fo:font-style="italic" style:font-style-asian="italic" style:font-style-complex="italic" fo:language="en" fo:country="US"/>
    </style:style>
    <style:style style:name="T268" style:parent-style-name="Fonteparág.padrão" style:family="text">
      <style:text-properties fo:language="en" fo:country="US"/>
    </style:style>
    <style:style style:name="T269" style:parent-style-name="Fonteparág.padrão" style:family="text">
      <style:text-properties fo:font-style="italic" style:font-style-asian="italic" style:font-style-complex="italic" fo:language="en" fo:country="US"/>
    </style:style>
    <style:style style:name="T270" style:parent-style-name="Fonteparág.padrão" style:family="text">
      <style:text-properties fo:language="en" fo:country="US"/>
    </style:style>
    <style:style style:name="T271" style:parent-style-name="Fonteparág.padrão" style:family="text">
      <style:text-properties fo:font-style="italic" style:font-style-asian="italic" style:font-style-complex="italic" fo:language="en" fo:country="US"/>
    </style:style>
    <style:style style:name="T272" style:parent-style-name="Fonteparág.padrão" style:family="text">
      <style:text-properties fo:language="en" fo:country="US"/>
    </style:style>
    <style:style style:name="P273" style:parent-style-name="Standard" style:list-style-name="LFO148" style:family="paragraph">
      <style:text-properties fo:language="en" fo:country="US"/>
    </style:style>
    <style:style style:name="P274" style:parent-style-name="Título3" style:family="paragraph">
      <style:text-properties fo:language="en" fo:country="US"/>
    </style:style>
    <style:style style:name="P275" style:parent-style-name="Standard" style:family="paragraph">
      <style:text-properties fo:language="en" fo:country="US"/>
    </style:style>
    <style:style style:name="P276" style:parent-style-name="Título3" style:family="paragraph">
      <style:text-properties fo:language="en" fo:country="US"/>
    </style:style>
    <style:style style:name="T277" style:parent-style-name="Fonteparág.padrão" style:family="text">
      <style:text-properties fo:language="en" fo:country="US"/>
    </style:style>
    <style:style style:name="T278" style:parent-style-name="Fonteparág.padrão" style:family="text">
      <style:text-properties fo:font-style="italic" style:font-style-asian="italic" style:font-style-complex="italic" fo:language="en" fo:country="US"/>
    </style:style>
    <style:style style:name="T279" style:parent-style-name="Fonteparág.padrão" style:family="text">
      <style:text-properties fo:language="en" fo:country="US"/>
    </style:style>
    <style:style style:name="T280" style:parent-style-name="Fonteparág.padrão" style:family="text">
      <style:text-properties fo:font-style="italic" style:font-style-asian="italic" style:font-style-complex="italic" fo:language="en" fo:country="US"/>
    </style:style>
    <style:style style:name="T281" style:parent-style-name="Fonteparág.padrão" style:family="text">
      <style:text-properties fo:language="en" fo:country="US"/>
    </style:style>
    <style:style style:name="P282" style:parent-style-name="Título3" style:family="paragraph">
      <style:text-properties fo:language="en" fo:country="US"/>
    </style:style>
    <style:style style:name="T283" style:parent-style-name="Fonteparág.padrão" style:family="text">
      <style:text-properties fo:language="en" fo:country="US"/>
    </style:style>
    <style:style style:name="T284" style:parent-style-name="Fonteparág.padrão" style:family="text">
      <style:text-properties fo:language="en" fo:country="US"/>
    </style:style>
    <style:style style:name="P285" style:parent-style-name="Título3" style:family="paragraph">
      <style:text-properties fo:language="en" fo:country="US"/>
    </style:style>
    <style:style style:name="T286" style:parent-style-name="Fonteparág.padrão" style:family="text">
      <style:text-properties fo:language="en" fo:country="US"/>
    </style:style>
    <style:style style:name="T287" style:parent-style-name="Fonteparág.padrão" style:family="text">
      <style:text-properties fo:font-style="italic" style:font-style-asian="italic" style:font-style-complex="italic" fo:language="en" fo:country="US"/>
    </style:style>
    <style:style style:name="T288" style:parent-style-name="Fonteparág.padrão" style:family="text">
      <style:text-properties fo:language="en" fo:country="US"/>
    </style:style>
    <style:style style:name="T289" style:parent-style-name="Fonteparág.padrão" style:family="text">
      <style:text-properties fo:font-style="italic" style:font-style-asian="italic" style:font-style-complex="italic" fo:language="en" fo:country="US"/>
    </style:style>
    <style:style style:name="T290" style:parent-style-name="Fonteparág.padrão" style:family="text">
      <style:text-properties fo:language="en" fo:country="US"/>
    </style:style>
    <style:style style:name="T291" style:parent-style-name="Fonteparág.padrão" style:family="text">
      <style:text-properties fo:font-style="italic" style:font-style-asian="italic" style:font-style-complex="italic" fo:language="en" fo:country="US"/>
    </style:style>
    <style:style style:name="T292" style:parent-style-name="Fonteparág.padrão" style:family="text">
      <style:text-properties fo:language="en" fo:country="US"/>
    </style:style>
    <style:style style:name="P293" style:parent-style-name="Título3" style:family="paragraph">
      <style:text-properties fo:language="en" fo:country="US"/>
    </style:style>
    <style:style style:name="P294" style:parent-style-name="Standard" style:family="paragraph">
      <style:text-properties fo:language="en" fo:country="US"/>
    </style:style>
    <style:style style:name="P295" style:parent-style-name="Título3" style:family="paragraph">
      <style:text-properties fo:language="en" fo:country="US"/>
    </style:style>
    <style:style style:name="T296" style:parent-style-name="Fonteparág.padrão" style:family="text">
      <style:text-properties fo:language="en" fo:country="US"/>
    </style:style>
    <style:style style:name="T297" style:parent-style-name="Fonteparág.padrão" style:family="text">
      <style:text-properties fo:font-style="italic" style:font-style-asian="italic" style:font-style-complex="italic" fo:language="en" fo:country="US"/>
    </style:style>
    <style:style style:name="T298" style:parent-style-name="Fonteparág.padrão" style:family="text">
      <style:text-properties fo:language="en" fo:country="US"/>
    </style:style>
    <style:style style:name="T299" style:parent-style-name="Fonteparág.padrão" style:family="text">
      <style:text-properties fo:font-style="italic" style:font-style-asian="italic" style:font-style-complex="italic" fo:language="en" fo:country="US"/>
    </style:style>
    <style:style style:name="T300" style:parent-style-name="Fonteparág.padrão" style:family="text">
      <style:text-properties fo:language="en" fo:country="US"/>
    </style:style>
    <style:style style:name="P301" style:parent-style-name="Título3" style:family="paragraph">
      <style:text-properties fo:language="en" fo:country="US"/>
    </style:style>
    <style:style style:name="P302" style:parent-style-name="Standard" style:family="paragraph">
      <style:text-properties fo:language="en" fo:country="US"/>
    </style:style>
    <style:style style:name="P303" style:parent-style-name="Título3" style:family="paragraph">
      <style:text-properties fo:language="en" fo:country="US"/>
    </style:style>
    <style:style style:name="P304" style:parent-style-name="Standard" style:family="paragraph">
      <style:text-properties fo:language="en" fo:country="US"/>
    </style:style>
    <style:style style:name="P305" style:parent-style-name="Título3" style:family="paragraph">
      <style:text-properties fo:language="en" fo:country="US"/>
    </style:style>
    <style:style style:name="P306" style:parent-style-name="Standard" style:family="paragraph">
      <style:text-properties fo:language="en" fo:country="US"/>
    </style:style>
    <style:style style:name="P307" style:parent-style-name="Título3" style:family="paragraph">
      <style:text-properties fo:language="en" fo:country="US"/>
    </style:style>
    <style:style style:name="P308" style:parent-style-name="Standard" style:family="paragraph">
      <style:text-properties fo:language="en" fo:country="US"/>
    </style:style>
    <style:style style:name="P309" style:parent-style-name="Título3" style:family="paragraph">
      <style:text-properties fo:language="en" fo:country="US"/>
    </style:style>
    <style:style style:name="P310" style:parent-style-name="Standard" style:family="paragraph">
      <style:text-properties fo:language="en" fo:country="US"/>
    </style:style>
    <style:style style:name="P311" style:parent-style-name="Título3" style:family="paragraph">
      <style:text-properties fo:language="en" fo:country="US"/>
    </style:style>
    <style:style style:name="P312" style:parent-style-name="Standard" style:family="paragraph">
      <style:text-properties fo:language="en" fo:country="US"/>
    </style:style>
    <style:style style:name="P313" style:parent-style-name="Título3" style:family="paragraph">
      <style:text-properties fo:language="en" fo:country="US"/>
    </style:style>
    <style:style style:name="T314" style:parent-style-name="Fonteparág.padrão" style:family="text">
      <style:text-properties fo:language="en" fo:country="US"/>
    </style:style>
    <style:style style:name="T315" style:parent-style-name="Fonteparág.padrão" style:family="text">
      <style:text-properties fo:font-style="italic" style:font-style-asian="italic" style:font-style-complex="italic" fo:language="en" fo:country="US"/>
    </style:style>
    <style:style style:name="T316" style:parent-style-name="Fonteparág.padrão" style:family="text">
      <style:text-properties fo:language="en" fo:country="US"/>
    </style:style>
    <style:style style:name="T317" style:parent-style-name="Fonteparág.padrão" style:family="text">
      <style:text-properties fo:font-style="italic" style:font-style-asian="italic" style:font-style-complex="italic" fo:language="en" fo:country="US"/>
    </style:style>
    <style:style style:name="T318" style:parent-style-name="Fonteparág.padrão" style:family="text">
      <style:text-properties fo:language="en" fo:country="US"/>
    </style:style>
    <style:style style:name="P319" style:parent-style-name="Standard" style:family="paragraph">
      <style:text-properties fo:language="en" fo:country="US"/>
    </style:style>
    <style:style style:name="P320" style:parent-style-name="Título1" style:family="paragraph">
      <style:paragraph-properties fo:break-before="page"/>
      <style:text-properties fo:language="en" fo:country="US"/>
    </style:style>
    <style:style style:name="T321" style:parent-style-name="Fonteparág.padrão" style:family="text">
      <style:text-properties fo:language="en" fo:country="US"/>
    </style:style>
    <style:style style:name="T322" style:parent-style-name="Fonteparág.padrão" style:family="text">
      <style:text-properties fo:font-style="italic" style:font-style-asian="italic" style:font-style-complex="italic" fo:language="en" fo:country="US"/>
    </style:style>
    <style:style style:name="T323" style:parent-style-name="Fonteparág.padrão" style:family="text">
      <style:text-properties fo:language="en" fo:country="US"/>
    </style:style>
    <style:style style:name="T324" style:parent-style-name="Fonteparág.padrão" style:family="text">
      <style:text-properties fo:font-style="italic" style:font-style-asian="italic" style:font-style-complex="italic" fo:language="en" fo:country="US"/>
    </style:style>
    <style:style style:name="T325" style:parent-style-name="Fonteparág.padrão" style:family="text">
      <style:text-properties fo:language="en" fo:country="US"/>
    </style:style>
    <style:style style:name="P326" style:parent-style-name="Standard" style:family="paragraph">
      <style:text-properties fo:language="en" fo:country="US"/>
    </style:style>
    <style:style style:name="P327" style:parent-style-name="Standard" style:family="paragraph">
      <style:text-properties fo:language="en" fo:country="US"/>
    </style:style>
    <style:style style:name="P328" style:parent-style-name="Título1" style:family="paragraph">
      <style:paragraph-properties fo:break-before="page"/>
      <style:text-properties fo:language="en" fo:country="US"/>
    </style:style>
    <style:style style:name="T329" style:parent-style-name="Fonteparág.padrão" style:family="text">
      <style:text-properties fo:language="en" fo:country="US"/>
    </style:style>
    <style:style style:name="T330" style:parent-style-name="Fonteparág.padrão" style:family="text">
      <style:text-properties fo:font-style="italic" style:font-style-asian="italic" style:font-style-complex="italic" fo:language="en" fo:country="US"/>
    </style:style>
    <style:style style:name="T331" style:parent-style-name="Fonteparág.padrão" style:family="text">
      <style:text-properties fo:language="en" fo:country="US"/>
    </style:style>
    <style:style style:name="P332" style:parent-style-name="Título3" style:family="paragraph">
      <style:text-properties fo:language="en" fo:country="US"/>
    </style:style>
    <style:style style:name="P333" style:parent-style-name="Standard" style:family="paragraph">
      <style:text-properties fo:language="en" fo:country="US"/>
    </style:style>
    <style:style style:name="P334" style:parent-style-name="Título3" style:family="paragraph">
      <style:text-properties fo:language="en" fo:country="US"/>
    </style:style>
    <style:style style:name="P335" style:parent-style-name="Standard" style:family="paragraph">
      <style:text-properties fo:language="en" fo:country="US"/>
    </style:style>
    <style:style style:name="P336" style:parent-style-name="Título3" style:family="paragraph">
      <style:text-properties fo:language="en" fo:country="US"/>
    </style:style>
    <style:style style:name="P337" style:parent-style-name="Standard" style:family="paragraph">
      <style:text-properties fo:language="en" fo:country="US"/>
    </style:style>
    <style:style style:name="P338" style:parent-style-name="Título3" style:family="paragraph">
      <style:text-properties fo:language="en" fo:country="US"/>
    </style:style>
    <style:style style:name="P339" style:parent-style-name="Standard" style:family="paragraph">
      <style:text-properties fo:language="en" fo:country="US"/>
    </style:style>
    <style:style style:name="P340" style:parent-style-name="Título3" style:family="paragraph">
      <style:text-properties fo:language="en" fo:country="US"/>
    </style:style>
    <style:style style:name="P341" style:parent-style-name="Standard" style:family="paragraph">
      <style:text-properties fo:language="en" fo:country="US"/>
    </style:style>
    <style:style style:name="P342" style:parent-style-name="Título3" style:family="paragraph">
      <style:text-properties fo:language="en" fo:country="US"/>
    </style:style>
    <style:style style:name="P343" style:parent-style-name="Standard" style:family="paragraph">
      <style:text-properties fo:language="en" fo:country="US"/>
    </style:style>
    <style:style style:name="P344" style:parent-style-name="Standard" style:family="paragraph">
      <style:text-properties fo:language="en" fo:country="US"/>
    </style:style>
    <style:style style:name="P345" style:parent-style-name="Standard" style:family="paragraph">
      <style:text-properties fo:language="en" fo:country="US"/>
    </style:style>
    <style:style style:name="P346" style:parent-style-name="Título1" style:family="paragraph">
      <style:paragraph-properties fo:break-before="page"/>
      <style:text-properties fo:language="en" fo:country="US"/>
    </style:style>
    <style:style style:name="T347" style:parent-style-name="Fonteparág.padrão" style:family="text">
      <style:text-properties fo:language="en" fo:country="US"/>
    </style:style>
    <style:style style:name="T348" style:parent-style-name="Fonteparág.padrão" style:family="text">
      <style:text-properties fo:font-style="italic" style:font-style-asian="italic" style:font-style-complex="italic" fo:language="en" fo:country="US"/>
    </style:style>
    <style:style style:name="T349" style:parent-style-name="Fonteparág.padrão" style:family="text">
      <style:text-properties fo:language="en" fo:country="US"/>
    </style:style>
    <style:style style:name="T350" style:parent-style-name="Fonteparág.padrão" style:family="text">
      <style:text-properties fo:font-style="italic" style:font-style-asian="italic" style:font-style-complex="italic" fo:language="en" fo:country="US"/>
    </style:style>
    <style:style style:name="T351" style:parent-style-name="Fonteparág.padrão" style:family="text">
      <style:text-properties fo:language="en" fo:country="US"/>
    </style:style>
    <style:style style:name="T352" style:parent-style-name="Fonteparág.padrão" style:family="text">
      <style:text-properties fo:font-style="italic" style:font-style-asian="italic" style:font-style-complex="italic" fo:language="en" fo:country="US"/>
    </style:style>
    <style:style style:name="T353" style:parent-style-name="Fonteparág.padrão" style:family="text">
      <style:text-properties fo:language="en" fo:country="US"/>
    </style:style>
    <style:style style:name="T354" style:parent-style-name="Fonteparág.padrão" style:family="text">
      <style:text-properties fo:language="en" fo:country="US"/>
    </style:style>
    <style:style style:name="T355" style:parent-style-name="Fonteparág.padrão" style:family="text">
      <style:text-properties fo:font-style="italic" style:font-style-asian="italic" style:font-style-complex="italic" fo:language="en" fo:country="US"/>
    </style:style>
    <style:style style:name="T356" style:parent-style-name="Fonteparág.padrão" style:family="text">
      <style:text-properties fo:language="en" fo:country="US"/>
    </style:style>
    <style:style style:name="P357" style:parent-style-name="Standard"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P360" style:parent-style-name="Título3" style:family="paragraph">
      <style:text-properties fo:language="en" fo:country="US"/>
    </style:style>
    <style:style style:name="P361" style:parent-style-name="Standard" style:family="paragraph">
      <style:text-properties fo:language="en" fo:country="US"/>
    </style:style>
    <style:style style:name="P362" style:parent-style-name="Título3" style:family="paragraph">
      <style:text-properties fo:language="en" fo:country="US"/>
    </style:style>
    <style:style style:name="P363" style:parent-style-name="Standard" style:family="paragraph">
      <style:text-properties fo:language="en" fo:country="US"/>
    </style:style>
    <style:style style:name="P364" style:parent-style-name="Título3" style:family="paragraph">
      <style:text-properties fo:language="en" fo:country="US"/>
    </style:style>
    <style:style style:name="P365" style:parent-style-name="Standard" style:family="paragraph">
      <style:text-properties fo:language="en" fo:country="US"/>
    </style:style>
    <style:style style:name="P366" style:parent-style-name="Título3" style:family="paragraph">
      <style:text-properties fo:language="en" fo:country="US"/>
    </style:style>
    <style:style style:name="T367" style:parent-style-name="Fonteparág.padrão" style:family="text">
      <style:text-properties fo:language="en" fo:country="US"/>
    </style:style>
    <style:style style:name="T368" style:parent-style-name="Fonteparág.padrão" style:family="text">
      <style:text-properties fo:font-style="italic" style:font-style-asian="italic" style:font-style-complex="italic" fo:language="en" fo:country="US"/>
    </style:style>
    <style:style style:name="T369" style:parent-style-name="Fonteparág.padrão" style:family="text">
      <style:text-properties fo:language="en" fo:country="US"/>
    </style:style>
    <style:style style:name="T370" style:parent-style-name="Fonteparág.padrão" style:family="text">
      <style:text-properties fo:font-style="italic" style:font-style-asian="italic" style:font-style-complex="italic" fo:language="en" fo:country="US"/>
    </style:style>
    <style:style style:name="T371" style:parent-style-name="Fonteparág.padrão" style:family="text">
      <style:text-properties fo:language="en" fo:country="US"/>
    </style:style>
    <style:style style:name="T372" style:parent-style-name="Fonteparág.padrão" style:family="text">
      <style:text-properties fo:font-style="italic" style:font-style-asian="italic" style:font-style-complex="italic" fo:language="en" fo:country="US"/>
    </style:style>
    <style:style style:name="T373" style:parent-style-name="Fonteparág.padrão" style:family="text">
      <style:text-properties fo:language="en" fo:country="US"/>
    </style:style>
    <style:style style:name="T374" style:parent-style-name="Fonteparág.padrão" style:family="text">
      <style:text-properties fo:font-style="italic" style:font-style-asian="italic" style:font-style-complex="italic" fo:language="en" fo:country="US"/>
    </style:style>
    <style:style style:name="T375" style:parent-style-name="Fonteparág.padrão" style:family="text">
      <style:text-properties fo:language="en" fo:country="US"/>
    </style:style>
    <style:style style:name="T376" style:parent-style-name="Fonteparág.padrão" style:family="text">
      <style:text-properties fo:font-style="italic" style:font-style-asian="italic" style:font-style-complex="italic" fo:language="en" fo:country="US"/>
    </style:style>
    <style:style style:name="T377" style:parent-style-name="Fonteparág.padrão" style:family="text">
      <style:text-properties fo:language="en" fo:country="US"/>
    </style:style>
    <style:style style:name="T378" style:parent-style-name="Fonteparág.padrão" style:family="text">
      <style:text-properties fo:font-style="italic" style:font-style-asian="italic" style:font-style-complex="italic" fo:language="en" fo:country="US"/>
    </style:style>
    <style:style style:name="T379" style:parent-style-name="Fonteparág.padrão" style:family="text">
      <style:text-properties fo:language="en" fo:country="US"/>
    </style:style>
    <style:style style:name="P380" style:parent-style-name="Título3" style:family="paragraph">
      <style:text-properties fo:language="en" fo:country="US"/>
    </style:style>
    <style:style style:name="P381" style:parent-style-name="Standard" style:family="paragraph">
      <style:text-properties fo:language="en" fo:country="US"/>
    </style:style>
    <style:style style:name="P382" style:parent-style-name="Título3" style:family="paragraph">
      <style:text-properties fo:language="en" fo:country="US"/>
    </style:style>
    <style:style style:name="P383" style:parent-style-name="Standard" style:family="paragraph">
      <style:text-properties fo:language="en" fo:country="US"/>
    </style:style>
    <style:style style:name="P384" style:parent-style-name="Título2" style:family="paragraph">
      <style:text-properties fo:language="en" fo:country="US"/>
    </style:style>
    <style:style style:name="P385" style:parent-style-name="Standard" style:family="paragraph">
      <style:text-properties fo:language="en" fo:country="US"/>
    </style:style>
    <style:style style:name="P386" style:parent-style-name="Título3" style:family="paragraph">
      <style:text-properties fo:language="en" fo:country="US"/>
    </style:style>
    <style:style style:name="P387" style:parent-style-name="Standard" style:family="paragraph">
      <style:text-properties fo:language="en" fo:country="US"/>
    </style:style>
    <style:style style:name="P388" style:parent-style-name="Título3" style:family="paragraph">
      <style:text-properties fo:language="en" fo:country="US"/>
    </style:style>
    <style:style style:name="P389" style:parent-style-name="Standard" style:family="paragraph">
      <style:text-properties fo:language="en" fo:country="US"/>
    </style:style>
    <style:style style:name="P390" style:parent-style-name="Título3" style:family="paragraph">
      <style:text-properties fo:language="en" fo:country="US"/>
    </style:style>
    <style:style style:name="T391" style:parent-style-name="Fonteparág.padrão" style:family="text">
      <style:text-properties fo:language="en" fo:country="US"/>
    </style:style>
    <style:style style:name="T392" style:parent-style-name="Fonteparág.padrão" style:family="text">
      <style:text-properties fo:font-style="italic" style:font-style-asian="italic" style:font-style-complex="italic" fo:language="en" fo:country="US"/>
    </style:style>
    <style:style style:name="T393" style:parent-style-name="Fonteparág.padrão" style:family="text">
      <style:text-properties fo:language="en" fo:country="US"/>
    </style:style>
    <style:style style:name="T394" style:parent-style-name="Fonteparág.padrão" style:family="text">
      <style:text-properties fo:font-style="italic" style:font-style-asian="italic" style:font-style-complex="italic" fo:language="en" fo:country="US"/>
    </style:style>
    <style:style style:name="T395" style:parent-style-name="Fonteparág.padrão" style:family="text">
      <style:text-properties fo:language="en" fo:country="US"/>
    </style:style>
    <style:style style:name="T396" style:parent-style-name="Fonteparág.padrão" style:family="text">
      <style:text-properties fo:font-style="italic" style:font-style-asian="italic" style:font-style-complex="italic" fo:language="en" fo:country="US"/>
    </style:style>
    <style:style style:name="T397" style:parent-style-name="Fonteparág.padrão" style:family="text">
      <style:text-properties fo:language="en" fo:country="US"/>
    </style:style>
    <style:style style:name="T398" style:parent-style-name="Fonteparág.padrão" style:family="text">
      <style:text-properties fo:font-style="italic" style:font-style-asian="italic" style:font-style-complex="italic" fo:language="en" fo:country="US"/>
    </style:style>
    <style:style style:name="T399" style:parent-style-name="Fonteparág.padrão" style:family="text">
      <style:text-properties fo:language="en" fo:country="US"/>
    </style:style>
    <style:style style:name="T400" style:parent-style-name="Fonteparág.padrão" style:family="text">
      <style:text-properties fo:font-style="italic" style:font-style-asian="italic" style:font-style-complex="italic" fo:language="en" fo:country="US"/>
    </style:style>
    <style:style style:name="T401" style:parent-style-name="Fonteparág.padrão" style:family="text">
      <style:text-properties fo:language="en" fo:country="US"/>
    </style:style>
    <style:style style:name="T402" style:parent-style-name="Fonteparág.padrão" style:family="text">
      <style:text-properties fo:font-style="italic" style:font-style-asian="italic" style:font-style-complex="italic" fo:language="en" fo:country="US"/>
    </style:style>
    <style:style style:name="T403" style:parent-style-name="Fonteparág.padrão" style:family="text">
      <style:text-properties fo:language="en" fo:country="US"/>
    </style:style>
    <style:style style:name="T404" style:parent-style-name="Fonteparág.padrão" style:family="text">
      <style:text-properties fo:font-style="italic" style:font-style-asian="italic" style:font-style-complex="italic" fo:language="en" fo:country="US"/>
    </style:style>
    <style:style style:name="T405" style:parent-style-name="Fonteparág.padrão" style:family="text">
      <style:text-properties fo:language="en" fo:country="US"/>
    </style:style>
    <style:style style:name="P406" style:parent-style-name="Título3" style:family="paragraph">
      <style:text-properties fo:language="en" fo:country="US"/>
    </style:style>
    <style:style style:name="P407" style:parent-style-name="Standard" style:family="paragraph">
      <style:text-properties fo:language="en" fo:country="US"/>
    </style:style>
    <style:style style:name="P408" style:parent-style-name="Título3" style:family="paragraph">
      <style:text-properties fo:language="en" fo:country="US"/>
    </style:style>
    <style:style style:name="T409" style:parent-style-name="Fonteparág.padrão" style:family="text">
      <style:text-properties fo:language="en" fo:country="US"/>
    </style:style>
    <style:style style:name="T410" style:parent-style-name="Fonteparág.padrão" style:family="text">
      <style:text-properties fo:font-style="italic" style:font-style-asian="italic" style:font-style-complex="italic" fo:language="en" fo:country="US"/>
    </style:style>
    <style:style style:name="T411" style:parent-style-name="Fonteparág.padrão" style:family="text">
      <style:text-properties fo:language="en" fo:country="US"/>
    </style:style>
    <style:style style:name="T412" style:parent-style-name="Fonteparág.padrão" style:family="text">
      <style:text-properties fo:font-style="italic" style:font-style-asian="italic" style:font-style-complex="italic" fo:language="en" fo:country="US"/>
    </style:style>
    <style:style style:name="T413" style:parent-style-name="Fonteparág.padrão" style:family="text">
      <style:text-properties fo:language="en" fo:country="US"/>
    </style:style>
    <style:style style:name="T414" style:parent-style-name="Fonteparág.padrão" style:family="text">
      <style:text-properties fo:font-style="italic" style:font-style-asian="italic" style:font-style-complex="italic" fo:language="en" fo:country="US"/>
    </style:style>
    <style:style style:name="T415" style:parent-style-name="Fonteparág.padrão" style:family="text">
      <style:text-properties fo:language="en" fo:country="US"/>
    </style:style>
    <style:style style:name="T416" style:parent-style-name="Fonteparág.padrão" style:family="text">
      <style:text-properties fo:font-style="italic" style:font-style-asian="italic" style:font-style-complex="italic" fo:language="en" fo:country="US"/>
    </style:style>
    <style:style style:name="T417" style:parent-style-name="Fonteparág.padrão" style:family="text">
      <style:text-properties fo:language="en" fo:country="US"/>
    </style:style>
    <style:style style:name="P418" style:parent-style-name="Título3" style:family="paragraph">
      <style:text-properties fo:language="en" fo:country="US"/>
    </style:style>
    <style:style style:name="P419" style:parent-style-name="Standard" style:family="paragraph">
      <style:text-properties fo:language="en" fo:country="US"/>
    </style:style>
    <style:style style:name="P420" style:parent-style-name="Título3" style:family="paragraph">
      <style:text-properties fo:language="en" fo:country="US"/>
    </style:style>
    <style:style style:name="P421" style:parent-style-name="Standard" style:family="paragraph">
      <style:text-properties fo:language="en" fo:country="US"/>
    </style:style>
    <style:style style:name="P422" style:parent-style-name="Título3" style:family="paragraph">
      <style:text-properties fo:language="en" fo:country="US"/>
    </style:style>
    <style:style style:name="P423" style:parent-style-name="Standard" style:family="paragraph">
      <style:text-properties fo:language="en" fo:country="US"/>
    </style:style>
    <style:style style:name="P424" style:parent-style-name="Standard" style:family="paragraph">
      <style:text-properties fo:language="en" fo:country="US"/>
    </style:style>
    <style:style style:name="P425" style:parent-style-name="Standard" style:list-style-name="LFO149" style:family="paragraph"/>
    <style:style style:name="T426" style:parent-style-name="Fonteparág.padrão" style:family="text">
      <style:text-properties fo:language="en" fo:country="US"/>
    </style:style>
    <style:style style:name="T427" style:parent-style-name="Fonteparág.padrão" style:family="text">
      <style:text-properties fo:font-style="italic" style:font-style-asian="italic" style:font-style-complex="italic" fo:language="en" fo:country="US"/>
    </style:style>
    <style:style style:name="T428" style:parent-style-name="Fonteparág.padrão" style:family="text">
      <style:text-properties fo:language="en" fo:country="US"/>
    </style:style>
    <style:style style:name="T429" style:parent-style-name="Fonteparág.padrão" style:family="text">
      <style:text-properties fo:font-style="italic" style:font-style-asian="italic" style:font-style-complex="italic" fo:language="en" fo:country="US"/>
    </style:style>
    <style:style style:name="T430" style:parent-style-name="Fonteparág.padrão" style:family="text">
      <style:text-properties fo:language="en" fo:country="US"/>
    </style:style>
    <style:style style:name="T431" style:parent-style-name="Fonteparág.padrão" style:family="text">
      <style:text-properties fo:font-style="italic" style:font-style-asian="italic" style:font-style-complex="italic" fo:language="en" fo:country="US"/>
    </style:style>
    <style:style style:name="T432" style:parent-style-name="Fonteparág.padrão" style:family="text">
      <style:text-properties fo:language="en" fo:country="US"/>
    </style:style>
    <style:style style:name="T433" style:parent-style-name="Fonteparág.padrão" style:family="text">
      <style:text-properties fo:font-style="italic" style:font-style-asian="italic" style:font-style-complex="italic" fo:language="en" fo:country="US"/>
    </style:style>
    <style:style style:name="T434" style:parent-style-name="Fonteparág.padrão" style:family="text">
      <style:text-properties fo:language="en" fo:country="US"/>
    </style:style>
    <style:style style:name="T435" style:parent-style-name="Fonteparág.padrão" style:family="text">
      <style:text-properties fo:font-style="italic" style:font-style-asian="italic" style:font-style-complex="italic" fo:language="en" fo:country="US"/>
    </style:style>
    <style:style style:name="T436" style:parent-style-name="Fonteparág.padrão" style:family="text">
      <style:text-properties fo:language="en" fo:country="US"/>
    </style:style>
    <style:style style:name="T437" style:parent-style-name="Fonteparág.padrão" style:family="text">
      <style:text-properties fo:font-style="italic" style:font-style-asian="italic" style:font-style-complex="italic" fo:language="en" fo:country="US"/>
    </style:style>
    <style:style style:name="T438" style:parent-style-name="Fonteparág.padrão" style:family="text">
      <style:text-properties fo:language="en" fo:country="US"/>
    </style:style>
    <style:style style:name="T439" style:parent-style-name="Fonteparág.padrão" style:family="text">
      <style:text-properties fo:font-style="italic" style:font-style-asian="italic" style:font-style-complex="italic" fo:language="en" fo:country="US"/>
    </style:style>
    <style:style style:name="T440" style:parent-style-name="Fonteparág.padrão" style:family="text">
      <style:text-properties fo:language="en" fo:country="US"/>
    </style:style>
    <style:style style:name="T441" style:parent-style-name="Fonteparág.padrão" style:family="text">
      <style:text-properties fo:font-style="italic" style:font-style-asian="italic" style:font-style-complex="italic" fo:language="en" fo:country="US"/>
    </style:style>
    <style:style style:name="T442" style:parent-style-name="Fonteparág.padrão" style:family="text">
      <style:text-properties fo:language="en" fo:country="US"/>
    </style:style>
    <style:style style:name="T443" style:parent-style-name="Fonteparág.padrão" style:family="text">
      <style:text-properties fo:font-style="italic" style:font-style-asian="italic" style:font-style-complex="italic" fo:language="en" fo:country="US"/>
    </style:style>
    <style:style style:name="T444" style:parent-style-name="Fonteparág.padrão" style:family="text">
      <style:text-properties fo:language="en" fo:country="US"/>
    </style:style>
    <style:style style:name="T445" style:parent-style-name="Fonteparág.padrão" style:family="text">
      <style:text-properties fo:font-style="italic" style:font-style-asian="italic" style:font-style-complex="italic" fo:language="en" fo:country="US"/>
    </style:style>
    <style:style style:name="T446" style:parent-style-name="Fonteparág.padrão" style:family="text">
      <style:text-properties fo:language="en" fo:country="US"/>
    </style:style>
    <style:style style:name="T447" style:parent-style-name="Fonteparág.padrão" style:family="text">
      <style:text-properties fo:font-style="italic" style:font-style-asian="italic" style:font-style-complex="italic" fo:language="en" fo:country="US"/>
    </style:style>
    <style:style style:name="P448" style:parent-style-name="Standard" style:list-style-name="LFO149" style:family="paragraph">
      <style:text-properties fo:language="en" fo:country="US"/>
    </style:style>
    <style:style style:name="P449" style:parent-style-name="Standard" style:list-style-name="LFO149" style:family="paragraph">
      <style:text-properties fo:language="en" fo:country="US"/>
    </style:style>
    <style:style style:name="P450" style:parent-style-name="Standard" style:list-style-name="LFO149" style:family="paragraph">
      <style:text-properties fo:language="en" fo:country="US"/>
    </style:style>
    <style:style style:name="P451" style:parent-style-name="Standard" style:list-style-name="LFO149" style:family="paragraph">
      <style:text-properties fo:language="en" fo:country="US"/>
    </style:style>
    <style:style style:name="P452" style:parent-style-name="Standard" style:list-style-name="LFO149" style:family="paragraph">
      <style:text-properties fo:language="en" fo:country="US"/>
    </style:style>
    <style:style style:name="P453" style:parent-style-name="Standard" style:list-style-name="LFO149" style:family="paragraph">
      <style:text-properties fo:language="en" fo:country="US"/>
    </style:style>
    <style:style style:name="P454" style:parent-style-name="Standard" style:family="paragraph">
      <style:text-properties fo:language="en" fo:country="US"/>
    </style:style>
    <style:style style:name="P455" style:parent-style-name="Título1" style:family="paragraph">
      <style:paragraph-properties fo:break-before="page"/>
      <style:text-properties fo:language="en" fo:country="US"/>
    </style:style>
    <style:style style:name="P456" style:parent-style-name="Standard" style:family="paragraph">
      <style:text-properties fo:language="en" fo:country="US"/>
    </style:style>
    <style:style style:name="P457" style:parent-style-name="Standard" style:family="paragraph">
      <style:text-properties fo:language="en" fo:country="US"/>
    </style:style>
    <style:style style:name="P458" style:parent-style-name="Standard" style:family="paragraph">
      <style:text-properties fo:language="en" fo:country="US"/>
    </style:style>
    <style:style style:name="P459" style:parent-style-name="Título3" style:family="paragraph">
      <style:text-properties fo:language="en" fo:country="US"/>
    </style:style>
    <style:style style:name="P460" style:parent-style-name="Standard" style:family="paragraph">
      <style:text-properties fo:language="en" fo:country="US"/>
    </style:style>
    <style:style style:name="P461" style:parent-style-name="Título3" style:family="paragraph">
      <style:text-properties fo:language="en" fo:country="US"/>
    </style:style>
    <style:style style:name="P462" style:parent-style-name="Standard" style:family="paragraph">
      <style:text-properties fo:language="en" fo:country="US"/>
    </style:style>
    <style:style style:name="P463" style:parent-style-name="Título3" style:family="paragraph">
      <style:text-properties fo:language="en" fo:country="US"/>
    </style:style>
    <style:style style:name="P464" style:parent-style-name="Standard" style:family="paragraph">
      <style:text-properties fo:language="en" fo:country="US"/>
    </style:style>
    <style:style style:name="P465" style:parent-style-name="Título3" style:family="paragraph">
      <style:text-properties fo:language="en" fo:country="US"/>
    </style:style>
    <style:style style:name="P466" style:parent-style-name="Standard" style:family="paragraph">
      <style:text-properties fo:language="en" fo:country="US"/>
    </style:style>
    <style:style style:name="P467" style:parent-style-name="Título3" style:family="paragraph">
      <style:text-properties fo:language="en" fo:country="US"/>
    </style:style>
    <style:style style:name="P468" style:parent-style-name="Standard" style:family="paragraph">
      <style:text-properties fo:language="en" fo:country="US"/>
    </style:style>
    <style:style style:name="P469" style:parent-style-name="Título3" style:family="paragraph">
      <style:text-properties fo:language="en" fo:country="US"/>
    </style:style>
    <style:style style:name="T470" style:parent-style-name="Fonteparág.padrão" style:family="text">
      <style:text-properties fo:language="en" fo:country="US"/>
    </style:style>
    <style:style style:name="T471" style:parent-style-name="Fonteparág.padrão" style:family="text">
      <style:text-properties fo:font-style="italic" style:font-style-asian="italic" style:font-style-complex="italic" fo:language="en" fo:country="US"/>
    </style:style>
    <style:style style:name="T472" style:parent-style-name="Fonteparág.padrão" style:family="text">
      <style:text-properties fo:language="en" fo:country="US"/>
    </style:style>
    <style:style style:name="T473" style:parent-style-name="Fonteparág.padrão" style:family="text">
      <style:text-properties fo:font-style="italic" style:font-style-asian="italic" style:font-style-complex="italic" fo:language="en" fo:country="US"/>
    </style:style>
    <style:style style:name="T474" style:parent-style-name="Fonteparág.padrão" style:family="text">
      <style:text-properties fo:language="en" fo:country="US"/>
    </style:style>
    <style:style style:name="T475" style:parent-style-name="Fonteparág.padrão" style:family="text">
      <style:text-properties fo:font-style="italic" style:font-style-asian="italic" style:font-style-complex="italic" fo:language="en" fo:country="US"/>
    </style:style>
    <style:style style:name="T476" style:parent-style-name="Fonteparág.padrão" style:family="text">
      <style:text-properties fo:language="en" fo:country="US"/>
    </style:style>
    <style:style style:name="T477" style:parent-style-name="Fonteparág.padrão" style:family="text">
      <style:text-properties fo:font-style="italic" style:font-style-asian="italic" style:font-style-complex="italic" fo:language="en" fo:country="US"/>
    </style:style>
    <style:style style:name="T478" style:parent-style-name="Fonteparág.padrão" style:family="text">
      <style:text-properties fo:language="en" fo:country="US"/>
    </style:style>
    <style:style style:name="T479" style:parent-style-name="Fonteparág.padrão" style:family="text">
      <style:text-properties fo:font-style="italic" style:font-style-asian="italic" style:font-style-complex="italic" fo:language="en" fo:country="US"/>
    </style:style>
    <style:style style:name="T480" style:parent-style-name="Fonteparág.padrão" style:family="text">
      <style:text-properties fo:language="en" fo:country="US"/>
    </style:style>
    <style:style style:name="T481" style:parent-style-name="Fonteparág.padrão" style:family="text">
      <style:text-properties fo:font-style="italic" style:font-style-asian="italic" style:font-style-complex="italic" fo:language="en" fo:country="US"/>
    </style:style>
    <style:style style:name="T482" style:parent-style-name="Fonteparág.padrão" style:family="text">
      <style:text-properties fo:language="en" fo:country="US"/>
    </style:style>
    <style:style style:name="P483" style:parent-style-name="Título3" style:family="paragraph">
      <style:text-properties fo:language="en" fo:country="US"/>
    </style:style>
    <style:style style:name="P484" style:parent-style-name="Standard" style:family="paragraph">
      <style:text-properties fo:language="en" fo:country="US"/>
    </style:style>
    <style:style style:name="P485" style:parent-style-name="Título3" style:family="paragraph">
      <style:text-properties fo:language="en" fo:country="US"/>
    </style:style>
    <style:style style:name="P486" style:parent-style-name="Standard" style:family="paragraph">
      <style:text-properties fo:language="en" fo:country="US"/>
    </style:style>
    <style:style style:name="P487" style:parent-style-name="Título3" style:family="paragraph">
      <style:text-properties fo:language="en" fo:country="US"/>
    </style:style>
    <style:style style:name="P488" style:parent-style-name="Standard" style:family="paragraph">
      <style:text-properties fo:language="en" fo:country="US"/>
    </style:style>
    <style:style style:name="P489" style:parent-style-name="Título3" style:family="paragraph">
      <style:text-properties fo:language="en" fo:country="US"/>
    </style:style>
    <style:style style:name="P490" style:parent-style-name="Standard" style:family="paragraph">
      <style:text-properties fo:language="en" fo:country="US"/>
    </style:style>
    <style:style style:name="P491" style:parent-style-name="Título3" style:family="paragraph">
      <style:text-properties fo:language="en" fo:country="US"/>
    </style:style>
    <style:style style:name="P492" style:parent-style-name="Standard" style:family="paragraph">
      <style:text-properties fo:language="en" fo:country="US"/>
    </style:style>
    <style:style style:name="P493" style:parent-style-name="Título2" style:family="paragraph">
      <style:text-properties fo:language="en" fo:country="US"/>
    </style:style>
    <style:style style:name="T494" style:parent-style-name="Fonteparág.padrão" style:family="text">
      <style:text-properties fo:language="en" fo:country="US"/>
    </style:style>
    <style:style style:name="T495" style:parent-style-name="Fonteparág.padrão" style:family="text">
      <style:text-properties fo:font-style="italic" style:font-style-asian="italic" style:font-style-complex="italic" fo:language="en" fo:country="US"/>
    </style:style>
    <style:style style:name="T496" style:parent-style-name="Fonteparág.padrão" style:family="text">
      <style:text-properties fo:language="en" fo:country="US"/>
    </style:style>
    <style:style style:name="P497" style:parent-style-name="Standard" style:family="paragraph">
      <style:text-properties fo:language="en" fo:country="US"/>
    </style:style>
    <style:style style:name="P498" style:parent-style-name="Título3" style:family="paragraph">
      <style:text-properties fo:language="en" fo:country="US"/>
    </style:style>
    <style:style style:name="P499" style:parent-style-name="Standard" style:family="paragraph">
      <style:text-properties fo:language="en" fo:country="US"/>
    </style:style>
    <style:style style:name="P500" style:parent-style-name="Título3" style:family="paragraph">
      <style:text-properties fo:language="en" fo:country="US"/>
    </style:style>
    <style:style style:name="P501" style:parent-style-name="Standard" style:family="paragraph">
      <style:text-properties fo:language="en" fo:country="US"/>
    </style:style>
    <style:style style:name="P502" style:parent-style-name="Título3" style:family="paragraph">
      <style:text-properties fo:language="en" fo:country="US"/>
    </style:style>
    <style:style style:name="P503" style:parent-style-name="Standard" style:family="paragraph">
      <style:text-properties fo:language="en" fo:country="US"/>
    </style:style>
    <style:style style:name="P504" style:parent-style-name="Título3" style:family="paragraph">
      <style:text-properties fo:language="en" fo:country="US"/>
    </style:style>
    <style:style style:name="P505" style:parent-style-name="Standard" style:family="paragraph">
      <style:text-properties fo:language="en" fo:country="US"/>
    </style:style>
    <style:style style:name="P506" style:parent-style-name="Título3" style:family="paragraph">
      <style:text-properties fo:language="en" fo:country="US"/>
    </style:style>
    <style:style style:name="P507" style:parent-style-name="Standard" style:family="paragraph">
      <style:text-properties fo:language="en" fo:country="US"/>
    </style:style>
    <style:style style:name="P508" style:parent-style-name="Standard" style:list-style-name="LFO150" style:family="paragraph">
      <style:text-properties fo:language="en" fo:country="US"/>
    </style:style>
    <style:style style:name="P509" style:parent-style-name="Standard" style:list-style-name="LFO150" style:family="paragraph"/>
    <style:style style:name="P510" style:parent-style-name="Standard" style:list-style-name="LFO150" style:family="paragraph"/>
    <style:style style:name="P511" style:parent-style-name="Standard" style:list-style-name="LFO150" style:family="paragraph">
      <style:text-properties fo:language="en" fo:country="US"/>
    </style:style>
    <style:style style:name="P512" style:parent-style-name="Standard" style:list-style-name="LFO150" style:family="paragraph"/>
    <style:style style:name="P513" style:parent-style-name="Standard" style:list-style-name="LFO150" style:family="paragraph"/>
    <style:style style:name="P514" style:parent-style-name="Standard" style:list-style-name="LFO150" style:family="paragraph">
      <style:text-properties fo:language="en" fo:country="US"/>
    </style:style>
    <style:style style:name="P515" style:parent-style-name="Standard" style:list-style-name="LFO150" style:family="paragraph">
      <style:text-properties fo:language="en" fo:country="US"/>
    </style:style>
    <style:style style:name="P516" style:parent-style-name="Standard" style:list-style-name="LFO150" style:family="paragraph">
      <style:text-properties fo:language="en" fo:country="US"/>
    </style:style>
    <style:style style:name="P517" style:parent-style-name="Standard" style:list-style-name="LFO150" style:family="paragraph">
      <style:text-properties fo:language="en" fo:country="US"/>
    </style:style>
    <style:style style:name="P518" style:parent-style-name="Standard" style:list-style-name="LFO150" style:family="paragraph">
      <style:text-properties fo:language="en" fo:country="US"/>
    </style:style>
    <style:style style:name="P519" style:parent-style-name="Standard" style:list-style-name="LFO150" style:family="paragraph">
      <style:text-properties fo:language="en" fo:country="US"/>
    </style:style>
    <style:style style:name="P520" style:parent-style-name="Standard" style:list-style-name="LFO150" style:family="paragraph">
      <style:text-properties fo:language="en" fo:country="US"/>
    </style:style>
    <style:style style:name="P521" style:parent-style-name="Standard" style:list-style-name="LFO150" style:family="paragraph">
      <style:text-properties fo:language="en" fo:country="US"/>
    </style:style>
    <style:style style:name="P522" style:parent-style-name="Standard" style:list-style-name="LFO150" style:family="paragraph">
      <style:text-properties fo:language="en" fo:country="US"/>
    </style:style>
    <style:style style:name="P523" style:parent-style-name="Standard" style:list-style-name="LFO150" style:family="paragraph"/>
    <style:style style:name="P524" style:parent-style-name="Standard" style:list-style-name="LFO150" style:family="paragraph">
      <style:text-properties fo:language="en" fo:country="US"/>
    </style:style>
    <style:style style:name="P525" style:parent-style-name="Standard" style:list-style-name="LFO150" style:family="paragraph">
      <style:text-properties fo:language="en" fo:country="US"/>
    </style:style>
    <style:style style:name="P526" style:parent-style-name="Standard" style:list-style-name="LFO150" style:family="paragraph">
      <style:text-properties fo:language="en" fo:country="US"/>
    </style:style>
    <style:style style:name="P527" style:parent-style-name="Standard" style:list-style-name="LFO150" style:family="paragraph">
      <style:text-properties fo:language="en" fo:country="US"/>
    </style:style>
    <style:style style:name="P528" style:parent-style-name="Standard" style:list-style-name="LFO150" style:family="paragraph">
      <style:text-properties fo:language="en" fo:country="US"/>
    </style:style>
    <style:style style:name="P529" style:parent-style-name="Standard" style:list-style-name="LFO150" style:family="paragraph">
      <style:text-properties fo:language="en" fo:country="US"/>
    </style:style>
    <style:style style:name="P530" style:parent-style-name="Standard" style:list-style-name="LFO150" style:family="paragraph"/>
  </office:automatic-styles>
  <office:body>
    <office:text text:use-soft-page-breaks="true">
      <text:p text:style-name="P1"/>
      <text:p text:style-name="P23"/>
      <text:p text:style-name="Standard"><text:span text:style-name="T24">TilBuci</text:span><text:span text:style-name="T25"><text:line-break/></text:span><text:span text:style-name="T26">Movie Format Specification</text:span></text:p>
      <text:p text:style-name="P27"/>
      <text:p text:style-name="Standard"><text:span text:style-name="T28">TilBuci movies are saved as a collection of JSON-formatted files along with all required media, everything placed inside a<text:s/></text:span><text:span text:style-name="T29">.movie</text:span><text:span text:style-name="T30"><text:s/>folder with a defined structure. This document describes this structure and all expected files inside of it.</text:span></text:p>
      <text:p text:style-name="P31"/>
      <text:p text:style-name="P32">Lucas Junqueira, July 11th 2024</text:p>
      <text:p text:style-name="P33"/>
      <text:p text:style-name="P34"/>
      <text:p text:style-name="P35"/>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36"><text:a xlink:href="#_Toc171599523" office:target-frame-name="_top" xlink:show="replace"><text:span text:style-name="T37">1. The<text:s/></text:span><text:span text:style-name="T38">.movie</text:span><text:span text:style-name="T39"><text:s/>folder</text:span><text:tab/>5</text:a></text:p>
          <text:p text:style-name="P40"><text:a xlink:href="#_Toc171599524" office:target-frame-name="_top" xlink:show="replace"><text:span text:style-name="T41">2. movie.json</text:span><text:tab/>6</text:a></text:p>
          <text:p text:style-name="P42"><text:a xlink:href="#_Toc171599525" office:target-frame-name="_top" xlink:show="replace"><text:span text:style-name="T43">version</text:span><text:tab/>7</text:a></text:p>
          <text:p text:style-name="P44"><text:a xlink:href="#_Toc171599526" office:target-frame-name="_top" xlink:show="replace"><text:span text:style-name="T45">id</text:span><text:tab/>7</text:a></text:p>
          <text:p text:style-name="P46"><text:a xlink:href="#_Toc171599527" office:target-frame-name="_top" xlink:show="replace"><text:span text:style-name="T47">author</text:span><text:tab/>7</text:a></text:p>
          <text:p text:style-name="P48"><text:a xlink:href="#_Toc171599528" office:target-frame-name="_top" xlink:show="replace"><text:span text:style-name="T49">copyright</text:span><text:tab/>7</text:a></text:p>
          <text:p text:style-name="P50"><text:a xlink:href="#_Toc171599529" office:target-frame-name="_top" xlink:show="replace"><text:span text:style-name="T51">copyleft</text:span><text:tab/>7</text:a></text:p>
          <text:p text:style-name="P52"><text:a xlink:href="#_Toc171599530" office:target-frame-name="_top" xlink:show="replace"><text:span text:style-name="T53">title</text:span><text:tab/>7</text:a></text:p>
          <text:p text:style-name="P54"><text:a xlink:href="#_Toc171599531" office:target-frame-name="_top" xlink:show="replace"><text:span text:style-name="T55">description</text:span><text:tab/>7</text:a></text:p>
          <text:p text:style-name="P56"><text:a xlink:href="#_Toc171599532" office:target-frame-name="_top" xlink:show="replace"><text:span text:style-name="T57">tags</text:span><text:tab/>7</text:a></text:p>
          <text:p text:style-name="P58"><text:a xlink:href="#_Toc171599533" office:target-frame-name="_top" xlink:show="replace"><text:span text:style-name="T59">favicon</text:span><text:tab/>7</text:a></text:p>
          <text:p text:style-name="P60"><text:a xlink:href="#_Toc171599534" office:target-frame-name="_top" xlink:show="replace"><text:span text:style-name="T61">image</text:span><text:tab/>8</text:a></text:p>
          <text:p text:style-name="P62"><text:a xlink:href="#_Toc171599535" office:target-frame-name="_top" xlink:show="replace"><text:span text:style-name="T63">key</text:span><text:tab/>8</text:a></text:p>
          <text:p text:style-name="P64"><text:a xlink:href="#_Toc171599536" office:target-frame-name="_top" xlink:show="replace"><text:span text:style-name="T65">start</text:span><text:tab/>8</text:a></text:p>
          <text:p text:style-name="P66"><text:a xlink:href="#_Toc171599537" office:target-frame-name="_top" xlink:show="replace"><text:span text:style-name="T67">acstart</text:span><text:tab/>8</text:a></text:p>
          <text:p text:style-name="P68"><text:a xlink:href="#_Toc171599538" office:target-frame-name="_top" xlink:show="replace"><text:span text:style-name="T69">screen</text:span><text:tab/>8</text:a></text:p>
          <text:p text:style-name="P70"><text:a xlink:href="#_Toc171599539" office:target-frame-name="_top" xlink:show="replace"><text:span text:style-name="T71">time</text:span><text:tab/>8</text:a></text:p>
          <text:p text:style-name="P72"><text:a xlink:href="#_Toc171599540" office:target-frame-name="_top" xlink:show="replace"><text:span text:style-name="T73">origin</text:span><text:tab/>8</text:a></text:p>
          <text:p text:style-name="P74"><text:a xlink:href="#_Toc171599541" office:target-frame-name="_top" xlink:show="replace"><text:span text:style-name="T75">animation</text:span><text:tab/>8</text:a></text:p>
          <text:p text:style-name="P76"><text:a xlink:href="#_Toc171599542" office:target-frame-name="_top" xlink:show="replace"><text:span text:style-name="T77">fonts</text:span><text:tab/>9</text:a></text:p>
          <text:p text:style-name="P78"><text:a xlink:href="#_Toc171599543" office:target-frame-name="_top" xlink:show="replace"><text:span text:style-name="T79">style</text:span><text:tab/>9</text:a></text:p>
          <text:p text:style-name="P80"><text:a xlink:href="#_Toc171599544" office:target-frame-name="_top" xlink:show="replace"><text:span text:style-name="T81">actions</text:span><text:tab/>9</text:a></text:p>
          <text:p text:style-name="P82"><text:a xlink:href="#_Toc171599545" office:target-frame-name="_top" xlink:show="replace"><text:span text:style-name="T83">theme</text:span><text:tab/>9</text:a></text:p>
          <text:p text:style-name="P84"><text:a xlink:href="#_Toc171599546" office:target-frame-name="_top" xlink:show="replace"><text:span text:style-name="T85">texts</text:span><text:tab/>9</text:a></text:p>
          <text:p text:style-name="P86"><text:a xlink:href="#_Toc171599547" office:target-frame-name="_top" xlink:show="replace"><text:span text:style-name="T87">numbers</text:span><text:tab/>9</text:a></text:p>
          <text:p text:style-name="P88"><text:a xlink:href="#_Toc171599548" office:target-frame-name="_top" xlink:show="replace"><text:span text:style-name="T89">flags</text:span><text:tab/>9</text:a></text:p>
          <text:p text:style-name="P90"><text:a xlink:href="#_Toc171599549" office:target-frame-name="_top" xlink:show="replace"><text:span text:style-name="T91">created</text:span><text:tab/>9</text:a></text:p>
          <text:p text:style-name="P92"><text:a xlink:href="#_Toc171599550" office:target-frame-name="_top" xlink:show="replace"><text:span text:style-name="T93">updated</text:span><text:tab/>9</text:a></text:p>
          <text:p text:style-name="P94"><text:a xlink:href="#_Toc171599551" office:target-frame-name="_top" xlink:show="replace"><text:span text:style-name="T95">plugins</text:span><text:tab/>9</text:a></text:p>
          <text:p text:style-name="P96"><text:a xlink:href="#_Toc171599552" office:target-frame-name="_top" xlink:show="replace"><text:span text:style-name="T97">3. strings.json</text:span><text:tab/>10</text:a></text:p>
          <text:p text:style-name="P98"><text:a xlink:href="#_Toc171599553" office:target-frame-name="_top" xlink:show="replace"><text:span text:style-name="T99">4. media</text:span><text:tab/>11</text:a></text:p>
          <text:p text:style-name="P100"><text:a xlink:href="#_Toc171599554" office:target-frame-name="_top" xlink:show="replace"><text:span text:style-name="T101">audio</text:span><text:tab/>11</text:a></text:p>
          <text:p text:style-name="P102"><text:a xlink:href="#_Toc171599555" office:target-frame-name="_top" xlink:show="replace"><text:span text:style-name="T103">font</text:span><text:tab/>11</text:a></text:p>
          <text:p text:style-name="P104"><text:a xlink:href="#_Toc171599556" office:target-frame-name="_top" xlink:show="replace"><text:span text:style-name="T105">html</text:span><text:tab/>11</text:a></text:p>
          <text:p text:style-name="P106"><text:a xlink:href="#_Toc171599557" office:target-frame-name="_top" xlink:show="replace"><text:span text:style-name="T107">picture</text:span><text:tab/>11</text:a></text:p>
          <text:p text:style-name="P108"><text:a xlink:href="#_Toc171599558" office:target-frame-name="_top" xlink:show="replace"><text:span text:style-name="T109">spritemap</text:span><text:tab/>11</text:a></text:p>
          <text:p text:style-name="P110"><text:a xlink:href="#_Toc171599559" office:target-frame-name="_top" xlink:show="replace"><text:span text:style-name="T111">video</text:span><text:tab/>11</text:a></text:p>
          <text:p text:style-name="P112"><text:a xlink:href="#_Toc171599560" office:target-frame-name="_top" xlink:show="replace"><text:span text:style-name="T113">5. collection</text:span><text:tab/>12</text:a></text:p>
          <text:p text:style-name="P114"><text:a xlink:href="#_Toc171599561" office:target-frame-name="_top" xlink:show="replace"><text:span text:style-name="T115">id</text:span><text:tab/>13</text:a></text:p>
          <text:p text:style-name="P116"><text:a xlink:href="#_Toc171599562" office:target-frame-name="_top" xlink:show="replace"><text:span text:style-name="T117">movie</text:span><text:tab/>13</text:a></text:p>
          <text:p text:style-name="P118"><text:a xlink:href="#_Toc171599563" office:target-frame-name="_top" xlink:show="replace"><text:span text:style-name="T119">name</text:span><text:tab/>13</text:a></text:p>
          <text:p text:style-name="P120"><text:a xlink:href="#_Toc171599564" office:target-frame-name="_top" xlink:show="replace"><text:span text:style-name="T121">transition</text:span><text:tab/>13</text:a></text:p>
          <text:p text:style-name="P122"><text:a xlink:href="#_Toc171599565" office:target-frame-name="_top" xlink:show="replace"><text:span text:style-name="T123">time</text:span><text:tab/>13</text:a></text:p>
          <text:p text:style-name="P124"><text:a xlink:href="#_Toc171599566" office:target-frame-name="_top" xlink:show="replace"><text:span text:style-name="T125">assets</text:span><text:tab/>13</text:a></text:p>
          <text:p text:style-name="P126"><text:a xlink:href="#_Toc171599567" office:target-frame-name="_top" xlink:show="replace"><text:span text:style-name="T127">5.1. Asset descriptions</text:span><text:tab/>13</text:a></text:p>
          <text:p text:style-name="P128"><text:a xlink:href="#_Toc171599568" office:target-frame-name="_top" xlink:show="replace"><text:span text:style-name="T129">order</text:span><text:tab/>13</text:a></text:p>
          <text:p text:style-name="P130"><text:a xlink:href="#_Toc171599569" office:target-frame-name="_top" xlink:show="replace"><text:span text:style-name="T131">name</text:span><text:tab/>13</text:a></text:p>
          <text:p text:style-name="P132"><text:a xlink:href="#_Toc171599570" office:target-frame-name="_top" xlink:show="replace"><text:span text:style-name="T133">type</text:span><text:tab/>14</text:a></text:p>
          <text:p text:style-name="P134"><text:a xlink:href="#_Toc171599571" office:target-frame-name="_top" xlink:show="replace"><text:span text:style-name="T135">time</text:span><text:tab/>14</text:a></text:p>
          <text:p text:style-name="P136"><text:a xlink:href="#_Toc171599572" office:target-frame-name="_top" xlink:show="replace"><text:span text:style-name="T137">action</text:span><text:tab/>14</text:a></text:p>
          <text:p text:style-name="P138"><text:a xlink:href="#_Toc171599573" office:target-frame-name="_top" xlink:show="replace"><text:span text:style-name="T139">frames</text:span><text:tab/>14</text:a></text:p>
          <text:p text:style-name="P140"><text:a xlink:href="#_Toc171599574" office:target-frame-name="_top" xlink:show="replace"><text:span text:style-name="T141">frtime</text:span><text:tab/>14</text:a></text:p>
          <text:p text:style-name="P142"><text:a xlink:href="#_Toc171599575" office:target-frame-name="_top" xlink:show="replace"><text:span text:style-name="T143">file</text:span><text:tab/>14</text:a></text:p>
          <text:p text:style-name="P144"><text:a xlink:href="#_Toc171599576" office:target-frame-name="_top" xlink:show="replace"><text:span text:style-name="T145">6. scene</text:span><text:tab/>16</text:a></text:p>
          <text:p text:style-name="P146"><text:a xlink:href="#_Toc171599577" office:target-frame-name="_top" xlink:show="replace"><text:span text:style-name="T147">title</text:span><text:tab/>16</text:a></text:p>
          <text:p text:style-name="P148"><text:a xlink:href="#_Toc171599578" office:target-frame-name="_top" xlink:show="replace"><text:span text:style-name="T149">id</text:span><text:tab/>16</text:a></text:p>
          <text:p text:style-name="P150"><text:a xlink:href="#_Toc171599579" office:target-frame-name="_top" xlink:show="replace"><text:span text:style-name="T151">movie</text:span><text:tab/>16</text:a></text:p>
          <text:p text:style-name="P152"><text:a xlink:href="#_Toc171599580" office:target-frame-name="_top" xlink:show="replace"><text:span text:style-name="T153">about</text:span><text:tab/>16</text:a></text:p>
          <text:p text:style-name="P154"><text:a xlink:href="#_Toc171599581" office:target-frame-name="_top" xlink:show="replace"><text:span text:style-name="T155">image</text:span><text:tab/>17</text:a></text:p>
          <text:p text:style-name="P156"><text:a xlink:href="#_Toc171599582" office:target-frame-name="_top" xlink:show="replace"><text:span text:style-name="T157">navigation</text:span><text:tab/>17</text:a></text:p>
          <text:p text:style-name="P158"><text:a xlink:href="#_Toc171599583" office:target-frame-name="_top" xlink:show="replace"><text:span text:style-name="T159">collections</text:span><text:tab/>17</text:a></text:p>
          <text:p text:style-name="P160"><text:a xlink:href="#_Toc171599584" office:target-frame-name="_top" xlink:show="replace"><text:span text:style-name="T161">loop</text:span><text:tab/>17</text:a></text:p>
          <text:p text:style-name="P162"><text:a xlink:href="#_Toc171599585" office:target-frame-name="_top" xlink:show="replace"><text:span text:style-name="T163">acstart</text:span><text:tab/>17</text:a></text:p>
          <text:p text:style-name="P164"><text:a xlink:href="#_Toc171599586" office:target-frame-name="_top" xlink:show="replace"><text:span text:style-name="T165">ackeyframes</text:span><text:tab/>17</text:a></text:p>
          <text:p text:style-name="P166"><text:a xlink:href="#_Toc171599587" office:target-frame-name="_top" xlink:show="replace"><text:span text:style-name="T167">keyframes</text:span><text:tab/>17</text:a></text:p>
          <text:p text:style-name="P168"><text:a xlink:href="#_Toc171599588" office:target-frame-name="_top" xlink:show="replace"><text:span text:style-name="T169">6.1. keyframe descriptions and instances</text:span><text:tab/>17</text:a></text:p>
          <text:p text:style-name="P170"><text:a xlink:href="#_Toc171599589" office:target-frame-name="_top" xlink:show="replace"><text:span text:style-name="T171">collection</text:span><text:tab/>19</text:a></text:p>
          <text:p text:style-name="P172"><text:a xlink:href="#_Toc171599590" office:target-frame-name="_top" xlink:show="replace"><text:span text:style-name="T173">asset</text:span><text:tab/>20</text:a></text:p>
          <text:p text:style-name="P174"><text:a xlink:href="#_Toc171599591" office:target-frame-name="_top" xlink:show="replace"><text:span text:style-name="T175">action</text:span><text:tab/>20</text:a></text:p>
          <text:p text:style-name="P176"><text:a xlink:href="#_Toc171599592" office:target-frame-name="_top" xlink:show="replace"><text:span text:style-name="T177">play</text:span><text:tab/>20</text:a></text:p>
          <text:p text:style-name="P178"><text:a xlink:href="#_Toc171599593" office:target-frame-name="_top" xlink:show="replace"><text:span text:style-name="T179">horizontal and vertical</text:span><text:tab/>20</text:a></text:p>
        </text:index-body>
      </text:table-of-content>
      <text:p text:style-name="Standard"/>
      <text:p text:style-name="Standard"/>
      <text:p text:style-name="Standard"/>
      <text:p text:style-name="Standard"/>
      <text:p text:style-name="Standard"/>
      <text:h text:style-name="P180" text:outline-level="1"><text:bookmark-start text:name="_Toc171151232"/><text:bookmark-start text:name="__RefHeading___Toc5889_36148820"/><text:bookmark-start text:name="_Toc171599523"/><text:soft-page-break/><text:span text:style-name="T181">1.<text:s/></text:span><text:bookmark-end text:name="_Toc171151232"/><text:span text:style-name="T182">The<text:s/></text:span><text:span text:style-name="T183">.movie</text:span><text:span text:style-name="T184"><text:s/>folder</text:span><text:bookmark-end text:name="__RefHeading___Toc5889_36148820"/><text:bookmark-end text:name="_Toc171599523"/></text:h>
      <text:p text:style-name="Standard"><text:span text:style-name="T185">All TilBuci movies are saved inside a folder with the<text:s/></text:span><text:span text:style-name="T186">.movie</text:span><text:span text:style-name="T187"><text:s/>“extension” like<text:s/></text:span><text:span text:style-name="T188">tilbuci.movie</text:span><text:span text:style-name="T189">. While the editor is being used to create content, it manipulates JSON-formatted text files inside this folder to describe your creation, and also saves all the required media files inside of it.</text:span></text:p>
      <text:p text:style-name="Standard"><text:span text:style-name="T190">The<text:s/></text:span><text:span text:style-name="T191">.movie</text:span><text:span text:style-name="T192"><text:s/>folder has a fixed structure, as follows (files in blue, folders in orange).</text:span></text:p>
      <text:list text:style-name="LFO147" text:continue-numbering="true">
        <text:list-item>
          <text:p text:style-name="P193">collection</text:p>
        </text:list-item>
        <text:list-item>
          <text:p text:style-name="P194">media</text:p>
          <text:list text:continue-numbering="true">
            <text:list-item>
              <text:p text:style-name="P195">audio</text:p>
            </text:list-item>
            <text:list-item>
              <text:p text:style-name="P196">font</text:p>
            </text:list-item>
            <text:list-item>
              <text:p text:style-name="P197">html</text:p>
            </text:list-item>
            <text:list-item>
              <text:p text:style-name="P198">picture</text:p>
            </text:list-item>
            <text:list-item>
              <text:p text:style-name="P199">spritemap</text:p>
            </text:list-item>
            <text:list-item>
              <text:p text:style-name="P200">video</text:p>
            </text:list-item>
          </text:list>
        </text:list-item>
        <text:list-item>
          <text:p text:style-name="P201">scene</text:p>
        </text:list-item>
        <text:list-item>
          <text:p text:style-name="P202">movie.json</text:p>
        </text:list-item>
        <text:list-item>
          <text:p text:style-name="P203">strings.json</text:p>
        </text:list-item>
      </text:list>
      <text:p text:style-name="Standard"><text:span text:style-name="T204">While all media files are stored inside the<text:s/></text:span><text:span text:style-name="T205">media</text:span><text:span text:style-name="T206"><text:s/>folder and its subfolders, <text:s/>the<text:s/></text:span><text:span text:style-name="T207">collection</text:span><text:span text:style-name="T208"><text:s/>one holds descriptions of these media. The<text:s/></text:span><text:span text:style-name="T209">scene</text:span><text:span text:style-name="T210"><text:s/>folder contains the published versions of all movie scenes.</text:span></text:p>
      <text:p text:style-name="P211"/>
      <text:p text:style-name="P212"/>
      <text:p text:style-name="P213"/>
      <text:h text:style-name="P214" text:outline-level="1"><text:bookmark-start text:name="_Toc171151246"/><text:bookmark-start text:name="__RefHeading___Toc5917_36148820"/><text:bookmark-start text:name="_Toc171599524"/><text:soft-page-break/>2.<text:s/><text:bookmark-end text:name="_Toc171151246"/>movie.json<text:bookmark-end text:name="__RefHeading___Toc5917_36148820"/><text:bookmark-end text:name="_Toc171599524"/></text:h>
      <text:p text:style-name="Standard"><text:span text:style-name="T215">At the root of the<text:s/></text:span><text:span text:style-name="T216">.movie</text:span><text:span text:style-name="T217"><text:s/>folder there mus always be<text:s/></text:span><text:span text:style-name="T218">movie.json<text:s/></text:span><text:span text:style-name="T219">file. This is the main movie file as it holds all settings for the loaded movie. It is a standard JSON file like the example below.</text:span></text:p>
      <text:p text:style-name="P220">{</text:p>
      <text:p text:style-name="P221"><text:s text:c="4"/>"version": 1,</text:p>
      <text:p text:style-name="P222"><text:s text:c="4"/>"id": "tilbuci",</text:p>
      <text:p text:style-name="P223"><text:s text:c="4"/>"author": "Lucas Junqueira &lt;lucas@var.art.br&gt;",</text:p>
      <text:p text:style-name="P224"><text:s text:c="4"/>"copyright": "Lucas Junqueira",</text:p>
      <text:p text:style-name="Codigo"><text:span text:style-name="T225"><text:s text:c="4"/></text:span>"copyleft": "Lucas Junqueira",</text:p>
      <text:p text:style-name="Codigo"><text:s text:c="4"/>"title": "TilBuci",</text:p>
      <text:p text:style-name="Codigo"><text:s text:c="4"/>"description": "Time to discover the Buci story!",</text:p>
      <text:p text:style-name="Codigo"><text:s text:c="4"/>"tags": ["til", "buci"],</text:p>
      <text:p text:style-name="Codigo"><text:s text:c="4"/>"favicon": "social\/favicon.png",</text:p>
      <text:p text:style-name="Codigo"><text:s text:c="4"/>"image": "social\/shareimage.png",</text:p>
      <text:p text:style-name="Codigo"><text:s text:c="4"/>"start": "c2dd3343eb2b1ef50071785fe0deae0c",</text:p>
      <text:p text:style-name="Codigo"><text:s text:c="4"/>"acstart": "{ \"ac\": \"run\", \"param\": [ \"clear all variables\" ] }",</text:p>
      <text:p text:style-name="Codigo"><text:s text:c="4"/>"screen": {</text:p>
      <text:p text:style-name="Codigo"><text:s text:c="8"/>"big": 1920,</text:p>
      <text:p text:style-name="Codigo"><text:s text:c="8"/>"small": 1080,</text:p>
      <text:p text:style-name="Codigo"><text:s text:c="8"/>"type": "both",</text:p>
      <text:p text:style-name="Codigo"><text:s text:c="8"/>"bgcolor": "0x000000"</text:p>
      <text:p text:style-name="Codigo"><text:s text:c="4"/>},</text:p>
      <text:p text:style-name="Codigo"><text:s text:c="4"/>"time": 1,</text:p>
      <text:p text:style-name="Codigo"><text:s text:c="4"/>"origin": "alpha",</text:p>
      <text:p text:style-name="Codigo"><text:s text:c="4"/>"animation": "cubic.out",</text:p>
      <text:p text:style-name="Codigo"><text:s text:c="4"/>"fonts": [{</text:p>
      <text:p text:style-name="Codigo"><text:s text:c="12"/>"name": "roboto",</text:p>
      <text:p text:style-name="Codigo"><text:s text:c="12"/>"file": "roboto.woff2"</text:p>
      <text:p text:style-name="Codigo"><text:s text:c="8"/>}</text:p>
      <text:p text:style-name="Codigo"><text:s text:c="4"/>],</text:p>
      <text:p text:style-name="Codigo"><text:s text:c="4"/>"style": ".title {\n\tfont-family: \"Averia Serif GWF\";\n\tcolor: #FFEF00;\n\tfont-weight: bold;\n\tfont-size: 60;\n\tmargin-bott0m: 20px;\n}\n\n.item {\n\tfont-family: \"Averia Serif GWF\";\n\tcolor: #FFFFFF;\n\tfont-weight: bold;\n\tfont-size: 40;\n\tmargin-bottom: 10px;\n\tmargin-top: 10px;\n}\n\n.text {\n\tfont-family: \"Averia Serif GWF\";\n\tcolor: #FFFFFF;\n\tfont-size: 30;\n\tmargin-bottom: 5px;\n}\n\na {\n\tfont-family: \"Averia Serif GWF\";\n\tcolor: #FFEF00;\n\ttext-decoration: underline;\n}",</text:p>
      <text:p text:style-name="Codigo"><text:s text:c="4"/>"actions": [{</text:p>
      <text:p text:style-name="Codigo"><text:s text:c="12"/>"name": "clear all variables",</text:p>
      <text:p text:style-name="Codigo"><text:s text:c="12"/>"ac": "[\n\t{ \"ac\": \"int.clearall\", \"param\": [ ] }, \n\t{ \"ac\": \"bool.clearall\", \"param\": [ ] <text:s/>}, \n\t{ \"ac\": \"float.clearall\", \"param\": [ ] <text:s/>}, \n\t{ \"ac\": \"string.clearall\", \"param\": [ ] <text:s/>}\n]"</text:p>
      <text:p text:style-name="Codigo"><text:s text:c="8"/>}</text:p>
      <text:p text:style-name="Codigo"><text:s text:c="4"/>],</text:p>
      <text:p text:style-name="Codigo"><text:s text:c="4"/>"theme": "{\"themeColor\":\"0x000000\"}",</text:p>
      <text:p text:style-name="Codigo"><text:s text:c="4"/>"texts": {</text:p>
      <text:p text:style-name="Codigo"><text:s text:c="8"/>"Dog name": "Buci"</text:p>
      <text:p text:style-name="Codigo"><text:s text:c="4"/>},</text:p>
      <text:p text:style-name="Codigo"><text:s text:c="4"/>"numbers": [],</text:p>
      <text:soft-page-break/>
      <text:p text:style-name="Codigo"><text:s text:c="4"/>"flags": [],</text:p>
      <text:p text:style-name="Codigo"><text:s text:c="4"/>"created": "2024-06-24 17:21:40",</text:p>
      <text:p text:style-name="Codigo"><text:s text:c="4"/>"updated": "2024-07-07 12:44:27",</text:p>
      <text:p text:style-name="Codigo"><text:s text:c="4"/>"plugins": {</text:p>
      <text:p text:style-name="Codigo"><text:s text:c="8"/>"original.debug": {</text:p>
      <text:p text:style-name="Codigo"><text:s text:c="12"/>"active": true,</text:p>
      <text:p text:style-name="Codigo"><text:s text:c="12"/>"config": []</text:p>
      <text:p text:style-name="Codigo"><text:s text:c="8"/>},</text:p>
      <text:p text:style-name="Codigo"><text:s text:c="8"/>"original.share": {</text:p>
      <text:p text:style-name="Codigo"><text:s text:c="12"/>"active": true,</text:p>
      <text:p text:style-name="Codigo"><text:s text:c="12"/>"config": []</text:p>
      <text:p text:style-name="Codigo"><text:s text:c="8"/>}</text:p>
      <text:p text:style-name="Codigo"><text:s text:c="4"/>}</text:p>
      <text:p text:style-name="Codigo">}</text:p>
      <text:p text:style-name="P226">These arethe required elements for this file:</text:p>
      <text:h text:style-name="P227" text:outline-level="3"><text:bookmark-start text:name="__RefHeading___Toc6305_36148820"/><text:bookmark-start text:name="_Toc171599525"/>version<text:bookmark-end text:name="__RefHeading___Toc6305_36148820"/><text:bookmark-end text:name="_Toc171599525"/></text:h>
      <text:p text:style-name="P228">The current file versiom (currently 1).</text:p>
      <text:h text:style-name="P229" text:outline-level="3"><text:bookmark-start text:name="__RefHeading___Toc6308_36148820"/><text:bookmark-start text:name="_Toc171599526"/>id<text:bookmark-end text:name="__RefHeading___Toc6308_36148820"/><text:bookmark-end text:name="_Toc171599526"/></text:h>
      <text:p text:style-name="P230">The movie ID. It is expected to be the same as the .movie folder name.</text:p>
      <text:h text:style-name="P231" text:outline-level="3"><text:bookmark-start text:name="__RefHeading___Toc6310_36148820"/><text:bookmark-start text:name="_Toc171599527"/>author<text:bookmark-end text:name="__RefHeading___Toc6310_36148820"/><text:bookmark-end text:name="_Toc171599527"/></text:h>
      <text:p text:style-name="P232">Name of the movie author.</text:p>
      <text:h text:style-name="P233" text:outline-level="3"><text:bookmark-start text:name="__RefHeading___Toc6312_36148820"/><text:bookmark-start text:name="_Toc171599528"/>copyright<text:bookmark-end text:name="__RefHeading___Toc6312_36148820"/><text:bookmark-end text:name="_Toc171599528"/></text:h>
      <text:p text:style-name="P234">Copyright disclaimers.</text:p>
      <text:h text:style-name="P235" text:outline-level="3"><text:bookmark-start text:name="__RefHeading___Toc6314_36148820"/><text:bookmark-start text:name="_Toc171599529"/>copyleft<text:bookmark-end text:name="__RefHeading___Toc6314_36148820"/><text:bookmark-end text:name="_Toc171599529"/></text:h>
      <text:p text:style-name="P236">Copyleft disclaimers.</text:p>
      <text:h text:style-name="P237" text:outline-level="3"><text:bookmark-start text:name="__RefHeading___Toc6316_36148820"/><text:bookmark-start text:name="_Toc171599530"/>title<text:bookmark-end text:name="__RefHeading___Toc6316_36148820"/><text:bookmark-end text:name="_Toc171599530"/></text:h>
      <text:p text:style-name="P238">The movie title (also usef for content sharing).</text:p>
      <text:h text:style-name="P239" text:outline-level="3"><text:bookmark-start text:name="__RefHeading___Toc6318_36148820"/><text:bookmark-start text:name="_Toc171599531"/>description<text:bookmark-end text:name="__RefHeading___Toc6318_36148820"/><text:bookmark-end text:name="_Toc171599531"/></text:h>
      <text:p text:style-name="P240">A small text about the movie (also used for sharing).</text:p>
      <text:h text:style-name="P241" text:outline-level="3"><text:bookmark-start text:name="__RefHeading___Toc6320_36148820"/><text:bookmark-start text:name="_Toc171599532"/>tags<text:bookmark-end text:name="__RefHeading___Toc6320_36148820"/><text:bookmark-end text:name="_Toc171599532"/></text:h>
      <text:p text:style-name="P242">Tags related to the movie (also used for sharing).</text:p>
      <text:h text:style-name="P243" text:outline-level="3"><text:bookmark-start text:name="__RefHeading___Toc6322_36148820"/><text:bookmark-start text:name="_Toc171599533"/>favicon<text:bookmark-end text:name="__RefHeading___Toc6322_36148820"/><text:bookmark-end text:name="_Toc171599533"/></text:h>
      <text:p text:style-name="Standard"><text:span text:style-name="T244">Icon image for browser tabs. The picture file must be saved at the<text:s/></text:span><text:span text:style-name="T245">media/picture<text:s/></text:span><text:span text:style-name="T246">folder.</text:span></text:p>
      <text:h text:style-name="P247" text:outline-level="3"><text:bookmark-start text:name="__RefHeading___Toc6324_36148820"/><text:bookmark-start text:name="_Toc171599534"/><text:soft-page-break/>image<text:bookmark-end text:name="__RefHeading___Toc6324_36148820"/><text:bookmark-end text:name="_Toc171599534"/></text:h>
      <text:p text:style-name="Standard"><text:span text:style-name="T248">Image used for content sharing on social media. The picture file must be saved at the<text:s/></text:span><text:span text:style-name="T249">media/picture<text:s/></text:span><text:span text:style-name="T250">folder.</text:span></text:p>
      <text:h text:style-name="P251" text:outline-level="3"><text:bookmark-start text:name="_Toc171599535"/>key<text:bookmark-end text:name="_Toc171599535"/></text:h>
      <text:p text:style-name="P252">A secret key the visitor must provide to access the content. It must be a blank string (no access limitations) or an encrypted one that will be checked on movie open.</text:p>
      <text:h text:style-name="P253" text:outline-level="3"><text:bookmark-start text:name="__RefHeading___Toc6326_36148820"/><text:bookmark-start text:name="_Toc171599536"/>start<text:bookmark-end text:name="__RefHeading___Toc6326_36148820"/><text:bookmark-end text:name="_Toc171599536"/></text:h>
      <text:p text:style-name="Standard"><text:span text:style-name="T254">Initial scene ID (just the ID, without the<text:s/></text:span><text:span text:style-name="T255">.json</text:span><text:span text:style-name="T256"><text:s/>extension – the scene file must be saved at the<text:s/></text:span><text:span text:style-name="T257">scene</text:span><text:span text:style-name="T258"><text:s/>folder).</text:span></text:p>
      <text:h text:style-name="P259" text:outline-level="3"><text:bookmark-start text:name="__RefHeading___Toc6328_36148820"/><text:bookmark-start text:name="_Toc171599537"/>acstart<text:bookmark-end text:name="__RefHeading___Toc6328_36148820"/><text:bookmark-end text:name="_Toc171599537"/></text:h>
      <text:p text:style-name="P260">Actions to run on movie load (JSON-formatted text of a standard TilBuci action).</text:p>
      <text:h text:style-name="P261" text:outline-level="3"><text:bookmark-start text:name="__RefHeading___Toc6330_36148820"/><text:bookmark-start text:name="_Toc171599538"/>screen<text:bookmark-end text:name="__RefHeading___Toc6330_36148820"/><text:bookmark-end text:name="_Toc171599538"/></text:h>
      <text:p text:style-name="Standard"><text:span text:style-name="T262">The screen element holds information about te movie display.<text:s/></text:span>It contains 4 sub elements:</text:p>
      <text:list text:style-name="LFO148" text:continue-numbering="true">
        <text:list-item>
          <text:p text:style-name="P263">big: bigger size of the movie display (points)</text:p>
        </text:list-item>
        <text:list-item>
          <text:p text:style-name="P264">small: smaller size of the movie display (points)</text:p>
        </text:list-item>
        <text:list-item>
          <text:p text:style-name="P265"><text:span text:style-name="T266">type: screen orientation type (</text:span><text:span text:style-name="T267">horizontal</text:span><text:span text:style-name="T268">,<text:s/></text:span><text:span text:style-name="T269">vertical</text:span><text:span text:style-name="T270"><text:s/>or<text:s/></text:span><text:span text:style-name="T271">both</text:span><text:span text:style-name="T272">)</text:span></text:p>
        </text:list-item>
        <text:list-item>
          <text:p text:style-name="P273">bgcolor: movie background color in hex 0x###### format</text:p>
        </text:list-item>
      </text:list>
      <text:h text:style-name="P274" text:outline-level="3"><text:bookmark-start text:name="__RefHeading___Toc6332_36148820"/><text:bookmark-start text:name="_Toc171599539"/>time<text:bookmark-end text:name="__RefHeading___Toc6332_36148820"/><text:bookmark-end text:name="_Toc171599539"/></text:h>
      <text:p text:style-name="P275">The time among keyframes on animation, in seconds (accepts float values).</text:p>
      <text:h text:style-name="P276" text:outline-level="3"><text:bookmark-start text:name="__RefHeading___Toc6334_36148820"/><text:bookmark-start text:name="_Toc171599540"/>origin<text:bookmark-end text:name="__RefHeading___Toc6334_36148820"/><text:bookmark-end text:name="_Toc171599540"/></text:h>
      <text:p text:style-name="Standard"><text:span text:style-name="T277">Display images appear/disappear mode (currently available ones are<text:s/></text:span><text:span text:style-name="T278">alpha</text:span><text:span text:style-name="T279"><text:s/>– images are shown with an opacity effect – and<text:s/></text:span><text:span text:style-name="T280">center</text:span><text:span text:style-name="T281"><text:s/>– images arw shown with an animation from the screen center.</text:span></text:p>
      <text:h text:style-name="P282" text:outline-level="3"><text:bookmark-start text:name="__RefHeading___Toc6336_36148820"/><text:bookmark-start text:name="_Toc171599541"/>animation<text:bookmark-end text:name="__RefHeading___Toc6336_36148820"/><text:bookmark-end text:name="_Toc171599541"/></text:h>
      <text:p text:style-name="Standard"><text:span text:style-name="T283">Animation method used on the movie. Available options can be found here:<text:s/></text:span><text:a xlink:href="https://github.com/openfl/actuate/tree/master/src/motion/easing" office:target-frame-name="_top" xlink:show="replace"><text:span text:style-name="T284">https://github.com/openfl/actuate/tree/master/src/motion/easing</text:span></text:a></text:p>
      <text:h text:style-name="P285" text:outline-level="3"><text:bookmark-start text:name="__RefHeading___Toc6338_36148820"/><text:bookmark-start text:name="_Toc171599542"/><text:soft-page-break/>fonts<text:bookmark-end text:name="__RefHeading___Toc6338_36148820"/><text:bookmark-end text:name="_Toc171599542"/></text:h>
      <text:p text:style-name="Standard"><text:span text:style-name="T286">Fonts used only on the movie that are not availabe to the TilBuci system. This element is an array of objects with two properties: the font name (</text:span><text:span text:style-name="T287">name</text:span><text:span text:style-name="T288">) and the font file (</text:span><text:span text:style-name="T289">file</text:span><text:span text:style-name="T290">). The file must be saved inside the<text:s/></text:span><text:span text:style-name="T291">media/font</text:span><text:span text:style-name="T292"><text:s/>folder.</text:span></text:p>
      <text:h text:style-name="P293" text:outline-level="3"><text:bookmark-start text:name="__RefHeading___Toc6340_36148820"/><text:bookmark-start text:name="_Toc171599543"/>style<text:bookmark-end text:name="__RefHeading___Toc6340_36148820"/><text:bookmark-end text:name="_Toc171599543"/></text:h>
      <text:p text:style-name="P294">A CSS-formatted text with styles for HTML texts.</text:p>
      <text:h text:style-name="P295" text:outline-level="3"><text:bookmark-start text:name="__RefHeading___Toc6346_36148820"/><text:bookmark-start text:name="_Toc171599544"/>actions<text:bookmark-end text:name="__RefHeading___Toc6346_36148820"/><text:bookmark-end text:name="_Toc171599544"/></text:h>
      <text:p text:style-name="Standard"><text:span text:style-name="T296">An array with the movie action snippets. Each snippet is described by an object with two properties:<text:s/></text:span><text:span text:style-name="T297">name</text:span><text:span text:style-name="T298">, the snippet name, and<text:s/></text:span><text:span text:style-name="T299">ac</text:span><text:span text:style-name="T300">, the actions as a JOSN-formatted string.</text:span></text:p>
      <text:h text:style-name="P301" text:outline-level="3"><text:bookmark-start text:name="__RefHeading___Toc6348_36148820"/><text:bookmark-start text:name="_Toc171599545"/>theme<text:bookmark-end text:name="__RefHeading___Toc6348_36148820"/><text:bookmark-end text:name="_Toc171599545"/></text:h>
      <text:p text:style-name="P302">Adjusts for TilBuci UI colors for the movie as a JSON-formatted string.</text:p>
      <text:h text:style-name="P303" text:outline-level="3"><text:bookmark-start text:name="__RefHeading___Toc6350_36148820"/><text:bookmark-start text:name="_Toc171599546"/>texts<text:bookmark-end text:name="__RefHeading___Toc6350_36148820"/><text:bookmark-end text:name="_Toc171599546"/></text:h>
      <text:p text:style-name="P304">A list of the movie global texts and their values.</text:p>
      <text:h text:style-name="P305" text:outline-level="3"><text:bookmark-start text:name="__RefHeading___Toc6352_36148820"/><text:bookmark-start text:name="_Toc171599547"/>numbers<text:bookmark-end text:name="__RefHeading___Toc6352_36148820"/><text:bookmark-end text:name="_Toc171599547"/></text:h>
      <text:p text:style-name="P306">A list of the movie global numbers and their values.</text:p>
      <text:h text:style-name="P307" text:outline-level="3"><text:bookmark-start text:name="__RefHeading___Toc6354_36148820"/><text:bookmark-start text:name="_Toc171599548"/>flags<text:bookmark-end text:name="__RefHeading___Toc6354_36148820"/><text:bookmark-end text:name="_Toc171599548"/></text:h>
      <text:p text:style-name="P308">A list of the movie global flags and their values.</text:p>
      <text:h text:style-name="P309" text:outline-level="3"><text:bookmark-start text:name="__RefHeading___Toc6356_36148820"/><text:bookmark-start text:name="_Toc171599549"/>created<text:bookmark-end text:name="__RefHeading___Toc6356_36148820"/><text:bookmark-end text:name="_Toc171599549"/></text:h>
      <text:p text:style-name="P310">Date/time of the movie creation.</text:p>
      <text:h text:style-name="P311" text:outline-level="3"><text:bookmark-start text:name="__RefHeading___Toc6358_36148820"/><text:bookmark-start text:name="_Toc171599550"/>updated<text:bookmark-end text:name="__RefHeading___Toc6358_36148820"/><text:bookmark-end text:name="_Toc171599550"/></text:h>
      <text:p text:style-name="P312">Date/time of the movie properties last update.</text:p>
      <text:h text:style-name="P313" text:outline-level="3"><text:bookmark-start text:name="__RefHeading___Toc6360_36148820"/><text:bookmark-start text:name="_Toc171599551"/>plugins<text:bookmark-end text:name="__RefHeading___Toc6360_36148820"/><text:bookmark-end text:name="_Toc171599551"/></text:h>
      <text:p text:style-name="Standard"><text:span text:style-name="T314">Information about movie plugin usage as a group of objects named after the plugin ID, with two parameters:<text:s/></text:span><text:span text:style-name="T315">active</text:span><text:span text:style-name="T316">, true/false – whether the plugin is used on the movie -, and<text:s/></text:span><text:span text:style-name="T317">config</text:span><text:span text:style-name="T318">, an array with plugin configuration for the movie.</text:span></text:p>
      <text:p text:style-name="P319"/>
      <text:h text:style-name="P320" text:outline-level="1"><text:bookmark-start text:name="__RefHeading___Toc6362_36148820"/><text:bookmark-start text:name="_Toc171599552"/><text:soft-page-break/>3. strings.json<text:bookmark-end text:name="__RefHeading___Toc6362_36148820"/><text:bookmark-end text:name="_Toc171599552"/></text:h>
      <text:p text:style-name="Standard"><text:span text:style-name="T321">This file is intended to hold large amount of texts that will be used on your content to simplify its handling. It is a standard JSON file with group names as the first level of parameters (</text:span><text:span text:style-name="T322">simple</text:span><text:span text:style-name="T323"><text:s/>and<text:s/></text:span><text:span text:style-name="T324">complex</text:span><text:span text:style-name="T325"><text:s/>at the example below). Inside these groups pairs os string names/values can be set ti be used at runtime. Here is an example:</text:span></text:p>
      <text:p text:style-name="Codigo">{</text:p>
      <text:p text:style-name="Codigo"><text:s text:c="4"/>"simple": {</text:p>
      <text:p text:style-name="Codigo"><text:s text:c="8"/>"thank": "thanx"</text:p>
      <text:p text:style-name="Codigo"><text:s text:c="4"/>},</text:p>
      <text:p text:style-name="Codigo"><text:tab/>"complex": {</text:p>
      <text:p text:style-name="Codigo"><text:s text:c="8"/>"thank": "thank you a lot"</text:p>
      <text:p text:style-name="Codigo"><text:s text:c="4"/>}</text:p>
      <text:p text:style-name="Codigo">}</text:p>
      <text:p text:style-name="P326"/>
      <text:p text:style-name="P327"/>
      <text:h text:style-name="P328" text:outline-level="1"><text:bookmark-start text:name="__RefHeading___Toc6364_36148820"/><text:bookmark-start text:name="_Toc171599553"/><text:soft-page-break/>4. media<text:bookmark-end text:name="__RefHeading___Toc6364_36148820"/><text:bookmark-end text:name="_Toc171599553"/></text:h>
      <text:p text:style-name="Standard"><text:span text:style-name="T329">The<text:s/></text:span><text:span text:style-name="T330">media</text:span><text:span text:style-name="T331"><text:s/>folder is used to store all media files used by the movie. It holds several folders according to the media type for organization. Sub folders may be created inside them to simplify the content creation and media location.</text:span></text:p>
      <text:h text:style-name="P332" text:outline-level="3"><text:bookmark-start text:name="__RefHeading___Toc6366_36148820"/><text:bookmark-start text:name="_Toc171599554"/>audio<text:bookmark-end text:name="__RefHeading___Toc6366_36148820"/><text:bookmark-end text:name="_Toc171599554"/></text:h>
      <text:p text:style-name="P333">For audio medlia like .mp3 files.</text:p>
      <text:h text:style-name="P334" text:outline-level="3"><text:bookmark-start text:name="__RefHeading___Toc6368_36148820"/><text:bookmark-start text:name="_Toc171599555"/>font<text:bookmark-end text:name="__RefHeading___Toc6368_36148820"/><text:bookmark-end text:name="_Toc171599555"/></text:h>
      <text:p text:style-name="P335">Additional font files must be stored here.</text:p>
      <text:h text:style-name="P336" text:outline-level="3"><text:bookmark-start text:name="__RefHeading___Toc6370_36148820"/><text:bookmark-start text:name="_Toc171599556"/>html<text:bookmark-end text:name="__RefHeading___Toc6370_36148820"/><text:bookmark-end text:name="_Toc171599556"/></text:h>
      <text:p text:style-name="P337">HTML files used for text must be placed here.</text:p>
      <text:h text:style-name="P338" text:outline-level="3"><text:bookmark-start text:name="__RefHeading___Toc6372_36148820"/><text:bookmark-start text:name="_Toc171599557"/>picture<text:bookmark-end text:name="__RefHeading___Toc6372_36148820"/><text:bookmark-end text:name="_Toc171599557"/></text:h>
      <text:p text:style-name="P339">The place for image files like png and jpg.</text:p>
      <text:h text:style-name="P340" text:outline-level="3"><text:bookmark-start text:name="__RefHeading___Toc6374_36148820"/><text:bookmark-start text:name="_Toc171599558"/>spritemap<text:bookmark-end text:name="__RefHeading___Toc6374_36148820"/><text:bookmark-end text:name="_Toc171599558"/></text:h>
      <text:p text:style-name="P341">The folder for png files used on spritemap animations.</text:p>
      <text:h text:style-name="P342" text:outline-level="3"><text:bookmark-start text:name="__RefHeading___Toc6376_36148820"/><text:bookmark-start text:name="_Toc171599559"/>video<text:bookmark-end text:name="__RefHeading___Toc6376_36148820"/><text:bookmark-end text:name="_Toc171599559"/></text:h>
      <text:p text:style-name="P343">Save all video files here.</text:p>
      <text:p text:style-name="P344"/>
      <text:p text:style-name="P345"/>
      <text:h text:style-name="P346" text:outline-level="1"><text:bookmark-start text:name="__RefHeading___Toc6378_36148820"/><text:bookmark-start text:name="_Toc171599560"/><text:soft-page-break/>5. collection<text:bookmark-end text:name="__RefHeading___Toc6378_36148820"/><text:bookmark-end text:name="_Toc171599560"/></text:h>
      <text:p text:style-name="Standard"><text:span text:style-name="T347">TilBuci movies organize their media files inside<text:s/></text:span><text:span text:style-name="T348">collections</text:span><text:span text:style-name="T349">. Everytime a media is placed on a movie, it is incorporated as an<text:s/></text:span><text:span text:style-name="T350">asset</text:span><text:span text:style-name="T351"><text:s/>of a<text:s/></text:span><text:span text:style-name="T352">collection</text:span><text:span text:style-name="T353">. Creators may not even notice that by using several one-file collections, but more sophisticated movies can use the various collection properties, like transitions, to enhance the experience.</text:span></text:p>
      <text:p text:style-name="Standard"><text:span text:style-name="T354">The<text:s/></text:span><text:span text:style-name="T355">collection</text:span><text:span text:style-name="T356"><text:s/>folder holds several JSON files. The file names indicate the collection ID. Avoid the usage of special chars and spaces on these Ids. The TilBuci editor always use a MD5 encoded string to avoid unsafe chars.</text:span></text:p>
      <text:p text:style-name="P357">Here is an example of a collection file holding two assets.</text:p>
      <text:p text:style-name="Codigo">{</text:p>
      <text:p text:style-name="Codigo"><text:s text:c="4"/>"id": "2eac758ad6ae2feac8c4a080f1bf779c",</text:p>
      <text:p text:style-name="Codigo"><text:s text:c="4"/>"movie": "tilbuci",</text:p>
      <text:p text:style-name="Codigo"><text:s text:c="4"/>"name": "slideshow",</text:p>
      <text:p text:style-name="Codigo"><text:s text:c="4"/>"transition": "right",</text:p>
      <text:p text:style-name="Codigo"><text:s text:c="4"/>"time": 0.75,</text:p>
      <text:p text:style-name="Codigo"><text:s text:c="4"/>"assets": {</text:p>
      <text:p text:style-name="Codigo"><text:s text:c="8"/>"e08fe7a0e9": {</text:p>
      <text:p text:style-name="Codigo"><text:s text:c="12"/>"order": 0,</text:p>
      <text:p text:style-name="Codigo"><text:s text:c="12"/>"name": "slide1",</text:p>
      <text:p text:style-name="Codigo"><text:s text:c="12"/>"type": "picture",</text:p>
      <text:p text:style-name="Codigo"><text:s text:c="12"/>"time": 3,</text:p>
      <text:p text:style-name="Codigo"><text:s text:c="12"/>"action": "next",</text:p>
      <text:p text:style-name="Codigo"><text:s text:c="12"/>"frames": 1,</text:p>
      <text:p text:style-name="Codigo"><text:s text:c="12"/>"frtime": 100,</text:p>
      <text:p text:style-name="Codigo"><text:s text:c="12"/>"file": {</text:p>
      <text:p text:style-name="Codigo"><text:s text:c="16"/>"@1": "slideshow\/slide1.jpg",</text:p>
      <text:p text:style-name="Codigo"><text:s text:c="16"/>"@2": "slideshow\/slide1.jpg",</text:p>
      <text:p text:style-name="Codigo"><text:s text:c="16"/>"@3": "slideshow\/slide1.jpg",</text:p>
      <text:p text:style-name="Codigo"><text:s text:c="16"/>"@4": "slideshow\/slide1.jpg",</text:p>
      <text:p text:style-name="Codigo"><text:s text:c="16"/>"@5": "slideshow\/slide1.jpg"</text:p>
      <text:p text:style-name="Codigo"><text:s text:c="12"/>}</text:p>
      <text:p text:style-name="Codigo"><text:s text:c="8"/>},</text:p>
      <text:p text:style-name="Codigo"><text:s text:c="8"/>"0fe4f8b595": {</text:p>
      <text:p text:style-name="Codigo"><text:s text:c="12"/>"order": 1,</text:p>
      <text:p text:style-name="Codigo"><text:s text:c="12"/>"name": "slide2",</text:p>
      <text:p text:style-name="Codigo"><text:s text:c="12"/>"type": "picture",</text:p>
      <text:p text:style-name="Codigo"><text:s text:c="12"/>"time": 3,</text:p>
      <text:p text:style-name="Codigo"><text:s text:c="12"/>"action": "next",</text:p>
      <text:p text:style-name="Codigo"><text:s text:c="12"/>"frames": 1,</text:p>
      <text:p text:style-name="Codigo"><text:s text:c="12"/>"frtime": 100,</text:p>
      <text:p text:style-name="Codigo"><text:s text:c="12"/>"file": {</text:p>
      <text:p text:style-name="Codigo"><text:s text:c="16"/>"@1": "slideshow\/slide2.jpg",</text:p>
      <text:p text:style-name="Codigo"><text:s text:c="16"/>"@2": "slideshow\/slide2.jpg",</text:p>
      <text:p text:style-name="Codigo"><text:s text:c="16"/>"@3": "slideshow\/slide2.jpg",</text:p>
      <text:p text:style-name="Codigo"><text:s text:c="16"/>"@4": "slideshow\/slide2.jpg",</text:p>
      <text:p text:style-name="Codigo"><text:s text:c="16"/>"@5": "slideshow\/slide2.jpg"</text:p>
      <text:p text:style-name="Codigo"><text:s text:c="12"/>}</text:p>
      <text:soft-page-break/>
      <text:p text:style-name="Codigo"><text:s text:c="8"/>}</text:p>
      <text:p text:style-name="Codigo"><text:s text:c="4"/>}</text:p>
      <text:p text:style-name="Codigo">}</text:p>
      <text:p text:style-name="P358"/>
      <text:p text:style-name="P359">The requires parameters on collection files are:</text:p>
      <text:h text:style-name="P360" text:outline-level="3"><text:bookmark-start text:name="__RefHeading___Toc6380_36148820"/><text:bookmark-start text:name="_Toc171599561"/>id<text:bookmark-end text:name="__RefHeading___Toc6380_36148820"/><text:bookmark-end text:name="_Toc171599561"/></text:h>
      <text:p text:style-name="P361">The collection ID (must be the same of the file name).</text:p>
      <text:h text:style-name="P362" text:outline-level="3"><text:bookmark-start text:name="__RefHeading___Toc6382_36148820"/><text:bookmark-start text:name="_Toc171599562"/>movie<text:bookmark-end text:name="__RefHeading___Toc6382_36148820"/><text:bookmark-end text:name="_Toc171599562"/></text:h>
      <text:p text:style-name="P363">The movie ID.</text:p>
      <text:h text:style-name="P364" text:outline-level="3"><text:bookmark-start text:name="__RefHeading___Toc6384_36148820"/><text:bookmark-start text:name="_Toc171599563"/>name<text:bookmark-end text:name="__RefHeading___Toc6384_36148820"/><text:bookmark-end text:name="_Toc171599563"/></text:h>
      <text:p text:style-name="P365">The collection name.</text:p>
      <text:h text:style-name="P366" text:outline-level="3"><text:bookmark-start text:name="__RefHeading___Toc6386_36148820"/><text:bookmark-start text:name="_Toc171599564"/>transition<text:bookmark-end text:name="__RefHeading___Toc6386_36148820"/><text:bookmark-end text:name="_Toc171599564"/></text:h>
      <text:p text:style-name="Standard"><text:span text:style-name="T367">When used on an instance with changing assets, like a slideshow, this sets the animation used. Possible values are<text:s/></text:span><text:span text:style-name="T368">right</text:span><text:span text:style-name="T369">,<text:s/></text:span><text:span text:style-name="T370">left</text:span><text:span text:style-name="T371">,<text:s/></text:span><text:span text:style-name="T372">up</text:span><text:span text:style-name="T373">,<text:s/></text:span><text:span text:style-name="T374">down</text:span><text:span text:style-name="T375">,<text:s/></text:span><text:span text:style-name="T376">alpha</text:span><text:span text:style-name="T377"><text:s/>and<text:s/></text:span><text:span text:style-name="T378">none</text:span><text:span text:style-name="T379">.</text:span></text:p>
      <text:h text:style-name="P380" text:outline-level="3"><text:bookmark-start text:name="__RefHeading___Toc6388_36148820"/><text:bookmark-start text:name="_Toc171599565"/>time<text:bookmark-end text:name="__RefHeading___Toc6388_36148820"/><text:bookmark-end text:name="_Toc171599565"/></text:h>
      <text:p text:style-name="P381">The change asset transition time in secons (accept float values).</text:p>
      <text:h text:style-name="P382" text:outline-level="3"><text:bookmark-start text:name="__RefHeading___Toc6390_36148820"/><text:bookmark-start text:name="_Toc171599566"/>assets<text:bookmark-end text:name="__RefHeading___Toc6390_36148820"/><text:bookmark-end text:name="_Toc171599566"/></text:h>
      <text:p text:style-name="P383">A group of objects describing the collection assets.</text:p>
      <text:h text:style-name="P384" text:outline-level="2"><text:bookmark-start text:name="__RefHeading___Toc6392_36148820"/><text:bookmark-start text:name="_Toc171599567"/>5.1. Asset descriptions<text:bookmark-end text:name="__RefHeading___Toc6392_36148820"/><text:bookmark-end text:name="_Toc171599567"/></text:h>
      <text:p text:style-name="P385">All collection assets are described by several properties. At the collection file, every asset object is named after the asset ID (can be any text, but the TilBuci editor keeps them as truncated MD5 encoded strings). Here are the required properties:</text:p>
      <text:h text:style-name="P386" text:outline-level="3"><text:bookmark-start text:name="__RefHeading___Toc6394_36148820"/><text:bookmark-start text:name="_Toc171599568"/>order<text:bookmark-end text:name="__RefHeading___Toc6394_36148820"/><text:bookmark-end text:name="_Toc171599568"/></text:h>
      <text:p text:style-name="P387">The asset order in the collections, starting at 0 and continuiosly incremented.</text:p>
      <text:h text:style-name="P388" text:outline-level="3"><text:bookmark-start text:name="__RefHeading___Toc6396_36148820"/><text:bookmark-start text:name="_Toc171599569"/>name<text:bookmark-end text:name="__RefHeading___Toc6396_36148820"/><text:bookmark-end text:name="_Toc171599569"/></text:h>
      <text:p text:style-name="P389">The asset name.</text:p>
      <text:h text:style-name="P390" text:outline-level="3"><text:bookmark-start text:name="__RefHeading___Toc6398_36148820"/><text:bookmark-start text:name="_Toc171599570"/><text:soft-page-break/>type<text:bookmark-end text:name="__RefHeading___Toc6398_36148820"/><text:bookmark-end text:name="_Toc171599570"/></text:h>
      <text:p text:style-name="Standard"><text:span text:style-name="T391">Asset type. Possible ones are<text:s/></text:span><text:span text:style-name="T392">audio</text:span><text:span text:style-name="T393">,<text:s/></text:span><text:span text:style-name="T394">html</text:span><text:span text:style-name="T395">,<text:s/></text:span><text:span text:style-name="T396">paragraph</text:span><text:span text:style-name="T397">,<text:s/></text:span><text:span text:style-name="T398">picture</text:span><text:span text:style-name="T399">,<text:s/></text:span><text:span text:style-name="T400">shape</text:span><text:span text:style-name="T401">,<text:s/></text:span><text:span text:style-name="T402">spritemap</text:span><text:span text:style-name="T403"><text:s/>and<text:s/></text:span><text:span text:style-name="T404">video</text:span><text:span text:style-name="T405">.</text:span></text:p>
      <text:h text:style-name="P406" text:outline-level="3"><text:bookmark-start text:name="__RefHeading___Toc6400_36148820"/><text:bookmark-start text:name="_Toc171599571"/>time<text:bookmark-end text:name="__RefHeading___Toc6400_36148820"/><text:bookmark-end text:name="_Toc171599571"/></text:h>
      <text:p text:style-name="P407">Asset total time for all types except audio and video (they use the actual media total time).</text:p>
      <text:h text:style-name="P408" text:outline-level="3"><text:bookmark-start text:name="__RefHeading___Toc6402_36148820"/><text:bookmark-start text:name="_Toc171599572"/>action<text:bookmark-end text:name="__RefHeading___Toc6402_36148820"/><text:bookmark-end text:name="_Toc171599572"/></text:h>
      <text:p text:style-name="Standard"><text:span text:style-name="T409">Action to take when the asset reaches the end of its time. Possible values are<text:s/></text:span><text:span text:style-name="T410">loop</text:span><text:span text:style-name="T411">,<text:s/></text:span><text:span text:style-name="T412">next</text:span><text:span text:style-name="T413">,<text:s/></text:span><text:span text:style-name="T414">previous</text:span><text:span text:style-name="T415">,<text:s/></text:span><text:span text:style-name="T416">stop</text:span><text:span text:style-name="T417">. Besides these simple values, a complex TilBuci interaction action description can be used as well.</text:span></text:p>
      <text:h text:style-name="P418" text:outline-level="3"><text:bookmark-start text:name="__RefHeading___Toc6404_36148820"/><text:bookmark-start text:name="_Toc171599573"/>frames<text:bookmark-end text:name="__RefHeading___Toc6404_36148820"/><text:bookmark-end text:name="_Toc171599573"/></text:h>
      <text:p text:style-name="P419">Number of frames for spritemap assets.</text:p>
      <text:h text:style-name="P420" text:outline-level="3"><text:bookmark-start text:name="__RefHeading___Toc6406_36148820"/><text:bookmark-start text:name="_Toc171599574"/>frtime<text:bookmark-end text:name="__RefHeading___Toc6406_36148820"/><text:bookmark-end text:name="_Toc171599574"/></text:h>
      <text:p text:style-name="P421">Frame time for spritemap assets in miliseconds.</text:p>
      <text:h text:style-name="P422" text:outline-level="3"><text:bookmark-start text:name="__RefHeading___Toc6408_36148820"/><text:bookmark-start text:name="_Toc171599575"/>file<text:bookmark-end text:name="__RefHeading___Toc6408_36148820"/><text:bookmark-end text:name="_Toc171599575"/></text:h>
      <text:p text:style-name="P423">The path to the media file stored at the media sub folder related to the asset type. This property is, in fact, a group of 5 elements: @1 to @5. The numbers are related to the real display size according to the movie design one. If the display size is lower then 1.5 times the design one, the @1 media file is used. From 1.5 to 2.5, the @2 is used. @3 is used from 2.5 to 3.5, @4 from 3.5 to 4.5 and @5 for all above. This enables a simple multiple resolution support for the movie.</text:p>
      <text:p text:style-name="P424">Assets of paragraph type don’t use files. The actual paragraph texts are stores at the @1 to @5 file elements. Assets of shape type also don’t use files. Instead, the @1 to @5 elements hold a JSON-formatted string with the shape description, with these fields:</text:p>
      <text:list text:style-name="LFO149" text:continue-numbering="true">
        <text:list-item>
          <text:p text:style-name="P425"><text:span text:style-name="T426">type: the shape type – allowed values are<text:s/></text:span><text:span text:style-name="T427">circle</text:span><text:span text:style-name="T428">,<text:s/></text:span><text:span text:style-name="T429">triangle</text:span><text:span text:style-name="T430">,<text:s/></text:span><text:span text:style-name="T431">isoscelestriangle</text:span><text:span text:style-name="T432">,<text:s/></text:span><text:span text:style-name="T433">righttriangle</text:span><text:span text:style-name="T434">,<text:s/></text:span><text:span text:style-name="T435">square</text:span><text:span text:style-name="T436">,<text:s/></text:span><text:span text:style-name="T437">pentagon</text:span><text:span text:style-name="T438">,<text:s/></text:span><text:span text:style-name="T439">hexagon</text:span><text:span text:style-name="T440">,<text:s/></text:span><text:span text:style-name="T441">heptagon</text:span><text:span text:style-name="T442">,<text:s/></text:span><text:span text:style-name="T443">octagon</text:span><text:span text:style-name="T444">,<text:s/></text:span><text:span text:style-name="T445">eneagon</text:span><text:span text:style-name="T446"><text:s/>and<text:s/></text:span><text:span text:style-name="T447">decagon</text:span></text:p>
        </text:list-item>
        <text:list-item>
          <text:p text:style-name="P448">color: shape background color in 0x###### hex format</text:p>
        </text:list-item>
        <text:list-item>
          <text:p text:style-name="P449">alpha: shape opacity form 0.0 to 1.0</text:p>
        </text:list-item>
        <text:list-item>
          <text:p text:style-name="P450">border: border line size (0 for none)</text:p>
        </text:list-item>
        <text:list-item>
          <text:p text:style-name="P451">bdcolor: border color in 0x###### hex format</text:p>
        </text:list-item>
        <text:list-item>
          <text:p text:style-name="P452">bdalpha: border opacity from 0.0 to 1.0</text:p>
        </text:list-item>
        <text:list-item>
          <text:p text:style-name="P453">rotation: shape rotation from 0 to 359</text:p>
        </text:list-item>
      </text:list>
      <text:p text:style-name="P454"/>
      <text:h text:style-name="P455" text:outline-level="1"><text:bookmark-start text:name="__RefHeading___Toc6410_36148820"/><text:bookmark-start text:name="_Toc171599576"/><text:soft-page-break/>6. scene<text:bookmark-end text:name="__RefHeading___Toc6410_36148820"/><text:bookmark-end text:name="_Toc171599576"/></text:h>
      <text:p text:style-name="P456">Every TilBuci movie is made of several scenes. Their descriptions are saved as JSON files inside the scene folder. The file must be named after tshe scene ID. Avoid special chars and spaces on these ones. The TilBuci editor always use MD5 encoded strings as scene IDs.</text:p>
      <text:p text:style-name="P457">A sample scene file is shown below:</text:p>
      <text:p text:style-name="Codigo">{</text:p>
      <text:p text:style-name="Codigo"><text:s text:c="4"/>"title": "Page 14",</text:p>
      <text:p text:style-name="Codigo"><text:s text:c="4"/>"id": "8c24a9b1d1012e1777b0265fc1c4c34f",</text:p>
      <text:p text:style-name="Codigo"><text:s text:c="4"/>"movie": "tilbuci",</text:p>
      <text:p text:style-name="Codigo"><text:s text:c="4"/>"about": "",</text:p>
      <text:p text:style-name="Codigo"><text:s text:c="4"/>"image": "",</text:p>
      <text:p text:style-name="Codigo"><text:s text:c="4"/>"navigation": {</text:p>
      <text:p text:style-name="Codigo"><text:s text:c="8"/>"up": "2427ce6be1c257af12f9c43c5efb2bc4",</text:p>
      <text:p text:style-name="Codigo"><text:s text:c="8"/>"down": "",</text:p>
      <text:p text:style-name="Codigo"><text:s text:c="8"/>"left": "d2ff8d65f685b9f0268b962baaf70354",</text:p>
      <text:p text:style-name="Codigo"><text:s text:c="8"/>"right": "",</text:p>
      <text:p text:style-name="Codigo"><text:s text:c="8"/>"nin": "",</text:p>
      <text:p text:style-name="Codigo"><text:s text:c="8"/>"nout": ""</text:p>
      <text:p text:style-name="Codigo"><text:s text:c="4"/>},</text:p>
      <text:p text:style-name="Codigo"><text:s text:c="4"/>"collections": ["f83be46442163608f70314115770f718", "4aa344057a12a0d7e5635ebfe3fb564f" ],</text:p>
      <text:p text:style-name="Codigo"><text:s text:c="4"/>"loop": 0,</text:p>
      <text:p text:style-name="Codigo"><text:s text:c="4"/>"acstart": "[\n\t{ \"ac\": \"string.set\", \"param\": [ \"pageid\", \"$_SCENEID\" ] }, \n\t{ \"ac\": \"string.set\", \"param\": [ \"pagetitle\", \"$_SCENETITLE\" ] }\n]",</text:p>
      <text:p text:style-name="Codigo"><text:s text:c="4"/>"ackeyframes": ["", "", "", ""],</text:p>
      <text:p text:style-name="Codigo"><text:s text:c="4"/>"keyframes": [</text:p>
      <text:p text:style-name="Codigo"><text:s text:c="4"/>]</text:p>
      <text:p text:style-name="Codigo">}</text:p>
      <text:p text:style-name="P458">These are the required properties:</text:p>
      <text:h text:style-name="P459" text:outline-level="3"><text:bookmark-start text:name="__RefHeading___Toc6412_36148820"/><text:bookmark-start text:name="_Toc171599577"/>title<text:bookmark-end text:name="__RefHeading___Toc6412_36148820"/><text:bookmark-end text:name="_Toc171599577"/></text:h>
      <text:p text:style-name="P460">The scene name (alos used for sharing).</text:p>
      <text:h text:style-name="P461" text:outline-level="3"><text:bookmark-start text:name="__RefHeading___Toc6414_36148820"/><text:bookmark-start text:name="_Toc171599578"/>id<text:bookmark-end text:name="__RefHeading___Toc6414_36148820"/><text:bookmark-end text:name="_Toc171599578"/></text:h>
      <text:p text:style-name="P462">The scene ID (must be the same used on file name).</text:p>
      <text:h text:style-name="P463" text:outline-level="3"><text:bookmark-start text:name="__RefHeading___Toc6416_36148820"/><text:bookmark-start text:name="_Toc171599579"/>movie<text:bookmark-end text:name="__RefHeading___Toc6416_36148820"/><text:bookmark-end text:name="_Toc171599579"/></text:h>
      <text:p text:style-name="P464">The movie ID.</text:p>
      <text:h text:style-name="P465" text:outline-level="3"><text:bookmark-start text:name="__RefHeading___Toc6418_36148820"/><text:bookmark-start text:name="_Toc171599580"/>about<text:bookmark-end text:name="__RefHeading___Toc6418_36148820"/><text:bookmark-end text:name="_Toc171599580"/></text:h>
      <text:p text:style-name="P466">A scene description (also used for sharing).</text:p>
      <text:h text:style-name="P467" text:outline-level="3"><text:bookmark-start text:name="__RefHeading___Toc6420_36148820"/><text:bookmark-start text:name="_Toc171599581"/><text:soft-page-break/>image<text:bookmark-end text:name="__RefHeading___Toc6420_36148820"/><text:bookmark-end text:name="_Toc171599581"/></text:h>
      <text:p text:style-name="P468">An image for social media sharing (mus be saves at the media/picture folder).</text:p>
      <text:h text:style-name="P469" text:outline-level="3"><text:bookmark-start text:name="__RefHeading___Toc6422_36148820"/><text:bookmark-start text:name="_Toc171599582"/>navigation<text:bookmark-end text:name="__RefHeading___Toc6422_36148820"/><text:bookmark-end text:name="_Toc171599582"/></text:h>
      <text:p text:style-name="Standard"><text:span text:style-name="T470">Scene IDs for content navigation. This propoerty is an object with 6 elements:<text:s/></text:span><text:span text:style-name="T471">up</text:span><text:span text:style-name="T472">,<text:s/></text:span><text:span text:style-name="T473">down</text:span><text:span text:style-name="T474">,<text:s/></text:span><text:span text:style-name="T475">left</text:span><text:span text:style-name="T476">,<text:s/></text:span><text:span text:style-name="T477">right</text:span><text:span text:style-name="T478">,<text:s/></text:span><text:span text:style-name="T479">nin</text:span><text:span text:style-name="T480"><text:s/>and<text:s/></text:span><text:span text:style-name="T481">nout</text:span><text:span text:style-name="T482">. Each of them may receive a scene ID to be loaded after a navigation command.</text:span></text:p>
      <text:h text:style-name="P483" text:outline-level="3"><text:bookmark-start text:name="__RefHeading___Toc6424_36148820"/><text:bookmark-start text:name="_Toc171599583"/>collections<text:bookmark-end text:name="__RefHeading___Toc6424_36148820"/><text:bookmark-end text:name="_Toc171599583"/></text:h>
      <text:p text:style-name="P484">A list of the collection IDs used on the scene.</text:p>
      <text:h text:style-name="P485" text:outline-level="3"><text:bookmark-start text:name="__RefHeading___Toc6426_36148820"/><text:bookmark-start text:name="_Toc171599584"/>loop<text:bookmark-end text:name="__RefHeading___Toc6426_36148820"/><text:bookmark-end text:name="_Toc171599584"/></text:h>
      <text:p text:style-name="P486">The keyframe to loop to when the scene reaches its end (0 to return to the initial keyframe).</text:p>
      <text:h text:style-name="P487" text:outline-level="3"><text:bookmark-start text:name="__RefHeading___Toc6428_36148820"/><text:bookmark-start text:name="_Toc171599585"/>acstart<text:bookmark-end text:name="__RefHeading___Toc6428_36148820"/><text:bookmark-end text:name="_Toc171599585"/></text:h>
      <text:p text:style-name="P488">Actions to run when the scene starts,</text:p>
      <text:h text:style-name="P489" text:outline-level="3"><text:bookmark-start text:name="__RefHeading___Toc6430_36148820"/><text:bookmark-start text:name="_Toc171599586"/>ackeyframes<text:bookmark-end text:name="__RefHeading___Toc6430_36148820"/><text:bookmark-end text:name="_Toc171599586"/></text:h>
      <text:p text:style-name="P490">An array of strings containing the actions to run at the end of each scene keyframe.</text:p>
      <text:h text:style-name="P491" text:outline-level="3"><text:bookmark-start text:name="__RefHeading___Toc6432_36148820"/><text:bookmark-start text:name="_Toc171599587"/>keyframes<text:bookmark-end text:name="__RefHeading___Toc6432_36148820"/><text:bookmark-end text:name="_Toc171599587"/></text:h>
      <text:p text:style-name="P492">An array of keyframe descriptions with elements in the order they shoul be played on the scene.</text:p>
      <text:h text:style-name="P493" text:outline-level="2"><text:bookmark-start text:name="__RefHeading___Toc6434_36148820"/><text:bookmark-start text:name="_Toc171599588"/>6.1. keyframe descriptions and instances<text:bookmark-end text:name="__RefHeading___Toc6434_36148820"/><text:bookmark-end text:name="_Toc171599588"/></text:h>
      <text:p text:style-name="Standard"><text:span text:style-name="T494">Each scene keyframe is described by an object with a collection of<text:s/></text:span><text:span text:style-name="T495">instances</text:span><text:span text:style-name="T496">. Check out a keyframe description example below:</text:span></text:p>
      <text:p text:style-name="Codigo">{</text:p>
      <text:p text:style-name="Codigo"><text:s text:c="4"/>"background": {</text:p>
      <text:p text:style-name="Codigo"><text:s text:c="8"/>"collection": "f83be46442163608f70314115770f718",</text:p>
      <text:p text:style-name="Codigo"><text:s text:c="8"/>"asset": "cf02971b47",</text:p>
      <text:p text:style-name="Codigo"><text:s text:c="8"/>"action": "",</text:p>
      <text:p text:style-name="Codigo"><text:s text:c="8"/>"play": true,</text:p>
      <text:p text:style-name="Codigo"><text:s text:c="8"/>"horizontal": {</text:p>
      <text:p text:style-name="Codigo"><text:s text:c="12"/>"order": 0,</text:p>
      <text:p text:style-name="Codigo"><text:s text:c="12"/>"x": 0,</text:p>
      <text:p text:style-name="Codigo"><text:s text:c="12"/>"y": 0,</text:p>
      <text:p text:style-name="Codigo"><text:s text:c="12"/>"alpha": 1,</text:p>
      <text:p text:style-name="Codigo"><text:s text:c="12"/>"width": 1920,</text:p>
      <text:p text:style-name="Codigo"><text:s text:c="12"/>"height": 1080,</text:p>
      <text:soft-page-break/>
      <text:p text:style-name="Codigo"><text:s text:c="12"/>"rotation": 0,</text:p>
      <text:p text:style-name="Codigo"><text:s text:c="12"/>"visible": true,</text:p>
      <text:p text:style-name="Codigo"><text:s text:c="12"/>"color": "0xFFFFFF",</text:p>
      <text:p text:style-name="Codigo"><text:s text:c="12"/>"colorAlpha": 0,</text:p>
      <text:p text:style-name="Codigo"><text:s text:c="12"/>"volume": 1,</text:p>
      <text:p text:style-name="Codigo"><text:s text:c="12"/>"pan": 0,</text:p>
      <text:p text:style-name="Codigo"><text:s text:c="12"/>"blur": "",</text:p>
      <text:p text:style-name="Codigo"><text:s text:c="12"/>"dropshadow": "",</text:p>
      <text:p text:style-name="Codigo"><text:s text:c="12"/>"textFont": "sans",</text:p>
      <text:p text:style-name="Codigo"><text:s text:c="12"/>"textSize": 20,</text:p>
      <text:p text:style-name="Codigo"><text:s text:c="12"/>"textColor": "0xFFFFFF",</text:p>
      <text:p text:style-name="Codigo"><text:s text:c="12"/>"textBold": false,</text:p>
      <text:p text:style-name="Codigo"><text:s text:c="12"/>"textItalic": false,</text:p>
      <text:p text:style-name="Codigo"><text:s text:c="12"/>"textLeading": 10,</text:p>
      <text:p text:style-name="Codigo"><text:s text:c="12"/>"textSpacing": 0,</text:p>
      <text:p text:style-name="Codigo"><text:s text:c="12"/>"textBackground": "",</text:p>
      <text:p text:style-name="Codigo"><text:s text:c="12"/>"textAlign": "left"</text:p>
      <text:p text:style-name="Codigo"><text:s text:c="8"/>},</text:p>
      <text:p text:style-name="Codigo"><text:s text:c="8"/>"vertical": {</text:p>
      <text:p text:style-name="Codigo"><text:s text:c="12"/>"order": 0,</text:p>
      <text:p text:style-name="Codigo"><text:s text:c="12"/>"x": 0,</text:p>
      <text:p text:style-name="Codigo"><text:s text:c="12"/>"y": 0,</text:p>
      <text:p text:style-name="Codigo"><text:s text:c="12"/>"alpha": 1,</text:p>
      <text:p text:style-name="Codigo"><text:s text:c="12"/>"width": 1080,</text:p>
      <text:p text:style-name="Codigo"><text:s text:c="12"/>"height": 1920,</text:p>
      <text:p text:style-name="Codigo"><text:s text:c="12"/>"rotation": 0,</text:p>
      <text:p text:style-name="Codigo"><text:s text:c="12"/>"visible": true,</text:p>
      <text:p text:style-name="Codigo"><text:s text:c="12"/>"color": "0xFFFFFF",</text:p>
      <text:p text:style-name="Codigo"><text:s text:c="12"/>"colorAlpha": 0,</text:p>
      <text:p text:style-name="Codigo"><text:s text:c="12"/>"volume": 1,</text:p>
      <text:p text:style-name="Codigo"><text:s text:c="12"/>"pan": 0,</text:p>
      <text:p text:style-name="Codigo"><text:s text:c="12"/>"blur": "",</text:p>
      <text:p text:style-name="Codigo"><text:s text:c="12"/>"dropshadow": "",</text:p>
      <text:p text:style-name="Codigo"><text:s text:c="12"/>"textFont": "sans",</text:p>
      <text:p text:style-name="Codigo"><text:s text:c="12"/>"textSize": 20,</text:p>
      <text:p text:style-name="Codigo"><text:s text:c="12"/>"textColor": "0xFFFFFF",</text:p>
      <text:p text:style-name="Codigo"><text:s text:c="12"/>"textBold": false,</text:p>
      <text:p text:style-name="Codigo"><text:s text:c="12"/>"textItalic": false,</text:p>
      <text:p text:style-name="Codigo"><text:s text:c="12"/>"textLeading": 10,</text:p>
      <text:p text:style-name="Codigo"><text:s text:c="12"/>"textSpacing": 0,</text:p>
      <text:p text:style-name="Codigo"><text:s text:c="12"/>"textBackground": "",</text:p>
      <text:p text:style-name="Codigo"><text:s text:c="12"/>"textAlign": "left"</text:p>
      <text:p text:style-name="Codigo"><text:s text:c="8"/>}</text:p>
      <text:p text:style-name="Codigo"><text:s text:c="4"/>},</text:p>
      <text:p text:style-name="Codigo"><text:s text:c="4"/>"buci": {</text:p>
      <text:p text:style-name="Codigo"><text:s text:c="8"/>"collection": "4aa344057a12a0d7e5635ebfe3fb564f",</text:p>
      <text:p text:style-name="Codigo"><text:s text:c="8"/>"asset": "25a4eed6ba",</text:p>
      <text:p text:style-name="Codigo"><text:s text:c="8"/>"action": "",</text:p>
      <text:p text:style-name="Codigo"><text:s text:c="8"/>"play": true,</text:p>
      <text:p text:style-name="Codigo"><text:s text:c="8"/>"horizontal": {</text:p>
      <text:p text:style-name="Codigo"><text:s text:c="12"/>"order": 1,</text:p>
      <text:p text:style-name="Codigo"><text:s text:c="12"/>"x": 287,</text:p>
      <text:p text:style-name="Codigo"><text:s text:c="12"/>"y": 50,</text:p>
      <text:p text:style-name="Codigo"><text:s text:c="12"/>"alpha": 1,</text:p>
      <text:p text:style-name="Codigo"><text:s text:c="12"/>"width": 1346,</text:p>
      <text:p text:style-name="Codigo"><text:s text:c="12"/>"height": 790,</text:p>
      <text:soft-page-break/>
      <text:p text:style-name="Codigo"><text:s text:c="12"/>"rotation": 0,</text:p>
      <text:p text:style-name="Codigo"><text:s text:c="12"/>"visible": true,</text:p>
      <text:p text:style-name="Codigo"><text:s text:c="12"/>"color": "0xFFFFFF",</text:p>
      <text:p text:style-name="Codigo"><text:s text:c="12"/>"colorAlpha": 0,</text:p>
      <text:p text:style-name="Codigo"><text:s text:c="12"/>"volume": 1,</text:p>
      <text:p text:style-name="Codigo"><text:s text:c="12"/>"pan": 0,</text:p>
      <text:p text:style-name="Codigo"><text:s text:c="12"/>"blur": "",</text:p>
      <text:p text:style-name="Codigo"><text:s text:c="12"/>"dropshadow": "",</text:p>
      <text:p text:style-name="Codigo"><text:s text:c="12"/>"textFont": "sans",</text:p>
      <text:p text:style-name="Codigo"><text:s text:c="12"/>"textSize": 20,</text:p>
      <text:p text:style-name="Codigo"><text:s text:c="12"/>"textColor": "0xFFFFFF",</text:p>
      <text:p text:style-name="Codigo"><text:s text:c="12"/>"textBold": false,</text:p>
      <text:p text:style-name="Codigo"><text:s text:c="12"/>"textItalic": false,</text:p>
      <text:p text:style-name="Codigo"><text:s text:c="12"/>"textLeading": 10,</text:p>
      <text:p text:style-name="Codigo"><text:s text:c="12"/>"textSpacing": 0,</text:p>
      <text:p text:style-name="Codigo"><text:s text:c="12"/>"textBackground": "",</text:p>
      <text:p text:style-name="Codigo"><text:s text:c="12"/>"textAlign": "left"</text:p>
      <text:p text:style-name="Codigo"><text:s text:c="8"/>},</text:p>
      <text:p text:style-name="Codigo"><text:s text:c="8"/>"vertical": {</text:p>
      <text:p text:style-name="Codigo"><text:s text:c="12"/>"order": 1,</text:p>
      <text:p text:style-name="Codigo"><text:s text:c="12"/>"x": -35,</text:p>
      <text:p text:style-name="Codigo"><text:s text:c="12"/>"y": 278,</text:p>
      <text:p text:style-name="Codigo"><text:s text:c="12"/>"alpha": 1,</text:p>
      <text:p text:style-name="Codigo"><text:s text:c="12"/>"width": 1150,</text:p>
      <text:p text:style-name="Codigo"><text:s text:c="12"/>"height": 929,</text:p>
      <text:p text:style-name="Codigo"><text:s text:c="12"/>"rotation": 0,</text:p>
      <text:p text:style-name="Codigo"><text:s text:c="12"/>"visible": true,</text:p>
      <text:p text:style-name="Codigo"><text:s text:c="12"/>"color": "0xFFFFFF",</text:p>
      <text:p text:style-name="Codigo"><text:s text:c="12"/>"colorAlpha": 0,</text:p>
      <text:p text:style-name="Codigo"><text:s text:c="12"/>"volume": 1,</text:p>
      <text:p text:style-name="Codigo"><text:s text:c="12"/>"pan": 0,</text:p>
      <text:p text:style-name="Codigo"><text:s text:c="12"/>"blur": "",</text:p>
      <text:p text:style-name="Codigo"><text:s text:c="12"/>"dropshadow": "",</text:p>
      <text:p text:style-name="Codigo"><text:s text:c="12"/>"textFont": "sans",</text:p>
      <text:p text:style-name="Codigo"><text:s text:c="12"/>"textSize": 20,</text:p>
      <text:p text:style-name="Codigo"><text:s text:c="12"/>"textColor": "0xFFFFFF",</text:p>
      <text:p text:style-name="Codigo"><text:s text:c="12"/>"textBold": false,</text:p>
      <text:p text:style-name="Codigo"><text:s text:c="12"/>"textItalic": false,</text:p>
      <text:p text:style-name="Codigo"><text:s text:c="12"/>"textLeading": 10,</text:p>
      <text:p text:style-name="Codigo"><text:s text:c="12"/>"textSpacing": 0,</text:p>
      <text:p text:style-name="Codigo"><text:s text:c="12"/>"textBackground": "",</text:p>
      <text:p text:style-name="Codigo"><text:s text:c="12"/>"textAlign": "left"</text:p>
      <text:p text:style-name="Codigo"><text:s text:c="8"/>}</text:p>
      <text:p text:style-name="Codigo"><text:s text:c="4"/>}</text:p>
      <text:p text:style-name="Codigo">}</text:p>
      <text:p text:style-name="P497">This keyframe is made of two instances, background and buci, each one with their own descriptors. A single scene can cotain from one to many of these keyframe objects. Each keyframe object may contain many instances. The instance objects has their own requires properties, as follows.</text:p>
      <text:h text:style-name="P498" text:outline-level="3"><text:bookmark-start text:name="__RefHeading___Toc6436_36148820"/><text:bookmark-start text:name="_Toc171599589"/>collection<text:bookmark-end text:name="__RefHeading___Toc6436_36148820"/><text:bookmark-end text:name="_Toc171599589"/></text:h>
      <text:p text:style-name="P499">The collection ID to load the assets from.</text:p>
      <text:h text:style-name="P500" text:outline-level="3"><text:bookmark-start text:name="__RefHeading___Toc6438_36148820"/><text:bookmark-start text:name="_Toc171599590"/><text:soft-page-break/>asset<text:bookmark-end text:name="__RefHeading___Toc6438_36148820"/><text:bookmark-end text:name="_Toc171599590"/></text:h>
      <text:p text:style-name="P501">The asset ID to load (actions may change this at runtime).</text:p>
      <text:h text:style-name="P502" text:outline-level="3"><text:bookmark-start text:name="__RefHeading___Toc6440_36148820"/><text:bookmark-start text:name="_Toc171599591"/>action<text:bookmark-end text:name="__RefHeading___Toc6440_36148820"/><text:bookmark-end text:name="_Toc171599591"/></text:h>
      <text:p text:style-name="P503">The action to run when the instance is clicked/touched while the movie is playing.</text:p>
      <text:h text:style-name="P504" text:outline-level="3"><text:bookmark-start text:name="__RefHeading___Toc6442_36148820"/><text:bookmark-start text:name="_Toc171599592"/>play<text:bookmark-end text:name="__RefHeading___Toc6442_36148820"/><text:bookmark-end text:name="_Toc171599592"/></text:h>
      <text:p text:style-name="P505">Whether the instance media starts playing just after load.</text:p>
      <text:h text:style-name="P506" text:outline-level="3"><text:bookmark-start text:name="__RefHeading___Toc6444_36148820"/><text:bookmark-start text:name="_Toc171599593"/>horizontal and vertical<text:bookmark-end text:name="__RefHeading___Toc6444_36148820"/><text:bookmark-end text:name="_Toc171599593"/></text:h>
      <text:p text:style-name="P507">These properties describe the instance display setting for both horizontal and vertical display. Each of them receive an object with the following elements:</text:p>
      <text:list text:style-name="LFO150" text:continue-numbering="true">
        <text:list-item>
          <text:p text:style-name="P508">order: instance order in display list – must start at 0 and be sequential up to the last instance</text:p>
        </text:list-item>
        <text:list-item>
          <text:p text:style-name="P509">x: x position</text:p>
        </text:list-item>
        <text:list-item>
          <text:p text:style-name="P510">y: y position</text:p>
        </text:list-item>
        <text:list-item>
          <text:p text:style-name="P511">alpha: instance opacitu from 0.0 to 1.0</text:p>
        </text:list-item>
        <text:list-item>
          <text:p text:style-name="P512">width: width size</text:p>
        </text:list-item>
        <text:list-item>
          <text:p text:style-name="P513">height: height size</text:p>
        </text:list-item>
        <text:list-item>
          <text:p text:style-name="P514">rotation: instance rotation from 0 to 359 (experimental)</text:p>
        </text:list-item>
        <text:list-item>
          <text:p text:style-name="P515">visible: true/false whether the instance should be displayed</text:p>
        </text:list-item>
        <text:list-item>
          <text:p text:style-name="P516">color: overlay color value as a 0x###### hex string</text:p>
        </text:list-item>
        <text:list-item>
          <text:p text:style-name="P517">colorAlpha: color overlay opacity from 0.0 to 1.0</text:p>
        </text:list-item>
        <text:list-item>
          <text:p text:style-name="P518">volume: sound volume form 0.0 to 1.0</text:p>
        </text:list-item>
        <text:list-item>
          <text:p text:style-name="P519">pan: sound pan from -1.0 to 1.0 (not yet active)</text:p>
        </text:list-item>
        <text:list-item>
          <text:p text:style-name="P520">blur: blur effect description as an array of values</text:p>
        </text:list-item>
        <text:list-item>
          <text:p text:style-name="P521">dropshadow: dropshadow effect description as an array of values</text:p>
        </text:list-item>
        <text:list-item>
          <text:p text:style-name="P522">textFont: text face name to use</text:p>
        </text:list-item>
        <text:list-item>
          <text:p text:style-name="P523">textSize: font size in ponts</text:p>
        </text:list-item>
        <text:list-item>
          <text:p text:style-name="P524">textColor: font color on 0x###### hex string format</text:p>
        </text:list-item>
        <text:list-item>
          <text:p text:style-name="P525">textBold: text diplayed as bold?</text:p>
        </text:list-item>
        <text:list-item>
          <text:p text:style-name="P526">textItalic: text displayed as italic?</text:p>
        </text:list-item>
        <text:list-item>
          <text:p text:style-name="P527">textLeading: text line leading in pixels</text:p>
        </text:list-item>
        <text:list-item>
          <text:p text:style-name="P528">textSpacing: inner letter spacing (not yet active)</text:p>
        </text:list-item>
        <text:list-item>
          <text:p text:style-name="P529">textBackgroud: block text backgrond color in hex 0x###### format – blank string for no background</text:p>
        </text:list-item>
        <text:list-item>
          <text:p text:style-name="P530">textAlign: paragraph alignment</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Noto Sans Arabic UI" svg:font-family="Noto Sans Arabic UI"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Aptos Display" svg:font-family="Aptos Display" style:font-family-generic="swiss" style:font-pitch="variable"/>
    <style:font-face style:name="Roboto Mono" svg:font-family="Roboto Mono" style:font-family-generic="modern" style:font-pitch="fixed" svg:panose-1="0 0 0 0 0 0 0 0 0 0"/>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Aptos" style:font-name-asian="Aptos"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25in" fo:margin-bottom="0.1388in"/>
      <style:text-properties style:font-name-asian="Aptos" style:font-name-complex="Noto Sans Arabic UI" fo:font-weight="bold" style:font-weight-asian="bold" fo:color="#000000" fo:font-size="20pt" style:font-size-asian="20pt" style:font-size-complex="20pt" fo:hyphenate="false"/>
    </style:style>
    <style:style style:name="Título2" style:display-name="Título 2" style:family="paragraph" style:parent-style-name="Standard" style:next-style-name="Standard" style:default-outline-level="2">
      <style:paragraph-properties fo:keep-with-next="always" fo:keep-together="always" fo:margin-top="0.25in" fo:margin-bottom="0.1666in"/>
      <style:text-properties style:font-name-asian="Aptos" style:font-name-complex="Noto Sans Arabic UI" fo:font-weight="bold" style:font-weight-asian="bold" fo:color="#000000"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1111in" fo:margin-bottom="0.0833in"/>
      <style:text-properties style:font-name-asian="Aptos" style:font-name-complex="Noto Sans Arabic UI" fo:font-weight="bold" style:font-weight-asian="bold" fo:color="#000000" fo:font-size="14pt" style:font-size-asian="14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0555in" fo:margin-bottom="0.0277in"/>
      <style:text-properties style:font-name-asian="Aptos" style:font-name-complex="Noto Sans Arabic UI" fo:font-style="italic" style:font-style-asian="italic" style:font-style-complex="italic" fo:color="#0F4761" fo:hyphenate="false"/>
    </style:style>
    <style:style style:name="Título5" style:display-name="Título 5" style:family="paragraph" style:parent-style-name="Standard" style:next-style-name="Standard" style:default-outline-level="5">
      <style:paragraph-properties fo:keep-with-next="always" fo:keep-together="always" fo:margin-top="0.0555in" fo:margin-bottom="0.0277in"/>
      <style:text-properties style:font-name-asian="Aptos" style:font-name-complex="Noto Sans Arabic UI" fo:color="#0F4761"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asian="Aptos" style:font-name-complex="Noto Sans Arabic UI" fo:font-style="italic" style:font-style-asian="italic" style:font-style-complex="italic" fo:color="#595959"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asian="Aptos" style:font-name-complex="Noto Sans Arabic UI" fo:color="#595959" fo:hyphenate="false"/>
    </style:style>
    <style:style style:name="Título8" style:display-name="Título 8" style:family="paragraph" style:parent-style-name="Standard" style:next-style-name="Standard" style:default-outline-level="8">
      <style:paragraph-properties fo:keep-with-next="always" fo:keep-together="always" fo:margin-bottom="0in"/>
      <style:text-properties style:font-name-asian="Aptos" style:font-name-complex="Noto Sans Arabic UI" fo:font-style="italic" style:font-style-asian="italic" style:font-style-complex="italic" fo:color="#272727" fo:hyphenate="false"/>
    </style:style>
    <style:style style:name="Título9" style:display-name="Título 9" style:family="paragraph" style:parent-style-name="Standard" style:next-style-name="Standard" style:default-outline-level="9">
      <style:paragraph-properties fo:keep-with-next="always" fo:keep-together="always" fo:margin-bottom="0in"/>
      <style:text-properties style:font-name-asian="Aptos" style:font-name-complex="Noto Sans Arabic UI" fo:color="#272727"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6%"/>
      <style:text-properties style:font-name="Verdana" style:font-name-asian="Verdana" style:font-name-complex="Verdana"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Título" style:display-name="Título" style:family="paragraph" style:parent-style-name="Standard" style:next-style-name="Standard">
      <style:paragraph-properties style:contextual-spacing="true" fo:margin-bottom="0.0555in" fo:line-height="100%"/>
      <style:text-properties style:font-name="Aptos Display" style:font-name-asian="Aptos" style:font-name-complex="Noto Sans Arabic UI" fo:letter-spacing="-0.0069in" fo:font-size="28pt" style:font-size-asian="28pt" style:font-size-complex="28pt" fo:hyphenate="false"/>
    </style:style>
    <style:style style:name="Subtítulo" style:display-name="Subtítulo" style:family="paragraph" style:parent-style-name="Standard" style:next-style-name="Standard">
      <style:text-properties style:font-name-asian="Aptos" style:font-name-complex="Noto Sans Arabic UI" fo:color="#595959" fo:letter-spacing="0.0104in" fo:font-size="14pt" style:font-size-asian="14pt" style:font-size-complex="14pt" fo:hyphenate="false"/>
    </style:style>
    <style:style style:name="Citação" style:display-name="Citação"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ParágrafodaLista" style:display-name="Parágrafo da Lista" style:family="paragraph" style:parent-style-name="Standard">
      <style:paragraph-properties style:contextual-spacing="true" fo:margin-left="0.5in">
        <style:tab-stops/>
      </style:paragraph-properties>
      <style:text-properties fo:hyphenate="false"/>
    </style:style>
    <style:style style:name="CitaçãoIntensa" style:display-name="Citação Intensa"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ítulodeíndiceremissivo" style:display-name="Título de índice remissivo"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fo:margin-top="0.1666in" fo:margin-bottom="0in"/>
      <style:text-properties style:use-window-font-color="true" style:letter-kerning="false" style:font-size-complex="16pt"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Codigo" style:display-name="Codigo" style:family="paragraph" style:parent-style-name="Standard">
      <style:paragraph-properties style:contextual-spacing="true" fo:margin-top="0.0833in" fo:margin-bottom="0.0833in" fo:line-height="100%"/>
      <style:text-properties style:font-name="Roboto Mono" style:font-name-asian="Roboto Mono" style:font-name-complex="Roboto Mono" fo:color="#826300" fo:font-size="9pt" style:font-size-asian="9pt" fo:language="en" fo:country="US" fo:hyphenate="false"/>
    </style:style>
    <style:style style:name="Tabletitle" style:display-name="Table title" style:family="paragraph" style:parent-style-name="Standard">
      <style:paragraph-properties fo:margin-bottom="0in"/>
      <style:text-properties fo:font-style="italic" style:font-style-asian="italic" fo:font-size="10pt" style:font-size-asian="10pt" fo:language="en" fo:country="US" fo:hyphenate="false"/>
    </style:style>
    <style:style style:name="Tablecontent" style:display-name="Table content" style:family="paragraph" style:parent-style-name="Standard">
      <style:paragraph-properties fo:margin-bottom="0in" fo:line-height="100%"/>
      <style:text-properties fo:font-size="9pt" style:font-size-asian="9pt" fo:language="en" fo:country="US" fo:hyphenate="false"/>
    </style:style>
    <style:style style:name="paramlist" style:display-name="param list" style:family="paragraph" style:parent-style-name="Standard">
      <style:paragraph-properties style:contextual-spacing="true"/>
      <style:text-properties fo:font-size="10pt" style:font-size-asian="10pt" fo:language="en" fo:country="US" fo:hyphenate="false"/>
    </style:style>
    <style:style style:name="Contents4" style:display-name="Contents 4" style:family="paragraph" style:parent-style-name="Standard" style:next-style-name="Standard" style:auto-update="true">
      <style:paragraph-properties fo:margin-bottom="0.0694in" fo:line-height="115%" fo:margin-left="0.5in">
        <style:tab-stops/>
      </style:paragraph-properties>
      <style:text-properties style:font-name="Aptos" style:font-name-asian="Aptos" style:font-name-complex="Aptos" style:font-size-complex="12pt" fo:language="en" fo:country="US" fo:hyphenate="false"/>
    </style:style>
    <style:style style:name="Contents5" style:display-name="Contents 5" style:family="paragraph" style:parent-style-name="Standard" style:next-style-name="Standard" style:auto-update="true">
      <style:paragraph-properties fo:margin-bottom="0.0694in" fo:line-height="115%" fo:margin-left="0.6666in">
        <style:tab-stops/>
      </style:paragraph-properties>
      <style:text-properties style:font-name="Aptos" style:font-name-asian="Aptos" style:font-name-complex="Aptos" style:font-size-complex="12pt" fo:language="en" fo:country="US" fo:hyphenate="false"/>
    </style:style>
    <style:style style:name="Contents6" style:display-name="Contents 6" style:family="paragraph" style:parent-style-name="Standard" style:next-style-name="Standard" style:auto-update="true">
      <style:paragraph-properties fo:margin-bottom="0.0694in" fo:line-height="115%" fo:margin-left="0.8333in">
        <style:tab-stops/>
      </style:paragraph-properties>
      <style:text-properties style:font-name="Aptos" style:font-name-asian="Aptos" style:font-name-complex="Aptos" style:font-size-complex="12pt" fo:language="en" fo:country="US" fo:hyphenate="false"/>
    </style:style>
    <style:style style:name="Contents7" style:display-name="Contents 7" style:family="paragraph" style:parent-style-name="Standard" style:next-style-name="Standard" style:auto-update="true">
      <style:paragraph-properties fo:margin-bottom="0.0694in" fo:line-height="115%" fo:margin-left="1in">
        <style:tab-stops/>
      </style:paragraph-properties>
      <style:text-properties style:font-name="Aptos" style:font-name-asian="Aptos" style:font-name-complex="Aptos" style:font-size-complex="12pt" fo:language="en" fo:country="US" fo:hyphenate="false"/>
    </style:style>
    <style:style style:name="Contents8" style:display-name="Contents 8" style:family="paragraph" style:parent-style-name="Standard" style:next-style-name="Standard" style:auto-update="true">
      <style:paragraph-properties fo:margin-bottom="0.0694in" fo:line-height="115%" fo:margin-left="1.1666in">
        <style:tab-stops/>
      </style:paragraph-properties>
      <style:text-properties style:font-name="Aptos" style:font-name-asian="Aptos" style:font-name-complex="Aptos" style:font-size-complex="12pt" fo:language="en" fo:country="US" fo:hyphenate="false"/>
    </style:style>
    <style:style style:name="Contents9" style:display-name="Contents 9" style:family="paragraph" style:parent-style-name="Standard" style:next-style-name="Standard" style:auto-update="true">
      <style:paragraph-properties fo:margin-bottom="0.0694in" fo:line-height="115%" fo:margin-left="1.3333in">
        <style:tab-stops/>
      </style:paragraph-properties>
      <style:text-properties style:font-name="Aptos" style:font-name-asian="Aptos" style:font-name-complex="Aptos" style:font-size-complex="12pt" fo:language="en" fo:country="U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ítulo1Char" style:display-name="Título 1 Char" style:family="text" style:parent-style-name="Fonteparág.padrão">
      <style:text-properties style:font-name="Verdana" style:font-name-asian="Aptos" style:font-name-complex="Noto Sans Arabic UI" fo:font-weight="bold" style:font-weight-asian="bold" fo:color="#000000" fo:font-size="20pt" style:font-size-asian="20pt" style:font-size-complex="20pt"/>
    </style:style>
    <style:style style:name="Título2Char" style:display-name="Título 2 Char" style:family="text" style:parent-style-name="Fonteparág.padrão">
      <style:text-properties style:font-name="Verdana" style:font-name-asian="Aptos" style:font-name-complex="Noto Sans Arabic UI" fo:font-weight="bold" style:font-weight-asian="bold" fo:color="#000000" fo:font-size="16pt" style:font-size-asian="16pt" style:font-size-complex="16pt"/>
    </style:style>
    <style:style style:name="Título3Char" style:display-name="Título 3 Char" style:family="text" style:parent-style-name="Fonteparág.padrão">
      <style:text-properties style:font-name="Verdana" style:font-name-asian="Aptos" style:font-name-complex="Noto Sans Arabic UI" fo:font-weight="bold" style:font-weight-asian="bold" fo:color="#000000" fo:font-size="14pt" style:font-size-asian="14pt" style:font-size-complex="14pt"/>
    </style:style>
    <style:style style:name="Título4Char" style:display-name="Título 4 Char" style:family="text" style:parent-style-name="Fonteparág.padrão">
      <style:text-properties style:font-name-asian="Aptos" style:font-name-complex="Noto Sans Arabic UI" fo:font-style="italic" style:font-style-asian="italic" style:font-style-complex="italic" fo:color="#0F4761"/>
    </style:style>
    <style:style style:name="Título5Char" style:display-name="Título 5 Char" style:family="text" style:parent-style-name="Fonteparág.padrão">
      <style:text-properties style:font-name-asian="Aptos" style:font-name-complex="Noto Sans Arabic UI" fo:color="#0F4761"/>
    </style:style>
    <style:style style:name="Título6Char" style:display-name="Título 6 Char" style:family="text" style:parent-style-name="Fonteparág.padrão">
      <style:text-properties style:font-name-asian="Aptos" style:font-name-complex="Noto Sans Arabic UI" fo:font-style="italic" style:font-style-asian="italic" style:font-style-complex="italic" fo:color="#595959"/>
    </style:style>
    <style:style style:name="Título7Char" style:display-name="Título 7 Char" style:family="text" style:parent-style-name="Fonteparág.padrão">
      <style:text-properties style:font-name-asian="Aptos" style:font-name-complex="Noto Sans Arabic UI" fo:color="#595959"/>
    </style:style>
    <style:style style:name="Título8Char" style:display-name="Título 8 Char" style:family="text" style:parent-style-name="Fonteparág.padrão">
      <style:text-properties style:font-name-asian="Aptos" style:font-name-complex="Noto Sans Arabic UI" fo:font-style="italic" style:font-style-asian="italic" style:font-style-complex="italic" fo:color="#272727"/>
    </style:style>
    <style:style style:name="Título9Char" style:display-name="Título 9 Char" style:family="text" style:parent-style-name="Fonteparág.padrão">
      <style:text-properties style:font-name-asian="Aptos" style:font-name-complex="Noto Sans Arabic UI" fo:color="#272727"/>
    </style:style>
    <style:style style:name="TítuloChar" style:display-name="Título Char" style:family="text" style:parent-style-name="Fonteparág.padrão">
      <style:text-properties style:font-name="Aptos Display" style:font-name-asian="Aptos" style:font-name-complex="Noto Sans Arabic UI" fo:letter-spacing="-0.0069in" style:letter-kerning="true" fo:font-size="28pt" style:font-size-asian="28pt" style:font-size-complex="28pt"/>
    </style:style>
    <style:style style:name="SubtítuloChar" style:display-name="Subtítulo Char" style:family="text" style:parent-style-name="Fonteparág.padrão">
      <style:text-properties style:font-name-asian="Aptos" style:font-name-complex="Noto Sans Arabic UI" fo:color="#595959" fo:letter-spacing="0.0104in" fo:font-size="14pt" style:font-size-asian="14pt" style:font-size-complex="14pt"/>
    </style:style>
    <style:style style:name="CitaçãoChar" style:display-name="Citação Char" style:family="text" style:parent-style-name="Fonteparág.padrão">
      <style:text-properties fo:font-style="italic" style:font-style-asian="italic" style:font-style-complex="italic" fo:color="#404040"/>
    </style:style>
    <style:style style:name="ÊnfaseIntensa" style:display-name="Ênfase Intensa" style:family="text" style:parent-style-name="Fonteparág.padrão">
      <style:text-properties fo:font-style="italic" style:font-style-asian="italic" style:font-style-complex="italic" fo:color="#0F4761"/>
    </style:style>
    <style:style style:name="CitaçãoIntensaChar" style:display-name="Citação Intensa Char" style:family="text" style:parent-style-name="Fonteparág.padrão">
      <style:text-properties fo:font-style="italic" style:font-style-asian="italic" style:font-style-complex="italic" fo:color="#0F4761"/>
    </style:style>
    <style:style style:name="ReferênciaIntensa" style:display-name="Referência Intensa" style:family="text" style:parent-style-name="Fonteparág.padrão">
      <style:text-properties fo:font-weight="bold" style:font-weight-asian="bold" style:font-weight-complex="bold" fo:font-variant="small-caps" fo:color="#0F4761" fo:letter-spacing="0.0034in"/>
    </style:style>
    <style:style style:name="CabeçalhoChar" style:display-name="Cabeçalho Char" style:family="text" style:parent-style-name="Fonteparág.padrão"/>
    <style:style style:name="RodapéChar" style:display-name="Rodapé Char" style:family="text" style:parent-style-name="Fonteparág.padrão"/>
    <style:style style:name="Internetlink" style:display-name="Internet link" style:family="text" style:parent-style-name="Fonteparág.padrão">
      <style:text-properties fo:color="#467886"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style style:name="ListLabel200" style:display-name="ListLabel 200" style:family="text"/>
    <style:style style:name="ListLabel201" style:display-name="ListLabel 201" style:family="text"/>
    <style:style style:name="ListLabel202" style:display-name="ListLabel 202" style:family="text"/>
    <style:style style:name="ListLabel203" style:display-name="ListLabel 203" style:family="text"/>
    <style:style style:name="ListLabel204" style:display-name="ListLabel 204" style:family="text"/>
    <style:style style:name="ListLabel205" style:display-name="ListLabel 205" style:family="text"/>
    <style:style style:name="ListLabel206" style:display-name="ListLabel 206" style:family="text"/>
    <style:style style:name="ListLabel207" style:display-name="ListLabel 207" style:family="text"/>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ListLabel217" style:display-name="ListLabel 217" style:family="text"/>
    <style:style style:name="ListLabel218" style:display-name="ListLabel 218" style:family="text"/>
    <style:style style:name="ListLabel219" style:display-name="ListLabel 219" style:family="text"/>
    <style:style style:name="ListLabel220" style:display-name="ListLabel 220" style:family="text"/>
    <style:style style:name="ListLabel221" style:display-name="ListLabel 221" style:family="text"/>
    <style:style style:name="ListLabel222" style:display-name="ListLabel 222" style:family="text"/>
    <style:style style:name="ListLabel223" style:display-name="ListLabel 223" style:family="text"/>
    <style:style style:name="ListLabel224" style:display-name="ListLabel 224" style:family="text"/>
    <style:style style:name="ListLabel225" style:display-name="ListLabel 225" style:family="text"/>
    <style:style style:name="ListLabel226" style:display-name="ListLabel 226" style:family="text"/>
    <style:style style:name="ListLabel227" style:display-name="ListLabel 227" style:family="text"/>
    <style:style style:name="ListLabel228" style:display-name="ListLabel 228" style:family="text"/>
    <style:style style:name="ListLabel229" style:display-name="ListLabel 229" style:family="text"/>
    <style:style style:name="ListLabel230" style:display-name="ListLabel 230" style:family="text"/>
    <style:style style:name="ListLabel231" style:display-name="ListLabel 231" style:family="text"/>
    <style:style style:name="ListLabel232" style:display-name="ListLabel 232" style:family="text"/>
    <style:style style:name="ListLabel233" style:display-name="ListLabel 233" style:family="text"/>
    <style:style style:name="ListLabel234" style:display-name="ListLabel 234" style:family="text"/>
    <style:style style:name="ListLabel235" style:display-name="ListLabel 235" style:family="text"/>
    <style:style style:name="ListLabel236" style:display-name="ListLabel 236" style:family="text"/>
    <style:style style:name="ListLabel237" style:display-name="ListLabel 237" style:family="text"/>
    <style:style style:name="ListLabel238" style:display-name="ListLabel 238" style:family="text"/>
    <style:style style:name="ListLabel239" style:display-name="ListLabel 239" style:family="text"/>
    <style:style style:name="ListLabel240" style:display-name="ListLabel 240" style:family="text"/>
    <style:style style:name="ListLabel241" style:display-name="ListLabel 241" style:family="text"/>
    <style:style style:name="ListLabel242" style:display-name="ListLabel 242" style:family="text"/>
    <style:style style:name="ListLabel243" style:display-name="ListLabel 243" style:family="text"/>
    <style:style style:name="ListLabel244" style:display-name="ListLabel 244" style:family="text"/>
    <style:style style:name="ListLabel245" style:display-name="ListLabel 245" style:family="text"/>
    <style:style style:name="ListLabel246" style:display-name="ListLabel 246" style:family="text"/>
    <style:style style:name="ListLabel247" style:display-name="ListLabel 247" style:family="text"/>
    <style:style style:name="ListLabel248" style:display-name="ListLabel 248" style:family="text"/>
    <style:style style:name="ListLabel249" style:display-name="ListLabel 249" style:family="text"/>
    <style:style style:name="ListLabel250" style:display-name="ListLabel 250" style:family="text"/>
    <style:style style:name="ListLabel251" style:display-name="ListLabel 251" style:family="text"/>
    <style:style style:name="ListLabel252" style:display-name="ListLabel 252" style:family="text"/>
    <style:style style:name="ListLabel253" style:display-name="ListLabel 253" style:family="text"/>
    <style:style style:name="ListLabel254" style:display-name="ListLabel 254" style:family="text"/>
    <style:style style:name="ListLabel255" style:display-name="ListLabel 255" style:family="text"/>
    <style:style style:name="ListLabel256" style:display-name="ListLabel 256" style:family="text"/>
    <style:style style:name="ListLabel257" style:display-name="ListLabel 257" style:family="text"/>
    <style:style style:name="ListLabel258" style:display-name="ListLabel 258" style:family="text"/>
    <style:style style:name="ListLabel259" style:display-name="ListLabel 259" style:family="text"/>
    <style:style style:name="ListLabel260" style:display-name="ListLabel 260" style:family="text"/>
    <style:style style:name="ListLabel261" style:display-name="ListLabel 261" style:family="text"/>
    <style:style style:name="ListLabel262" style:display-name="ListLabel 262" style:family="text"/>
    <style:style style:name="ListLabel263" style:display-name="ListLabel 263" style:family="text"/>
    <style:style style:name="ListLabel264" style:display-name="ListLabel 264" style:family="text"/>
    <style:style style:name="ListLabel265" style:display-name="ListLabel 265" style:family="text"/>
    <style:style style:name="ListLabel266" style:display-name="ListLabel 266" style:family="text"/>
    <style:style style:name="ListLabel267" style:display-name="ListLabel 267" style:family="text"/>
    <style:style style:name="ListLabel268" style:display-name="ListLabel 268" style:family="text"/>
    <style:style style:name="ListLabel269" style:display-name="ListLabel 269" style:family="text"/>
    <style:style style:name="ListLabel270" style:display-name="ListLabel 270" style:family="text"/>
    <style:style style:name="ListLabel271" style:display-name="ListLabel 271" style:family="text"/>
    <style:style style:name="ListLabel272" style:display-name="ListLabel 272" style:family="text"/>
    <style:style style:name="ListLabel273" style:display-name="ListLabel 273" style:family="text"/>
    <style:style style:name="ListLabel274" style:display-name="ListLabel 274" style:family="text"/>
    <style:style style:name="ListLabel275" style:display-name="ListLabel 275" style:family="text"/>
    <style:style style:name="ListLabel276" style:display-name="ListLabel 276" style:family="text"/>
    <style:style style:name="ListLabel277" style:display-name="ListLabel 277" style:family="text"/>
    <style:style style:name="ListLabel278" style:display-name="ListLabel 278" style:family="text"/>
    <style:style style:name="ListLabel279" style:display-name="ListLabel 279" style:family="text"/>
    <style:style style:name="ListLabel280" style:display-name="ListLabel 280" style:family="text"/>
    <style:style style:name="ListLabel281" style:display-name="ListLabel 281" style:family="text"/>
    <style:style style:name="ListLabel282" style:display-name="ListLabel 282" style:family="text"/>
    <style:style style:name="ListLabel283" style:display-name="ListLabel 283" style:family="text"/>
    <style:style style:name="ListLabel284" style:display-name="ListLabel 284" style:family="text"/>
    <style:style style:name="ListLabel285" style:display-name="ListLabel 285" style:family="text"/>
    <style:style style:name="ListLabel286" style:display-name="ListLabel 286" style:family="text"/>
    <style:style style:name="ListLabel287" style:display-name="ListLabel 287" style:family="text"/>
    <style:style style:name="ListLabel288" style:display-name="ListLabel 288" style:family="text"/>
    <style:style style:name="ListLabel289" style:display-name="ListLabel 289" style:family="text"/>
    <style:style style:name="ListLabel290" style:display-name="ListLabel 290" style:family="text"/>
    <style:style style:name="ListLabel291" style:display-name="ListLabel 291" style:family="text"/>
    <style:style style:name="ListLabel292" style:display-name="ListLabel 292" style:family="text"/>
    <style:style style:name="ListLabel293" style:display-name="ListLabel 293" style:family="text"/>
    <style:style style:name="ListLabel294" style:display-name="ListLabel 294" style:family="text"/>
    <style:style style:name="ListLabel295" style:display-name="ListLabel 295" style:family="text"/>
    <style:style style:name="ListLabel296" style:display-name="ListLabel 296" style:family="text"/>
    <style:style style:name="ListLabel297" style:display-name="ListLabel 297" style:family="text"/>
    <style:style style:name="ListLabel298" style:display-name="ListLabel 298" style:family="text"/>
    <style:style style:name="ListLabel299" style:display-name="ListLabel 299" style:family="text"/>
    <style:style style:name="ListLabel300" style:display-name="ListLabel 300" style:family="text"/>
    <style:style style:name="ListLabel301" style:display-name="ListLabel 301" style:family="text"/>
    <style:style style:name="ListLabel302" style:display-name="ListLabel 302" style:family="text"/>
    <style:style style:name="ListLabel303" style:display-name="ListLabel 303" style:family="text"/>
    <style:style style:name="ListLabel304" style:display-name="ListLabel 304" style:family="text"/>
    <style:style style:name="ListLabel305" style:display-name="ListLabel 305" style:family="text"/>
    <style:style style:name="ListLabel306" style:display-name="ListLabel 306" style:family="text"/>
    <style:style style:name="ListLabel307" style:display-name="ListLabel 307" style:family="text"/>
    <style:style style:name="ListLabel308" style:display-name="ListLabel 308" style:family="text"/>
    <style:style style:name="ListLabel309" style:display-name="ListLabel 309" style:family="text"/>
    <style:style style:name="ListLabel310" style:display-name="ListLabel 310" style:family="text"/>
    <style:style style:name="ListLabel311" style:display-name="ListLabel 311" style:family="text"/>
    <style:style style:name="ListLabel312" style:display-name="ListLabel 312" style:family="text"/>
    <style:style style:name="ListLabel313" style:display-name="ListLabel 313" style:family="text"/>
    <style:style style:name="ListLabel314" style:display-name="ListLabel 314" style:family="text"/>
    <style:style style:name="ListLabel315" style:display-name="ListLabel 315" style:family="text"/>
    <style:style style:name="ListLabel316" style:display-name="ListLabel 316" style:family="text"/>
    <style:style style:name="ListLabel317" style:display-name="ListLabel 317" style:family="text"/>
    <style:style style:name="ListLabel318" style:display-name="ListLabel 318" style:family="text"/>
    <style:style style:name="ListLabel319" style:display-name="ListLabel 319" style:family="text"/>
    <style:style style:name="ListLabel320" style:display-name="ListLabel 320" style:family="text"/>
    <style:style style:name="ListLabel321" style:display-name="ListLabel 321" style:family="text"/>
    <style:style style:name="ListLabel322" style:display-name="ListLabel 322" style:family="text"/>
    <style:style style:name="ListLabel323" style:display-name="ListLabel 323" style:family="text"/>
    <style:style style:name="ListLabel324" style:display-name="ListLabel 324" style:family="text"/>
    <style:style style:name="ListLabel325" style:display-name="ListLabel 325" style:family="text"/>
    <style:style style:name="ListLabel326" style:display-name="ListLabel 326" style:family="text"/>
    <style:style style:name="ListLabel327" style:display-name="ListLabel 327" style:family="text"/>
    <style:style style:name="ListLabel328" style:display-name="ListLabel 328" style:family="text"/>
    <style:style style:name="ListLabel329" style:display-name="ListLabel 329" style:family="text"/>
    <style:style style:name="ListLabel330" style:display-name="ListLabel 330" style:family="text"/>
    <style:style style:name="ListLabel331" style:display-name="ListLabel 331" style:family="text"/>
    <style:style style:name="ListLabel332" style:display-name="ListLabel 332" style:family="text"/>
    <style:style style:name="ListLabel333" style:display-name="ListLabel 333" style:family="text"/>
    <style:style style:name="ListLabel334" style:display-name="ListLabel 334" style:family="text"/>
    <style:style style:name="ListLabel335" style:display-name="ListLabel 335" style:family="text"/>
    <style:style style:name="ListLabel336" style:display-name="ListLabel 336" style:family="text"/>
    <style:style style:name="ListLabel337" style:display-name="ListLabel 337" style:family="text"/>
    <style:style style:name="ListLabel338" style:display-name="ListLabel 338" style:family="text"/>
    <style:style style:name="ListLabel339" style:display-name="ListLabel 339" style:family="text"/>
    <style:style style:name="ListLabel340" style:display-name="ListLabel 340" style:family="text"/>
    <style:style style:name="ListLabel341" style:display-name="ListLabel 341" style:family="text"/>
    <style:style style:name="ListLabel342" style:display-name="ListLabel 342" style:family="text"/>
    <style:style style:name="ListLabel343" style:display-name="ListLabel 343" style:family="text"/>
    <style:style style:name="ListLabel344" style:display-name="ListLabel 344" style:family="text"/>
    <style:style style:name="ListLabel345" style:display-name="ListLabel 345" style:family="text"/>
    <style:style style:name="ListLabel346" style:display-name="ListLabel 346" style:family="text"/>
    <style:style style:name="ListLabel347" style:display-name="ListLabel 347" style:family="text"/>
    <style:style style:name="ListLabel348" style:display-name="ListLabel 348" style:family="text"/>
    <style:style style:name="ListLabel349" style:display-name="ListLabel 349" style:family="text"/>
    <style:style style:name="ListLabel350" style:display-name="ListLabel 350" style:family="text"/>
    <style:style style:name="ListLabel351" style:display-name="ListLabel 351" style:family="text"/>
    <style:style style:name="ListLabel352" style:display-name="ListLabel 352" style:family="text"/>
    <style:style style:name="ListLabel353" style:display-name="ListLabel 353" style:family="text"/>
    <style:style style:name="ListLabel354" style:display-name="ListLabel 354" style:family="text"/>
    <style:style style:name="ListLabel355" style:display-name="ListLabel 355" style:family="text"/>
    <style:style style:name="ListLabel356" style:display-name="ListLabel 356" style:family="text"/>
    <style:style style:name="ListLabel357" style:display-name="ListLabel 357" style:family="text"/>
    <style:style style:name="ListLabel358" style:display-name="ListLabel 358" style:family="text"/>
    <style:style style:name="ListLabel359" style:display-name="ListLabel 359" style:family="text"/>
    <style:style style:name="ListLabel360" style:display-name="ListLabel 360" style:family="text"/>
    <style:style style:name="ListLabel361" style:display-name="ListLabel 361" style:family="text"/>
    <style:style style:name="ListLabel362" style:display-name="ListLabel 362" style:family="text"/>
    <style:style style:name="ListLabel363" style:display-name="ListLabel 363" style:family="text"/>
    <style:style style:name="ListLabel364" style:display-name="ListLabel 364" style:family="text"/>
    <style:style style:name="ListLabel365" style:display-name="ListLabel 365" style:family="text"/>
    <style:style style:name="ListLabel366" style:display-name="ListLabel 366" style:family="text"/>
    <style:style style:name="ListLabel367" style:display-name="ListLabel 367" style:family="text"/>
    <style:style style:name="ListLabel368" style:display-name="ListLabel 368" style:family="text"/>
    <style:style style:name="ListLabel369" style:display-name="ListLabel 369" style:family="text"/>
    <style:style style:name="ListLabel370" style:display-name="ListLabel 370" style:family="text"/>
    <style:style style:name="ListLabel371" style:display-name="ListLabel 371" style:family="text"/>
    <style:style style:name="ListLabel372" style:display-name="ListLabel 372" style:family="text"/>
    <style:style style:name="ListLabel373" style:display-name="ListLabel 373" style:family="text"/>
    <style:style style:name="ListLabel374" style:display-name="ListLabel 374" style:family="text"/>
    <style:style style:name="ListLabel375" style:display-name="ListLabel 375" style:family="text"/>
    <style:style style:name="ListLabel376" style:display-name="ListLabel 376" style:family="text"/>
    <style:style style:name="ListLabel377" style:display-name="ListLabel 377" style:family="text"/>
    <style:style style:name="ListLabel378" style:display-name="ListLabel 378" style:family="text"/>
    <style:style style:name="ListLabel379" style:display-name="ListLabel 379" style:family="text"/>
    <style:style style:name="ListLabel380" style:display-name="ListLabel 380" style:family="text"/>
    <style:style style:name="ListLabel381" style:display-name="ListLabel 381" style:family="text"/>
    <style:style style:name="ListLabel382" style:display-name="ListLabel 382" style:family="text"/>
    <style:style style:name="ListLabel383" style:display-name="ListLabel 383" style:family="text"/>
    <style:style style:name="ListLabel384" style:display-name="ListLabel 384" style:family="text"/>
    <style:style style:name="ListLabel385" style:display-name="ListLabel 385" style:family="text"/>
    <style:style style:name="ListLabel386" style:display-name="ListLabel 386" style:family="text"/>
    <style:style style:name="ListLabel387" style:display-name="ListLabel 387" style:family="text"/>
    <style:style style:name="ListLabel388" style:display-name="ListLabel 388" style:family="text"/>
    <style:style style:name="ListLabel389" style:display-name="ListLabel 389" style:family="text"/>
    <style:style style:name="ListLabel390" style:display-name="ListLabel 390" style:family="text"/>
    <style:style style:name="ListLabel391" style:display-name="ListLabel 391" style:family="text"/>
    <style:style style:name="ListLabel392" style:display-name="ListLabel 392" style:family="text"/>
    <style:style style:name="ListLabel393" style:display-name="ListLabel 393" style:family="text"/>
    <style:style style:name="ListLabel394" style:display-name="ListLabel 394" style:family="text"/>
    <style:style style:name="ListLabel395" style:display-name="ListLabel 395" style:family="text"/>
    <style:style style:name="ListLabel396" style:display-name="ListLabel 396" style:family="text"/>
    <style:style style:name="ListLabel397" style:display-name="ListLabel 397" style:family="text"/>
    <style:style style:name="ListLabel398" style:display-name="ListLabel 398" style:family="text"/>
    <style:style style:name="ListLabel399" style:display-name="ListLabel 399" style:family="text"/>
    <style:style style:name="ListLabel400" style:display-name="ListLabel 400" style:family="text"/>
    <style:style style:name="ListLabel401" style:display-name="ListLabel 401" style:family="text"/>
    <style:style style:name="ListLabel402" style:display-name="ListLabel 402" style:family="text"/>
    <style:style style:name="ListLabel403" style:display-name="ListLabel 403" style:family="text"/>
    <style:style style:name="ListLabel404" style:display-name="ListLabel 404" style:family="text"/>
    <style:style style:name="ListLabel405" style:display-name="ListLabel 405" style:family="text"/>
    <style:style style:name="ListLabel406" style:display-name="ListLabel 406" style:family="text"/>
    <style:style style:name="ListLabel407" style:display-name="ListLabel 407" style:family="text"/>
    <style:style style:name="ListLabel408" style:display-name="ListLabel 408" style:family="text"/>
    <style:style style:name="ListLabel409" style:display-name="ListLabel 409" style:family="text"/>
    <style:style style:name="ListLabel410" style:display-name="ListLabel 410" style:family="text"/>
    <style:style style:name="ListLabel411" style:display-name="ListLabel 411" style:family="text"/>
    <style:style style:name="ListLabel412" style:display-name="ListLabel 412" style:family="text"/>
    <style:style style:name="ListLabel413" style:display-name="ListLabel 413" style:family="text"/>
    <style:style style:name="ListLabel414" style:display-name="ListLabel 414" style:family="text"/>
    <style:style style:name="ListLabel415" style:display-name="ListLabel 415" style:family="text"/>
    <style:style style:name="ListLabel416" style:display-name="ListLabel 416" style:family="text"/>
    <style:style style:name="ListLabel417" style:display-name="ListLabel 417" style:family="text"/>
    <style:style style:name="ListLabel418" style:display-name="ListLabel 418" style:family="text"/>
    <style:style style:name="ListLabel419" style:display-name="ListLabel 419" style:family="text"/>
    <style:style style:name="ListLabel420" style:display-name="ListLabel 420" style:family="text"/>
    <style:style style:name="ListLabel421" style:display-name="ListLabel 421" style:family="text"/>
    <style:style style:name="ListLabel422" style:display-name="ListLabel 422" style:family="text"/>
    <style:style style:name="ListLabel423" style:display-name="ListLabel 423" style:family="text"/>
    <style:style style:name="ListLabel424" style:display-name="ListLabel 424" style:family="text"/>
    <style:style style:name="ListLabel425" style:display-name="ListLabel 425" style:family="text"/>
    <style:style style:name="ListLabel426" style:display-name="ListLabel 426" style:family="text"/>
    <style:style style:name="ListLabel427" style:display-name="ListLabel 427" style:family="text"/>
    <style:style style:name="ListLabel428" style:display-name="ListLabel 428" style:family="text"/>
    <style:style style:name="ListLabel429" style:display-name="ListLabel 429" style:family="text"/>
    <style:style style:name="ListLabel430" style:display-name="ListLabel 430" style:family="text"/>
    <style:style style:name="ListLabel431" style:display-name="ListLabel 431" style:family="text"/>
    <style:style style:name="ListLabel432" style:display-name="ListLabel 432" style:family="text"/>
    <style:style style:name="ListLabel433" style:display-name="ListLabel 433" style:family="text"/>
    <style:style style:name="ListLabel434" style:display-name="ListLabel 434" style:family="text"/>
    <style:style style:name="ListLabel435" style:display-name="ListLabel 435" style:family="text"/>
    <style:style style:name="ListLabel436" style:display-name="ListLabel 436" style:family="text"/>
    <style:style style:name="ListLabel437" style:display-name="ListLabel 437" style:family="text"/>
    <style:style style:name="ListLabel438" style:display-name="ListLabel 438" style:family="text"/>
    <style:style style:name="ListLabel439" style:display-name="ListLabel 439" style:family="text"/>
    <style:style style:name="ListLabel440" style:display-name="ListLabel 440" style:family="text"/>
    <style:style style:name="ListLabel441" style:display-name="ListLabel 441" style:family="text"/>
    <style:style style:name="ListLabel442" style:display-name="ListLabel 442" style:family="text"/>
    <style:style style:name="ListLabel443" style:display-name="ListLabel 443" style:family="text"/>
    <style:style style:name="ListLabel444" style:display-name="ListLabel 444" style:family="text"/>
    <style:style style:name="ListLabel445" style:display-name="ListLabel 445" style:family="text"/>
    <style:style style:name="ListLabel446" style:display-name="ListLabel 446" style:family="text"/>
    <style:style style:name="ListLabel447" style:display-name="ListLabel 447" style:family="text"/>
    <style:style style:name="ListLabel448" style:display-name="ListLabel 448" style:family="text"/>
    <style:style style:name="ListLabel449" style:display-name="ListLabel 449" style:family="text"/>
    <style:style style:name="ListLabel450" style:display-name="ListLabel 450" style:family="text"/>
    <style:style style:name="ListLabel451" style:display-name="ListLabel 451" style:family="text"/>
    <style:style style:name="ListLabel452" style:display-name="ListLabel 452" style:family="text"/>
    <style:style style:name="ListLabel453" style:display-name="ListLabel 453" style:family="text"/>
    <style:style style:name="ListLabel454" style:display-name="ListLabel 454" style:family="text"/>
    <style:style style:name="ListLabel455" style:display-name="ListLabel 455" style:family="text"/>
    <style:style style:name="ListLabel456" style:display-name="ListLabel 456" style:family="text"/>
    <style:style style:name="ListLabel457" style:display-name="ListLabel 457" style:family="text"/>
    <style:style style:name="ListLabel458" style:display-name="ListLabel 458" style:family="text"/>
    <style:style style:name="ListLabel459" style:display-name="ListLabel 459" style:family="text"/>
    <style:style style:name="ListLabel460" style:display-name="ListLabel 460" style:family="text"/>
    <style:style style:name="ListLabel461" style:display-name="ListLabel 461" style:family="text"/>
    <style:style style:name="ListLabel462" style:display-name="ListLabel 462" style:family="text"/>
    <style:style style:name="ListLabel463" style:display-name="ListLabel 463" style:family="text"/>
    <style:style style:name="ListLabel464" style:display-name="ListLabel 464" style:family="text"/>
    <style:style style:name="ListLabel465" style:display-name="ListLabel 465" style:family="text"/>
    <style:style style:name="ListLabel466" style:display-name="ListLabel 466" style:family="text"/>
    <style:style style:name="ListLabel467" style:display-name="ListLabel 467" style:family="text"/>
    <style:style style:name="ListLabel468" style:display-name="ListLabel 468" style:family="text"/>
    <style:style style:name="ListLabel469" style:display-name="ListLabel 469" style:family="text"/>
    <style:style style:name="ListLabel470" style:display-name="ListLabel 470" style:family="text"/>
    <style:style style:name="ListLabel471" style:display-name="ListLabel 471" style:family="text"/>
    <style:style style:name="ListLabel472" style:display-name="ListLabel 472" style:family="text"/>
    <style:style style:name="ListLabel473" style:display-name="ListLabel 473" style:family="text"/>
    <style:style style:name="ListLabel474" style:display-name="ListLabel 474" style:family="text"/>
    <style:style style:name="ListLabel475" style:display-name="ListLabel 475" style:family="text"/>
    <style:style style:name="ListLabel476" style:display-name="ListLabel 476" style:family="text"/>
    <style:style style:name="ListLabel477" style:display-name="ListLabel 477" style:family="text"/>
    <style:style style:name="ListLabel478" style:display-name="ListLabel 478" style:family="text"/>
    <style:style style:name="ListLabel479" style:display-name="ListLabel 479" style:family="text"/>
    <style:style style:name="ListLabel480" style:display-name="ListLabel 480" style:family="text"/>
    <style:style style:name="ListLabel481" style:display-name="ListLabel 481" style:family="text"/>
    <style:style style:name="ListLabel482" style:display-name="ListLabel 482" style:family="text"/>
    <style:style style:name="ListLabel483" style:display-name="ListLabel 483" style:family="text"/>
    <style:style style:name="ListLabel484" style:display-name="ListLabel 484" style:family="text"/>
    <style:style style:name="ListLabel485" style:display-name="ListLabel 485" style:family="text"/>
    <style:style style:name="ListLabel486" style:display-name="ListLabel 486" style:family="text"/>
    <style:style style:name="ListLabel487" style:display-name="ListLabel 487" style:family="text"/>
    <style:style style:name="ListLabel488" style:display-name="ListLabel 488" style:family="text"/>
    <style:style style:name="ListLabel489" style:display-name="ListLabel 489" style:family="text"/>
    <style:style style:name="ListLabel490" style:display-name="ListLabel 490" style:family="text"/>
    <style:style style:name="ListLabel491" style:display-name="ListLabel 491" style:family="text"/>
    <style:style style:name="ListLabel492" style:display-name="ListLabel 492" style:family="text"/>
    <style:style style:name="ListLabel493" style:display-name="ListLabel 493" style:family="text"/>
    <style:style style:name="ListLabel494" style:display-name="ListLabel 494" style:family="text"/>
    <style:style style:name="ListLabel495" style:display-name="ListLabel 495" style:family="text"/>
    <style:style style:name="ListLabel496" style:display-name="ListLabel 496" style:family="text"/>
    <style:style style:name="ListLabel497" style:display-name="ListLabel 497" style:family="text"/>
    <style:style style:name="ListLabel498" style:display-name="ListLabel 498" style:family="text"/>
    <style:style style:name="ListLabel499" style:display-name="ListLabel 499" style:family="text"/>
    <style:style style:name="ListLabel500" style:display-name="ListLabel 500" style:family="text"/>
    <style:style style:name="ListLabel501" style:display-name="ListLabel 501" style:family="text"/>
    <style:style style:name="ListLabel502" style:display-name="ListLabel 502" style:family="text"/>
    <style:style style:name="ListLabel503" style:display-name="ListLabel 503" style:family="text"/>
    <style:style style:name="ListLabel504" style:display-name="ListLabel 504" style:family="text"/>
    <style:style style:name="ListLabel505" style:display-name="ListLabel 505" style:family="text"/>
    <style:style style:name="ListLabel506" style:display-name="ListLabel 506" style:family="text"/>
    <style:style style:name="ListLabel507" style:display-name="ListLabel 507" style:family="text"/>
    <style:style style:name="ListLabel508" style:display-name="ListLabel 508" style:family="text"/>
    <style:style style:name="ListLabel509" style:display-name="ListLabel 509" style:family="text"/>
    <style:style style:name="ListLabel510" style:display-name="ListLabel 510" style:family="text"/>
    <style:style style:name="ListLabel511" style:display-name="ListLabel 511" style:family="text"/>
    <style:style style:name="ListLabel512" style:display-name="ListLabel 512" style:family="text"/>
    <style:style style:name="ListLabel513" style:display-name="ListLabel 513" style:family="text"/>
    <style:style style:name="ListLabel514" style:display-name="ListLabel 514" style:family="text"/>
    <style:style style:name="ListLabel515" style:display-name="ListLabel 515" style:family="text"/>
    <style:style style:name="ListLabel516" style:display-name="ListLabel 516" style:family="text"/>
    <style:style style:name="ListLabel517" style:display-name="ListLabel 517" style:family="text"/>
    <style:style style:name="ListLabel518" style:display-name="ListLabel 518" style:family="text"/>
    <style:style style:name="ListLabel519" style:display-name="ListLabel 519" style:family="text"/>
    <style:style style:name="ListLabel520" style:display-name="ListLabel 520" style:family="text"/>
    <style:style style:name="ListLabel521" style:display-name="ListLabel 521" style:family="text"/>
    <style:style style:name="ListLabel522" style:display-name="ListLabel 522" style:family="text"/>
    <style:style style:name="ListLabel523" style:display-name="ListLabel 523" style:family="text"/>
    <style:style style:name="ListLabel524" style:display-name="ListLabel 524" style:family="text"/>
    <style:style style:name="ListLabel525" style:display-name="ListLabel 525" style:family="text"/>
    <style:style style:name="ListLabel526" style:display-name="ListLabel 526" style:family="text"/>
    <style:style style:name="ListLabel527" style:display-name="ListLabel 527" style:family="text"/>
    <style:style style:name="ListLabel528" style:display-name="ListLabel 528" style:family="text"/>
    <style:style style:name="ListLabel529" style:display-name="ListLabel 529" style:family="text"/>
    <style:style style:name="ListLabel530" style:display-name="ListLabel 530" style:family="text"/>
    <style:style style:name="ListLabel531" style:display-name="ListLabel 531" style:family="text"/>
    <style:style style:name="ListLabel532" style:display-name="ListLabel 532" style:family="text"/>
    <style:style style:name="ListLabel533" style:display-name="ListLabel 533" style:family="text"/>
    <style:style style:name="ListLabel534" style:display-name="ListLabel 534" style:family="text"/>
    <style:style style:name="ListLabel535" style:display-name="ListLabel 535" style:family="text"/>
    <style:style style:name="ListLabel536" style:display-name="ListLabel 536" style:family="text"/>
    <style:style style:name="ListLabel537" style:display-name="ListLabel 537" style:family="text"/>
    <style:style style:name="ListLabel538" style:display-name="ListLabel 538" style:family="text"/>
    <style:style style:name="ListLabel539" style:display-name="ListLabel 539" style:family="text"/>
    <style:style style:name="ListLabel540" style:display-name="ListLabel 540" style:family="text"/>
    <style:style style:name="ListLabel541" style:display-name="ListLabel 541" style:family="text"/>
    <style:style style:name="ListLabel542" style:display-name="ListLabel 542" style:family="text"/>
    <style:style style:name="ListLabel543" style:display-name="ListLabel 543" style:family="text"/>
    <style:style style:name="ListLabel544" style:display-name="ListLabel 544" style:family="text"/>
    <style:style style:name="ListLabel545" style:display-name="ListLabel 545" style:family="text"/>
    <style:style style:name="ListLabel546" style:display-name="ListLabel 546" style:family="text"/>
    <style:style style:name="ListLabel547" style:display-name="ListLabel 547" style:family="text"/>
    <style:style style:name="ListLabel548" style:display-name="ListLabel 548" style:family="text"/>
    <style:style style:name="ListLabel549" style:display-name="ListLabel 549" style:family="text"/>
    <style:style style:name="ListLabel550" style:display-name="ListLabel 550" style:family="text"/>
    <style:style style:name="ListLabel551" style:display-name="ListLabel 551" style:family="text"/>
    <style:style style:name="ListLabel552" style:display-name="ListLabel 552" style:family="text"/>
    <style:style style:name="ListLabel553" style:display-name="ListLabel 553" style:family="text"/>
    <style:style style:name="ListLabel554" style:display-name="ListLabel 554" style:family="text"/>
    <style:style style:name="ListLabel555" style:display-name="ListLabel 555" style:family="text"/>
    <style:style style:name="ListLabel556" style:display-name="ListLabel 556" style:family="text"/>
    <style:style style:name="ListLabel557" style:display-name="ListLabel 557" style:family="text"/>
    <style:style style:name="ListLabel558" style:display-name="ListLabel 558" style:family="text"/>
    <style:style style:name="ListLabel559" style:display-name="ListLabel 559" style:family="text"/>
    <style:style style:name="ListLabel560" style:display-name="ListLabel 560" style:family="text"/>
    <style:style style:name="ListLabel561" style:display-name="ListLabel 561" style:family="text"/>
    <style:style style:name="ListLabel562" style:display-name="ListLabel 562" style:family="text"/>
    <style:style style:name="ListLabel563" style:display-name="ListLabel 563" style:family="text"/>
    <style:style style:name="ListLabel564" style:display-name="ListLabel 564" style:family="text"/>
    <style:style style:name="ListLabel565" style:display-name="ListLabel 565" style:family="text"/>
    <style:style style:name="ListLabel566" style:display-name="ListLabel 566" style:family="text"/>
    <style:style style:name="ListLabel567" style:display-name="ListLabel 567" style:family="text"/>
    <style:style style:name="ListLabel568" style:display-name="ListLabel 568" style:family="text"/>
    <style:style style:name="ListLabel569" style:display-name="ListLabel 569" style:family="text"/>
    <style:style style:name="ListLabel570" style:display-name="ListLabel 570" style:family="text"/>
    <style:style style:name="ListLabel571" style:display-name="ListLabel 571" style:family="text"/>
    <style:style style:name="ListLabel572" style:display-name="ListLabel 572" style:family="text"/>
    <style:style style:name="ListLabel573" style:display-name="ListLabel 573" style:family="text"/>
    <style:style style:name="ListLabel574" style:display-name="ListLabel 574" style:family="text"/>
    <style:style style:name="ListLabel575" style:display-name="ListLabel 575" style:family="text"/>
    <style:style style:name="ListLabel576" style:display-name="ListLabel 576" style:family="text"/>
    <style:style style:name="ListLabel577" style:display-name="ListLabel 577" style:family="text"/>
    <style:style style:name="ListLabel578" style:display-name="ListLabel 578" style:family="text"/>
    <style:style style:name="ListLabel579" style:display-name="ListLabel 579" style:family="text"/>
    <style:style style:name="ListLabel580" style:display-name="ListLabel 580" style:family="text"/>
    <style:style style:name="ListLabel581" style:display-name="ListLabel 581" style:family="text"/>
    <style:style style:name="ListLabel582" style:display-name="ListLabel 582" style:family="text"/>
    <style:style style:name="ListLabel583" style:display-name="ListLabel 583" style:family="text"/>
    <style:style style:name="ListLabel584" style:display-name="ListLabel 584" style:family="text"/>
    <style:style style:name="ListLabel585" style:display-name="ListLabel 585" style:family="text"/>
    <style:style style:name="ListLabel586" style:display-name="ListLabel 586" style:family="text"/>
    <style:style style:name="ListLabel587" style:display-name="ListLabel 587" style:family="text"/>
    <style:style style:name="ListLabel588" style:display-name="ListLabel 588" style:family="text"/>
    <style:style style:name="ListLabel589" style:display-name="ListLabel 589" style:family="text"/>
    <style:style style:name="ListLabel590" style:display-name="ListLabel 590" style:family="text"/>
    <style:style style:name="ListLabel591" style:display-name="ListLabel 591" style:family="text"/>
    <style:style style:name="ListLabel592" style:display-name="ListLabel 592" style:family="text"/>
    <style:style style:name="ListLabel593" style:display-name="ListLabel 593" style:family="text"/>
    <style:style style:name="ListLabel594" style:display-name="ListLabel 594" style:family="text"/>
    <style:style style:name="ListLabel595" style:display-name="ListLabel 595" style:family="text"/>
    <style:style style:name="ListLabel596" style:display-name="ListLabel 596" style:family="text"/>
    <style:style style:name="ListLabel597" style:display-name="ListLabel 597" style:family="text"/>
    <style:style style:name="ListLabel598" style:display-name="ListLabel 598" style:family="text"/>
    <style:style style:name="ListLabel599" style:display-name="ListLabel 599" style:family="text"/>
    <style:style style:name="ListLabel600" style:display-name="ListLabel 600" style:family="text"/>
    <style:style style:name="ListLabel601" style:display-name="ListLabel 601" style:family="text"/>
    <style:style style:name="ListLabel602" style:display-name="ListLabel 602" style:family="text"/>
    <style:style style:name="ListLabel603" style:display-name="ListLabel 603" style:family="text"/>
    <style:style style:name="ListLabel604" style:display-name="ListLabel 604" style:family="text"/>
    <style:style style:name="ListLabel605" style:display-name="ListLabel 605" style:family="text"/>
    <style:style style:name="ListLabel606" style:display-name="ListLabel 606" style:family="text"/>
    <style:style style:name="ListLabel607" style:display-name="ListLabel 607" style:family="text"/>
    <style:style style:name="ListLabel608" style:display-name="ListLabel 608" style:family="text"/>
    <style:style style:name="ListLabel609" style:display-name="ListLabel 609" style:family="text"/>
    <style:style style:name="ListLabel610" style:display-name="ListLabel 610" style:family="text"/>
    <style:style style:name="ListLabel611" style:display-name="ListLabel 611" style:family="text"/>
    <style:style style:name="ListLabel612" style:display-name="ListLabel 612" style:family="text"/>
    <style:style style:name="ListLabel613" style:display-name="ListLabel 613" style:family="text"/>
    <style:style style:name="ListLabel614" style:display-name="ListLabel 614" style:family="text"/>
    <style:style style:name="ListLabel615" style:display-name="ListLabel 615" style:family="text"/>
    <style:style style:name="ListLabel616" style:display-name="ListLabel 616" style:family="text"/>
    <style:style style:name="ListLabel617" style:display-name="ListLabel 617" style:family="text"/>
    <style:style style:name="ListLabel618" style:display-name="ListLabel 618" style:family="text"/>
    <style:style style:name="ListLabel619" style:display-name="ListLabel 619" style:family="text"/>
    <style:style style:name="ListLabel620" style:display-name="ListLabel 620" style:family="text"/>
    <style:style style:name="ListLabel621" style:display-name="ListLabel 621" style:family="text"/>
    <style:style style:name="ListLabel622" style:display-name="ListLabel 622" style:family="text"/>
    <style:style style:name="ListLabel623" style:display-name="ListLabel 623" style:family="text"/>
    <style:style style:name="ListLabel624" style:display-name="ListLabel 624" style:family="text"/>
    <style:style style:name="ListLabel625" style:display-name="ListLabel 625" style:family="text"/>
    <style:style style:name="ListLabel626" style:display-name="ListLabel 626" style:family="text"/>
    <style:style style:name="ListLabel627" style:display-name="ListLabel 627" style:family="text"/>
    <style:style style:name="ListLabel628" style:display-name="ListLabel 628" style:family="text"/>
    <style:style style:name="ListLabel629" style:display-name="ListLabel 629" style:family="text"/>
    <style:style style:name="ListLabel630" style:display-name="ListLabel 630" style:family="text"/>
    <style:style style:name="ListLabel631" style:display-name="ListLabel 631" style:family="text"/>
    <style:style style:name="ListLabel632" style:display-name="ListLabel 632" style:family="text"/>
    <style:style style:name="ListLabel633" style:display-name="ListLabel 633" style:family="text"/>
    <style:style style:name="ListLabel634" style:display-name="ListLabel 634" style:family="text"/>
    <style:style style:name="ListLabel635" style:display-name="ListLabel 635" style:family="text"/>
    <style:style style:name="ListLabel636" style:display-name="ListLabel 636" style:family="text"/>
    <style:style style:name="ListLabel637" style:display-name="ListLabel 637" style:family="text"/>
    <style:style style:name="ListLabel638" style:display-name="ListLabel 638" style:family="text"/>
    <style:style style:name="ListLabel639" style:display-name="ListLabel 639" style:family="text"/>
    <style:style style:name="ListLabel640" style:display-name="ListLabel 640" style:family="text"/>
    <style:style style:name="ListLabel641" style:display-name="ListLabel 641" style:family="text"/>
    <style:style style:name="ListLabel642" style:display-name="ListLabel 642" style:family="text"/>
    <style:style style:name="ListLabel643" style:display-name="ListLabel 643" style:family="text"/>
    <style:style style:name="ListLabel644" style:display-name="ListLabel 644" style:family="text"/>
    <style:style style:name="ListLabel645" style:display-name="ListLabel 645" style:family="text"/>
    <style:style style:name="ListLabel646" style:display-name="ListLabel 646" style:family="text"/>
    <style:style style:name="ListLabel647" style:display-name="ListLabel 647" style:family="text"/>
    <style:style style:name="ListLabel648" style:display-name="ListLabel 648" style:family="text"/>
    <style:style style:name="ListLabel649" style:display-name="ListLabel 649" style:family="text"/>
    <style:style style:name="ListLabel650" style:display-name="ListLabel 650" style:family="text"/>
    <style:style style:name="ListLabel651" style:display-name="ListLabel 651" style:family="text"/>
    <style:style style:name="ListLabel652" style:display-name="ListLabel 652" style:family="text"/>
    <style:style style:name="ListLabel653" style:display-name="ListLabel 653" style:family="text"/>
    <style:style style:name="ListLabel654" style:display-name="ListLabel 654" style:family="text"/>
    <style:style style:name="ListLabel655" style:display-name="ListLabel 655" style:family="text"/>
    <style:style style:name="ListLabel656" style:display-name="ListLabel 656" style:family="text"/>
    <style:style style:name="ListLabel657" style:display-name="ListLabel 657" style:family="text"/>
    <style:style style:name="ListLabel658" style:display-name="ListLabel 658" style:family="text"/>
    <style:style style:name="ListLabel659" style:display-name="ListLabel 659" style:family="text"/>
    <style:style style:name="ListLabel660" style:display-name="ListLabel 660" style:family="text"/>
    <style:style style:name="ListLabel661" style:display-name="ListLabel 661" style:family="text"/>
    <style:style style:name="ListLabel662" style:display-name="ListLabel 662" style:family="text"/>
    <style:style style:name="ListLabel663" style:display-name="ListLabel 663" style:family="text"/>
    <style:style style:name="ListLabel664" style:display-name="ListLabel 664" style:family="text"/>
    <style:style style:name="ListLabel665" style:display-name="ListLabel 665" style:family="text"/>
    <style:style style:name="ListLabel666" style:display-name="ListLabel 666" style:family="text"/>
    <style:style style:name="ListLabel667" style:display-name="ListLabel 667" style:family="text"/>
    <style:style style:name="ListLabel668" style:display-name="ListLabel 668" style:family="text">
      <style:text-properties style:font-name-complex="Courier New"/>
    </style:style>
    <style:style style:name="ListLabel669" style:display-name="ListLabel 669" style:family="text"/>
    <style:style style:name="ListLabel670" style:display-name="ListLabel 670" style:family="text"/>
    <style:style style:name="ListLabel671" style:display-name="ListLabel 671" style:family="text">
      <style:text-properties style:font-name-complex="Courier New"/>
    </style:style>
    <style:style style:name="ListLabel672" style:display-name="ListLabel 672" style:family="text"/>
    <style:style style:name="ListLabel673" style:display-name="ListLabel 673" style:family="text"/>
    <style:style style:name="ListLabel674" style:display-name="ListLabel 674" style:family="text">
      <style:text-properties style:font-name-complex="Courier New"/>
    </style:style>
    <style:style style:name="ListLabel675" style:display-name="ListLabel 675" style:family="text"/>
    <style:style style:name="ListLabel676" style:display-name="ListLabel 676" style:family="text"/>
    <style:style style:name="ListLabel677" style:display-name="ListLabel 677" style:family="text"/>
    <style:style style:name="ListLabel678" style:display-name="ListLabel 678" style:family="text"/>
    <style:style style:name="ListLabel679" style:display-name="ListLabel 679" style:family="text"/>
    <style:style style:name="ListLabel680" style:display-name="ListLabel 680" style:family="text"/>
    <style:style style:name="ListLabel681" style:display-name="ListLabel 681" style:family="text"/>
    <style:style style:name="ListLabel682" style:display-name="ListLabel 682" style:family="text"/>
    <style:style style:name="ListLabel683" style:display-name="ListLabel 683" style:family="text"/>
    <style:style style:name="ListLabel684" style:display-name="ListLabel 684" style:family="text"/>
    <style:style style:name="ListLabel685" style:display-name="ListLabel 685" style:family="text"/>
    <style:style style:name="ListLabel686" style:display-name="ListLabel 686" style:family="text"/>
    <style:style style:name="ListLabel687" style:display-name="ListLabel 687" style:family="text"/>
    <style:style style:name="ListLabel688" style:display-name="ListLabel 688" style:family="text"/>
    <style:style style:name="ListLabel689" style:display-name="ListLabel 689" style:family="text"/>
    <style:style style:name="ListLabel690" style:display-name="ListLabel 690" style:family="text"/>
    <style:style style:name="ListLabel691" style:display-name="ListLabel 691" style:family="text"/>
    <style:style style:name="ListLabel692" style:display-name="ListLabel 692" style:family="text"/>
    <style:style style:name="ListLabel693" style:display-name="ListLabel 693" style:family="text"/>
    <style:style style:name="ListLabel694" style:display-name="ListLabel 694" style:family="text"/>
    <style:style style:name="ListLabel695" style:display-name="ListLabel 695" style:family="text"/>
    <style:style style:name="ListLabel696" style:display-name="ListLabel 696" style:family="text"/>
    <style:style style:name="ListLabel697" style:display-name="ListLabel 697" style:family="text"/>
    <style:style style:name="ListLabel698" style:display-name="ListLabel 698" style:family="text"/>
    <style:style style:name="ListLabel699" style:display-name="ListLabel 699" style:family="text"/>
    <style:style style:name="ListLabel700" style:display-name="ListLabel 700" style:family="text"/>
    <style:style style:name="ListLabel701" style:display-name="ListLabel 701" style:family="text"/>
    <style:style style:name="ListLabel702" style:display-name="ListLabel 702" style:family="text"/>
    <style:style style:name="ListLabel703" style:display-name="ListLabel 703" style:family="text"/>
    <style:style style:name="ListLabel704" style:display-name="ListLabel 704" style:family="text"/>
    <style:style style:name="ListLabel705" style:display-name="ListLabel 705" style:family="text"/>
    <style:style style:name="ListLabel706" style:display-name="ListLabel 706" style:family="text"/>
    <style:style style:name="ListLabel707" style:display-name="ListLabel 707" style:family="text"/>
    <style:style style:name="ListLabel708" style:display-name="ListLabel 708" style:family="text"/>
    <style:style style:name="ListLabel709" style:display-name="ListLabel 709" style:family="text"/>
    <style:style style:name="ListLabel710" style:display-name="ListLabel 710" style:family="text"/>
    <style:style style:name="ListLabel711" style:display-name="ListLabel 711" style:family="text"/>
    <style:style style:name="ListLabel712" style:display-name="ListLabel 712" style:family="text"/>
    <style:style style:name="ListLabel713" style:display-name="ListLabel 713" style:family="text"/>
    <style:style style:name="ListLabel714" style:display-name="ListLabel 714" style:family="text"/>
    <style:style style:name="ListLabel715" style:display-name="ListLabel 715" style:family="text"/>
    <style:style style:name="ListLabel716" style:display-name="ListLabel 716" style:family="text"/>
    <style:style style:name="ListLabel717" style:display-name="ListLabel 717" style:family="text"/>
    <style:style style:name="ListLabel718" style:display-name="ListLabel 718" style:family="text"/>
    <style:style style:name="ListLabel719" style:display-name="ListLabel 719" style:family="text"/>
    <style:style style:name="ListLabel720" style:display-name="ListLabel 720" style:family="text"/>
    <style:style style:name="ListLabel721" style:display-name="ListLabel 721" style:family="text"/>
    <style:style style:name="ListLabel722" style:display-name="ListLabel 722" style:family="text"/>
    <style:style style:name="ListLabel723" style:display-name="ListLabel 723" style:family="text"/>
    <style:style style:name="ListLabel724" style:display-name="ListLabel 724" style:family="text"/>
    <style:style style:name="ListLabel725" style:display-name="ListLabel 725" style:family="text"/>
    <style:style style:name="ListLabel726" style:display-name="ListLabel 726" style:family="text"/>
    <style:style style:name="ListLabel727" style:display-name="ListLabel 727" style:family="text"/>
    <style:style style:name="ListLabel728" style:display-name="ListLabel 728" style:family="text"/>
    <style:style style:name="ListLabel729" style:display-name="ListLabel 729" style:family="text"/>
    <style:style style:name="ListLabel730" style:display-name="ListLabel 730" style:family="text"/>
    <style:style style:name="ListLabel731" style:display-name="ListLabel 731" style:family="text"/>
    <style:style style:name="ListLabel732" style:display-name="ListLabel 732" style:family="text"/>
    <style:style style:name="ListLabel733" style:display-name="ListLabel 733" style:family="text"/>
    <style:style style:name="ListLabel734" style:display-name="ListLabel 734" style:family="text"/>
    <style:style style:name="ListLabel735" style:display-name="ListLabel 735" style:family="text"/>
    <style:style style:name="ListLabel736" style:display-name="ListLabel 736" style:family="text"/>
    <style:style style:name="ListLabel737" style:display-name="ListLabel 737" style:family="text"/>
    <style:style style:name="ListLabel738" style:display-name="ListLabel 738" style:family="text"/>
    <style:style style:name="ListLabel739" style:display-name="ListLabel 739" style:family="text"/>
    <style:style style:name="ListLabel740" style:display-name="ListLabel 740" style:family="text"/>
    <style:style style:name="ListLabel741" style:display-name="ListLabel 741" style:family="text"/>
    <style:style style:name="ListLabel742" style:display-name="ListLabel 742" style:family="text"/>
    <style:style style:name="ListLabel743" style:display-name="ListLabel 743" style:family="text"/>
    <style:style style:name="ListLabel744" style:display-name="ListLabel 744" style:family="text"/>
    <style:style style:name="ListLabel745" style:display-name="ListLabel 745" style:family="text"/>
    <style:style style:name="ListLabel746" style:display-name="ListLabel 746" style:family="text"/>
    <style:style style:name="ListLabel747" style:display-name="ListLabel 747" style:family="text"/>
    <style:style style:name="ListLabel748" style:display-name="ListLabel 748" style:family="text"/>
    <style:style style:name="ListLabel749" style:display-name="ListLabel 749" style:family="text"/>
    <style:style style:name="ListLabel750" style:display-name="ListLabel 750" style:family="text"/>
    <style:style style:name="ListLabel751" style:display-name="ListLabel 751" style:family="text"/>
    <style:style style:name="ListLabel752" style:display-name="ListLabel 752" style:family="text"/>
    <style:style style:name="ListLabel753" style:display-name="ListLabel 753" style:family="text"/>
    <style:style style:name="ListLabel754" style:display-name="ListLabel 754" style:family="text"/>
    <style:style style:name="ListLabel755" style:display-name="ListLabel 755" style:family="text"/>
    <style:style style:name="ListLabel756" style:display-name="ListLabel 756" style:family="text"/>
    <style:style style:name="ListLabel757" style:display-name="ListLabel 757" style:family="text"/>
    <style:style style:name="ListLabel758" style:display-name="ListLabel 758" style:family="text"/>
    <style:style style:name="ListLabel759" style:display-name="ListLabel 759" style:family="text"/>
    <style:style style:name="ListLabel760" style:display-name="ListLabel 760" style:family="text"/>
    <style:style style:name="ListLabel761" style:display-name="ListLabel 761" style:family="text"/>
    <style:style style:name="ListLabel762" style:display-name="ListLabel 762" style:family="text"/>
    <style:style style:name="ListLabel763" style:display-name="ListLabel 763" style:family="text"/>
    <style:style style:name="ListLabel764" style:display-name="ListLabel 764" style:family="text"/>
    <style:style style:name="ListLabel765" style:display-name="ListLabel 765" style:family="text"/>
    <style:style style:name="ListLabel766" style:display-name="ListLabel 766" style:family="text"/>
    <style:style style:name="ListLabel767" style:display-name="ListLabel 767" style:family="text"/>
    <style:style style:name="ListLabel768" style:display-name="ListLabel 768" style:family="text"/>
    <style:style style:name="ListLabel769" style:display-name="ListLabel 769" style:family="text"/>
    <style:style style:name="ListLabel770" style:display-name="ListLabel 770" style:family="text"/>
    <style:style style:name="ListLabel771" style:display-name="ListLabel 771" style:family="text"/>
    <style:style style:name="ListLabel772" style:display-name="ListLabel 772" style:family="text"/>
    <style:style style:name="ListLabel773" style:display-name="ListLabel 773" style:family="text"/>
    <style:style style:name="ListLabel774" style:display-name="ListLabel 774" style:family="text"/>
    <style:style style:name="ListLabel775" style:display-name="ListLabel 775" style:family="text"/>
    <style:style style:name="ListLabel776" style:display-name="ListLabel 776" style:family="text">
      <style:text-properties style:font-name-complex="Courier New"/>
    </style:style>
    <style:style style:name="ListLabel777" style:display-name="ListLabel 777" style:family="text"/>
    <style:style style:name="ListLabel778" style:display-name="ListLabel 778" style:family="text"/>
    <style:style style:name="ListLabel779" style:display-name="ListLabel 779" style:family="text">
      <style:text-properties style:font-name-complex="Courier New"/>
    </style:style>
    <style:style style:name="ListLabel780" style:display-name="ListLabel 780" style:family="text"/>
    <style:style style:name="ListLabel781" style:display-name="ListLabel 781" style:family="text"/>
    <style:style style:name="ListLabel782" style:display-name="ListLabel 782" style:family="text">
      <style:text-properties style:font-name-complex="Courier New"/>
    </style:style>
    <style:style style:name="ListLabel783" style:display-name="ListLabel 783" style:family="text"/>
    <style:style style:name="ListLabel784" style:display-name="ListLabel 784" style:family="text"/>
    <style:style style:name="ListLabel785" style:display-name="ListLabel 785" style:family="text"/>
    <style:style style:name="ListLabel786" style:display-name="ListLabel 786" style:family="text"/>
    <style:style style:name="ListLabel787" style:display-name="ListLabel 787" style:family="text"/>
    <style:style style:name="ListLabel788" style:display-name="ListLabel 788" style:family="text"/>
    <style:style style:name="ListLabel789" style:display-name="ListLabel 789" style:family="text"/>
    <style:style style:name="ListLabel790" style:display-name="ListLabel 790" style:family="text"/>
    <style:style style:name="ListLabel791" style:display-name="ListLabel 791" style:family="text"/>
    <style:style style:name="ListLabel792" style:display-name="ListLabel 792" style:family="text"/>
    <style:style style:name="ListLabel793" style:display-name="ListLabel 793" style:family="text"/>
    <style:style style:name="ListLabel794" style:display-name="ListLabel 794" style:family="text"/>
    <style:style style:name="ListLabel795" style:display-name="ListLabel 795" style:family="text"/>
    <style:style style:name="ListLabel796" style:display-name="ListLabel 796" style:family="text"/>
    <style:style style:name="ListLabel797" style:display-name="ListLabel 797" style:family="text"/>
    <style:style style:name="ListLabel798" style:display-name="ListLabel 798" style:family="text"/>
    <style:style style:name="ListLabel799" style:display-name="ListLabel 799" style:family="text"/>
    <style:style style:name="ListLabel800" style:display-name="ListLabel 800" style:family="text"/>
    <style:style style:name="ListLabel801" style:display-name="ListLabel 801" style:family="text"/>
    <style:style style:name="ListLabel802" style:display-name="ListLabel 802" style:family="text"/>
    <style:style style:name="ListLabel803" style:display-name="ListLabel 803" style:family="text"/>
    <style:style style:name="ListLabel804" style:display-name="ListLabel 804" style:family="text"/>
    <style:style style:name="ListLabel805" style:display-name="ListLabel 805" style:family="text"/>
    <style:style style:name="ListLabel806" style:display-name="ListLabel 806" style:family="text"/>
    <style:style style:name="ListLabel807" style:display-name="ListLabel 807" style:family="text"/>
    <style:style style:name="ListLabel808" style:display-name="ListLabel 808" style:family="text"/>
    <style:style style:name="ListLabel809" style:display-name="ListLabel 809" style:family="text"/>
    <style:style style:name="ListLabel810" style:display-name="ListLabel 810" style:family="text"/>
    <style:style style:name="ListLabel811" style:display-name="ListLabel 811" style:family="text"/>
    <style:style style:name="ListLabel812" style:display-name="ListLabel 812" style:family="text"/>
    <style:style style:name="ListLabel813" style:display-name="ListLabel 813" style:family="text"/>
    <style:style style:name="ListLabel814" style:display-name="ListLabel 814" style:family="text"/>
    <style:style style:name="ListLabel815" style:display-name="ListLabel 815" style:family="text"/>
    <style:style style:name="ListLabel816" style:display-name="ListLabel 816" style:family="text"/>
    <style:style style:name="ListLabel817" style:display-name="ListLabel 817" style:family="text"/>
    <style:style style:name="ListLabel818" style:display-name="ListLabel 818" style:family="text"/>
    <style:style style:name="ListLabel819" style:display-name="ListLabel 819" style:family="text"/>
    <style:style style:name="ListLabel820" style:display-name="ListLabel 820" style:family="text"/>
    <style:style style:name="ListLabel821" style:display-name="ListLabel 821" style:family="text"/>
    <style:style style:name="ListLabel822" style:display-name="ListLabel 822" style:family="text"/>
    <style:style style:name="ListLabel823" style:display-name="ListLabel 823" style:family="text"/>
    <style:style style:name="ListLabel824" style:display-name="ListLabel 824" style:family="text"/>
    <style:style style:name="ListLabel825" style:display-name="ListLabel 825" style:family="text"/>
    <style:style style:name="ListLabel826" style:display-name="ListLabel 826" style:family="text"/>
    <style:style style:name="ListLabel827" style:display-name="ListLabel 827" style:family="text"/>
    <style:style style:name="ListLabel828" style:display-name="ListLabel 828" style:family="text"/>
    <style:style style:name="ListLabel829" style:display-name="ListLabel 829" style:family="text"/>
    <style:style style:name="ListLabel830" style:display-name="ListLabel 830" style:family="text"/>
    <style:style style:name="ListLabel831" style:display-name="ListLabel 831" style:family="text"/>
    <style:style style:name="ListLabel832" style:display-name="ListLabel 832" style:family="text"/>
    <style:style style:name="ListLabel833" style:display-name="ListLabel 833" style:family="text"/>
    <style:style style:name="ListLabel834" style:display-name="ListLabel 834" style:family="text"/>
    <style:style style:name="ListLabel835" style:display-name="ListLabel 835" style:family="text"/>
    <style:style style:name="ListLabel836" style:display-name="ListLabel 836" style:family="text"/>
    <style:style style:name="ListLabel837" style:display-name="ListLabel 837" style:family="text"/>
    <style:style style:name="ListLabel838" style:display-name="ListLabel 838" style:family="text"/>
    <style:style style:name="ListLabel839" style:display-name="ListLabel 839" style:family="text"/>
    <style:style style:name="ListLabel840" style:display-name="ListLabel 840" style:family="text"/>
    <style:style style:name="ListLabel841" style:display-name="ListLabel 841" style:family="text"/>
    <style:style style:name="ListLabel842" style:display-name="ListLabel 842" style:family="text"/>
    <style:style style:name="ListLabel843" style:display-name="ListLabel 843" style:family="text"/>
    <style:style style:name="ListLabel844" style:display-name="ListLabel 844" style:family="text"/>
    <style:style style:name="ListLabel845" style:display-name="ListLabel 845" style:family="text"/>
    <style:style style:name="ListLabel846" style:display-name="ListLabel 846" style:family="text"/>
    <style:style style:name="ListLabel847" style:display-name="ListLabel 847" style:family="text"/>
    <style:style style:name="ListLabel848" style:display-name="ListLabel 848" style:family="text"/>
    <style:style style:name="ListLabel849" style:display-name="ListLabel 849" style:family="text"/>
    <style:style style:name="ListLabel850" style:display-name="ListLabel 850" style:family="text"/>
    <style:style style:name="ListLabel851" style:display-name="ListLabel 851" style:family="text"/>
    <style:style style:name="ListLabel852" style:display-name="ListLabel 852" style:family="text"/>
    <style:style style:name="ListLabel853" style:display-name="ListLabel 853" style:family="text"/>
    <style:style style:name="ListLabel854" style:display-name="ListLabel 854" style:family="text"/>
    <style:style style:name="ListLabel855" style:display-name="ListLabel 855" style:family="text"/>
    <style:style style:name="ListLabel856" style:display-name="ListLabel 856" style:family="text"/>
    <style:style style:name="ListLabel857" style:display-name="ListLabel 857" style:family="text"/>
    <style:style style:name="ListLabel858" style:display-name="ListLabel 858" style:family="text"/>
    <style:style style:name="ListLabel859" style:display-name="ListLabel 859" style:family="text"/>
    <style:style style:name="ListLabel860" style:display-name="ListLabel 860" style:family="text"/>
    <style:style style:name="ListLabel861" style:display-name="ListLabel 861" style:family="text"/>
    <style:style style:name="ListLabel862" style:display-name="ListLabel 862" style:family="text"/>
    <style:style style:name="ListLabel863" style:display-name="ListLabel 863" style:family="text"/>
    <style:style style:name="ListLabel864" style:display-name="ListLabel 864" style:family="text"/>
    <style:style style:name="ListLabel865" style:display-name="ListLabel 865" style:family="text"/>
    <style:style style:name="ListLabel866" style:display-name="ListLabel 866" style:family="text"/>
    <style:style style:name="ListLabel867" style:display-name="ListLabel 867" style:family="text"/>
    <style:style style:name="ListLabel868" style:display-name="ListLabel 868" style:family="text"/>
    <style:style style:name="ListLabel869" style:display-name="ListLabel 869" style:family="text"/>
    <style:style style:name="ListLabel870" style:display-name="ListLabel 870" style:family="text"/>
    <style:style style:name="ListLabel871" style:display-name="ListLabel 871" style:family="text"/>
    <style:style style:name="ListLabel872" style:display-name="ListLabel 872" style:family="text"/>
    <style:style style:name="ListLabel873" style:display-name="ListLabel 873" style:family="text"/>
    <style:style style:name="ListLabel874" style:display-name="ListLabel 874" style:family="text"/>
    <style:style style:name="ListLabel875" style:display-name="ListLabel 875" style:family="text"/>
    <style:style style:name="ListLabel876" style:display-name="ListLabel 876" style:family="text"/>
    <style:style style:name="ListLabel877" style:display-name="ListLabel 877" style:family="text"/>
    <style:style style:name="ListLabel878" style:display-name="ListLabel 878" style:family="text"/>
    <style:style style:name="ListLabel879" style:display-name="ListLabel 879" style:family="text"/>
    <style:style style:name="ListLabel880" style:display-name="ListLabel 880" style:family="text"/>
    <style:style style:name="ListLabel881" style:display-name="ListLabel 881" style:family="text"/>
    <style:style style:name="ListLabel882" style:display-name="ListLabel 882" style:family="text"/>
    <style:style style:name="ListLabel883" style:display-name="ListLabel 883" style:family="text"/>
    <style:style style:name="ListLabel884" style:display-name="ListLabel 884" style:family="text"/>
    <style:style style:name="ListLabel885" style:display-name="ListLabel 885" style:family="text"/>
    <style:style style:name="ListLabel886" style:display-name="ListLabel 886" style:family="text"/>
    <style:style style:name="ListLabel887" style:display-name="ListLabel 887" style:family="text"/>
    <style:style style:name="ListLabel888" style:display-name="ListLabel 888" style:family="text"/>
    <style:style style:name="ListLabel889" style:display-name="ListLabel 889" style:family="text"/>
    <style:style style:name="ListLabel890" style:display-name="ListLabel 890" style:family="text"/>
    <style:style style:name="ListLabel891" style:display-name="ListLabel 891" style:family="text"/>
    <style:style style:name="ListLabel892" style:display-name="ListLabel 892" style:family="text"/>
    <style:style style:name="ListLabel893" style:display-name="ListLabel 893" style:family="text"/>
    <style:style style:name="ListLabel894" style:display-name="ListLabel 894" style:family="text"/>
    <style:style style:name="ListLabel895" style:display-name="ListLabel 895" style:family="text"/>
    <style:style style:name="ListLabel896" style:display-name="ListLabel 896" style:family="text"/>
    <style:style style:name="ListLabel897" style:display-name="ListLabel 897" style:family="text"/>
    <style:style style:name="ListLabel898" style:display-name="ListLabel 898" style:family="text"/>
    <style:style style:name="ListLabel899" style:display-name="ListLabel 899" style:family="text"/>
    <style:style style:name="ListLabel900" style:display-name="ListLabel 900" style:family="text"/>
    <style:style style:name="ListLabel901" style:display-name="ListLabel 901" style:family="text"/>
    <style:style style:name="ListLabel902" style:display-name="ListLabel 902" style:family="text"/>
    <style:style style:name="ListLabel903" style:display-name="ListLabel 903" style:family="text"/>
    <style:style style:name="ListLabel904" style:display-name="ListLabel 904" style:family="text"/>
    <style:style style:name="ListLabel905" style:display-name="ListLabel 905" style:family="text"/>
    <style:style style:name="ListLabel906" style:display-name="ListLabel 906" style:family="text"/>
    <style:style style:name="ListLabel907" style:display-name="ListLabel 907" style:family="text"/>
    <style:style style:name="ListLabel908" style:display-name="ListLabel 908" style:family="text"/>
    <style:style style:name="ListLabel909" style:display-name="ListLabel 909" style:family="text"/>
    <style:style style:name="ListLabel910" style:display-name="ListLabel 910" style:family="text"/>
    <style:style style:name="ListLabel911" style:display-name="ListLabel 911" style:family="text"/>
    <style:style style:name="ListLabel912" style:display-name="ListLabel 912" style:family="text"/>
    <style:style style:name="ListLabel913" style:display-name="ListLabel 913" style:family="text"/>
    <style:style style:name="ListLabel914" style:display-name="ListLabel 914" style:family="text"/>
    <style:style style:name="ListLabel915" style:display-name="ListLabel 915" style:family="text"/>
    <style:style style:name="ListLabel916" style:display-name="ListLabel 916" style:family="text"/>
    <style:style style:name="ListLabel917" style:display-name="ListLabel 917" style:family="text"/>
    <style:style style:name="ListLabel918" style:display-name="ListLabel 918" style:family="text"/>
    <style:style style:name="ListLabel919" style:display-name="ListLabel 919" style:family="text"/>
    <style:style style:name="ListLabel920" style:display-name="ListLabel 920" style:family="text"/>
    <style:style style:name="ListLabel921" style:display-name="ListLabel 921" style:family="text"/>
    <style:style style:name="ListLabel922" style:display-name="ListLabel 922" style:family="text"/>
    <style:style style:name="ListLabel923" style:display-name="ListLabel 923" style:family="text"/>
    <style:style style:name="ListLabel924" style:display-name="ListLabel 924" style:family="text"/>
    <style:style style:name="ListLabel925" style:display-name="ListLabel 925" style:family="text"/>
    <style:style style:name="ListLabel926" style:display-name="ListLabel 926" style:family="text"/>
    <style:style style:name="ListLabel927" style:display-name="ListLabel 927" style:family="text"/>
    <style:style style:name="ListLabel928" style:display-name="ListLabel 928" style:family="text"/>
    <style:style style:name="ListLabel929" style:display-name="ListLabel 929" style:family="text"/>
    <style:style style:name="ListLabel930" style:display-name="ListLabel 930" style:family="text"/>
    <style:style style:name="ListLabel931" style:display-name="ListLabel 931" style:family="text"/>
    <style:style style:name="ListLabel932" style:display-name="ListLabel 932" style:family="text"/>
    <style:style style:name="ListLabel933" style:display-name="ListLabel 933" style:family="text"/>
    <style:style style:name="ListLabel934" style:display-name="ListLabel 934" style:family="text"/>
    <style:style style:name="ListLabel935" style:display-name="ListLabel 935" style:family="text"/>
    <style:style style:name="ListLabel936" style:display-name="ListLabel 936" style:family="text"/>
    <style:style style:name="ListLabel937" style:display-name="ListLabel 937" style:family="text"/>
    <style:style style:name="ListLabel938" style:display-name="ListLabel 938" style:family="text"/>
    <style:style style:name="ListLabel939" style:display-name="ListLabel 939" style:family="text"/>
    <style:style style:name="ListLabel940" style:display-name="ListLabel 940" style:family="text"/>
    <style:style style:name="ListLabel941" style:display-name="ListLabel 941" style:family="text"/>
    <style:style style:name="ListLabel942" style:display-name="ListLabel 942" style:family="text"/>
    <style:style style:name="ListLabel943" style:display-name="ListLabel 943" style:family="text"/>
    <style:style style:name="ListLabel944" style:display-name="ListLabel 944" style:family="text"/>
    <style:style style:name="ListLabel945" style:display-name="ListLabel 945" style:family="text"/>
    <style:style style:name="ListLabel946" style:display-name="ListLabel 946" style:family="text"/>
    <style:style style:name="ListLabel947" style:display-name="ListLabel 947" style:family="text"/>
    <style:style style:name="ListLabel948" style:display-name="ListLabel 948" style:family="text"/>
    <style:style style:name="ListLabel949" style:display-name="ListLabel 949" style:family="text"/>
    <style:style style:name="ListLabel950" style:display-name="ListLabel 950" style:family="text"/>
    <style:style style:name="ListLabel951" style:display-name="ListLabel 951" style:family="text"/>
    <style:style style:name="ListLabel952" style:display-name="ListLabel 952" style:family="text"/>
    <style:style style:name="ListLabel953" style:display-name="ListLabel 953" style:family="text"/>
    <style:style style:name="ListLabel954" style:display-name="ListLabel 954" style:family="text"/>
    <style:style style:name="ListLabel955" style:display-name="ListLabel 955" style:family="text"/>
    <style:style style:name="ListLabel956" style:display-name="ListLabel 956" style:family="text"/>
    <style:style style:name="ListLabel957" style:display-name="ListLabel 957" style:family="text"/>
    <style:style style:name="ListLabel958" style:display-name="ListLabel 958" style:family="text"/>
    <style:style style:name="ListLabel959" style:display-name="ListLabel 959" style:family="text"/>
    <style:style style:name="ListLabel960" style:display-name="ListLabel 960" style:family="text"/>
    <style:style style:name="ListLabel961" style:display-name="ListLabel 961" style:family="text"/>
    <style:style style:name="ListLabel962" style:display-name="ListLabel 962" style:family="text"/>
    <style:style style:name="ListLabel963" style:display-name="ListLabel 963" style:family="text"/>
    <style:style style:name="ListLabel964" style:display-name="ListLabel 964" style:family="text"/>
    <style:style style:name="ListLabel965" style:display-name="ListLabel 965" style:family="text"/>
    <style:style style:name="ListLabel966" style:display-name="ListLabel 966" style:family="text"/>
    <style:style style:name="ListLabel967" style:display-name="ListLabel 967" style:family="text"/>
    <style:style style:name="ListLabel968" style:display-name="ListLabel 968" style:family="text"/>
    <style:style style:name="ListLabel969" style:display-name="ListLabel 969" style:family="text"/>
    <style:style style:name="ListLabel970" style:display-name="ListLabel 970" style:family="text"/>
    <style:style style:name="ListLabel971" style:display-name="ListLabel 971" style:family="text"/>
    <style:style style:name="ListLabel972" style:display-name="ListLabel 972" style:family="text"/>
    <style:style style:name="ListLabel973" style:display-name="ListLabel 973" style:family="text"/>
    <style:style style:name="ListLabel974" style:display-name="ListLabel 974" style:family="text"/>
    <style:style style:name="ListLabel975" style:display-name="ListLabel 975" style:family="text"/>
    <style:style style:name="ListLabel976" style:display-name="ListLabel 976" style:family="text"/>
    <style:style style:name="ListLabel977" style:display-name="ListLabel 977" style:family="text"/>
    <style:style style:name="ListLabel978" style:display-name="ListLabel 978" style:family="text"/>
    <style:style style:name="ListLabel979" style:display-name="ListLabel 979" style:family="text"/>
    <style:style style:name="ListLabel980" style:display-name="ListLabel 980" style:family="text"/>
    <style:style style:name="ListLabel981" style:display-name="ListLabel 981" style:family="text"/>
    <style:style style:name="ListLabel982" style:display-name="ListLabel 982" style:family="text"/>
    <style:style style:name="ListLabel983" style:display-name="ListLabel 983" style:family="text"/>
    <style:style style:name="ListLabel984" style:display-name="ListLabel 984" style:family="text"/>
    <style:style style:name="ListLabel985" style:display-name="ListLabel 985" style:family="text"/>
    <style:style style:name="ListLabel986" style:display-name="ListLabel 986" style:family="text"/>
    <style:style style:name="ListLabel987" style:display-name="ListLabel 987" style:family="text"/>
    <style:style style:name="ListLabel988" style:display-name="ListLabel 988" style:family="text"/>
    <style:style style:name="ListLabel989" style:display-name="ListLabel 989" style:family="text"/>
    <style:style style:name="ListLabel990" style:display-name="ListLabel 990" style:family="text"/>
    <style:style style:name="ListLabel991" style:display-name="ListLabel 991" style:family="text"/>
    <style:style style:name="ListLabel992" style:display-name="ListLabel 992" style:family="text"/>
    <style:style style:name="ListLabel993" style:display-name="ListLabel 993" style:family="text"/>
    <style:style style:name="ListLabel994" style:display-name="ListLabel 994" style:family="text"/>
    <style:style style:name="ListLabel995" style:display-name="ListLabel 995" style:family="text"/>
    <style:style style:name="ListLabel996" style:display-name="ListLabel 996" style:family="text"/>
    <style:style style:name="ListLabel997" style:display-name="ListLabel 997" style:family="text"/>
    <style:style style:name="ListLabel998" style:display-name="ListLabel 998" style:family="text"/>
    <style:style style:name="ListLabel999" style:display-name="ListLabel 999" style:family="text"/>
    <style:style style:name="ListLabel1000" style:display-name="ListLabel 1000" style:family="text"/>
    <style:style style:name="ListLabel1001" style:display-name="ListLabel 1001" style:family="text"/>
    <style:style style:name="ListLabel1002" style:display-name="ListLabel 1002" style:family="text"/>
    <style:style style:name="ListLabel1003" style:display-name="ListLabel 1003" style:family="text"/>
    <style:style style:name="ListLabel1004" style:display-name="ListLabel 1004" style:family="text"/>
    <style:style style:name="ListLabel1005" style:display-name="ListLabel 1005" style:family="text"/>
    <style:style style:name="ListLabel1006" style:display-name="ListLabel 1006" style:family="text"/>
    <style:style style:name="ListLabel1007" style:display-name="ListLabel 1007" style:family="text"/>
    <style:style style:name="ListLabel1008" style:display-name="ListLabel 1008" style:family="text"/>
    <style:style style:name="ListLabel1009" style:display-name="ListLabel 1009" style:family="text"/>
    <style:style style:name="ListLabel1010" style:display-name="ListLabel 1010" style:family="text"/>
    <style:style style:name="ListLabel1011" style:display-name="ListLabel 1011" style:family="text"/>
    <style:style style:name="ListLabel1012" style:display-name="ListLabel 1012" style:family="text"/>
    <style:style style:name="ListLabel1013" style:display-name="ListLabel 1013" style:family="text"/>
    <style:style style:name="ListLabel1014" style:display-name="ListLabel 1014" style:family="text"/>
    <style:style style:name="ListLabel1015" style:display-name="ListLabel 1015" style:family="text"/>
    <style:style style:name="ListLabel1016" style:display-name="ListLabel 1016" style:family="text"/>
    <style:style style:name="ListLabel1017" style:display-name="ListLabel 1017" style:family="text"/>
    <style:style style:name="ListLabel1018" style:display-name="ListLabel 1018" style:family="text"/>
    <style:style style:name="ListLabel1019" style:display-name="ListLabel 1019" style:family="text"/>
    <style:style style:name="ListLabel1020" style:display-name="ListLabel 1020" style:family="text"/>
    <style:style style:name="ListLabel1021" style:display-name="ListLabel 1021" style:family="text"/>
    <style:style style:name="ListLabel1022" style:display-name="ListLabel 1022" style:family="text"/>
    <style:style style:name="ListLabel1023" style:display-name="ListLabel 1023" style:family="text"/>
    <style:style style:name="ListLabel1024" style:display-name="ListLabel 1024" style:family="text"/>
    <style:style style:name="ListLabel1025" style:display-name="ListLabel 1025" style:family="text"/>
    <style:style style:name="ListLabel1026" style:display-name="ListLabel 1026" style:family="text"/>
    <style:style style:name="ListLabel1027" style:display-name="ListLabel 1027" style:family="text"/>
    <style:style style:name="ListLabel1028" style:display-name="ListLabel 1028" style:family="text"/>
    <style:style style:name="ListLabel1029" style:display-name="ListLabel 1029" style:family="text"/>
    <style:style style:name="ListLabel1030" style:display-name="ListLabel 1030" style:family="text"/>
    <style:style style:name="ListLabel1031" style:display-name="ListLabel 1031" style:family="text"/>
    <style:style style:name="ListLabel1032" style:display-name="ListLabel 1032" style:family="text"/>
    <style:style style:name="ListLabel1033" style:display-name="ListLabel 1033" style:family="text"/>
    <style:style style:name="ListLabel1034" style:display-name="ListLabel 1034" style:family="text"/>
    <style:style style:name="ListLabel1035" style:display-name="ListLabel 1035" style:family="text"/>
    <style:style style:name="ListLabel1036" style:display-name="ListLabel 1036" style:family="text"/>
    <style:style style:name="ListLabel1037" style:display-name="ListLabel 1037" style:family="text"/>
    <style:style style:name="ListLabel1038" style:display-name="ListLabel 1038" style:family="text"/>
    <style:style style:name="ListLabel1039" style:display-name="ListLabel 1039" style:family="text"/>
    <style:style style:name="ListLabel1040" style:display-name="ListLabel 1040" style:family="text"/>
    <style:style style:name="ListLabel1041" style:display-name="ListLabel 1041" style:family="text"/>
    <style:style style:name="ListLabel1042" style:display-name="ListLabel 1042" style:family="text"/>
    <style:style style:name="ListLabel1043" style:display-name="ListLabel 1043" style:family="text"/>
    <style:style style:name="ListLabel1044" style:display-name="ListLabel 1044" style:family="text"/>
    <style:style style:name="ListLabel1045" style:display-name="ListLabel 1045" style:family="text"/>
    <style:style style:name="ListLabel1046" style:display-name="ListLabel 1046" style:family="text"/>
    <style:style style:name="ListLabel1047" style:display-name="ListLabel 1047" style:family="text"/>
    <style:style style:name="ListLabel1048" style:display-name="ListLabel 1048" style:family="text"/>
    <style:style style:name="ListLabel1049" style:display-name="ListLabel 1049" style:family="text"/>
    <style:style style:name="ListLabel1050" style:display-name="ListLabel 1050" style:family="text"/>
    <style:style style:name="ListLabel1051" style:display-name="ListLabel 1051" style:family="text"/>
    <style:style style:name="ListLabel1052" style:display-name="ListLabel 1052" style:family="text"/>
    <style:style style:name="ListLabel1053" style:display-name="ListLabel 1053" style:family="text"/>
    <style:style style:name="ListLabel1054" style:display-name="ListLabel 1054" style:family="text"/>
    <style:style style:name="ListLabel1055" style:display-name="ListLabel 1055" style:family="text"/>
    <style:style style:name="ListLabel1056" style:display-name="ListLabel 1056" style:family="text"/>
    <style:style style:name="ListLabel1057" style:display-name="ListLabel 1057" style:family="text"/>
    <style:style style:name="ListLabel1058" style:display-name="ListLabel 1058" style:family="text"/>
    <style:style style:name="ListLabel1059" style:display-name="ListLabel 1059" style:family="text"/>
    <style:style style:name="ListLabel1060" style:display-name="ListLabel 1060" style:family="text"/>
    <style:style style:name="ListLabel1061" style:display-name="ListLabel 1061" style:family="text"/>
    <style:style style:name="ListLabel1062" style:display-name="ListLabel 1062" style:family="text"/>
    <style:style style:name="ListLabel1063" style:display-name="ListLabel 1063" style:family="text"/>
    <style:style style:name="ListLabel1064" style:display-name="ListLabel 1064" style:family="text"/>
    <style:style style:name="ListLabel1065" style:display-name="ListLabel 1065" style:family="text"/>
    <style:style style:name="ListLabel1066" style:display-name="ListLabel 1066" style:family="text"/>
    <style:style style:name="ListLabel1067" style:display-name="ListLabel 1067" style:family="text"/>
    <style:style style:name="ListLabel1068" style:display-name="ListLabel 1068" style:family="text"/>
    <style:style style:name="ListLabel1069" style:display-name="ListLabel 1069" style:family="text"/>
    <style:style style:name="ListLabel1070" style:display-name="ListLabel 1070" style:family="text"/>
    <style:style style:name="ListLabel1071" style:display-name="ListLabel 1071" style:family="text"/>
    <style:style style:name="ListLabel1072" style:display-name="ListLabel 1072" style:family="text"/>
    <style:style style:name="ListLabel1073" style:display-name="ListLabel 1073" style:family="text"/>
    <style:style style:name="ListLabel1074" style:display-name="ListLabel 1074" style:family="text"/>
    <style:style style:name="ListLabel1075" style:display-name="ListLabel 1075" style:family="text"/>
    <style:style style:name="ListLabel1076" style:display-name="ListLabel 1076" style:family="text"/>
    <style:style style:name="ListLabel1077" style:display-name="ListLabel 1077" style:family="text"/>
    <style:style style:name="ListLabel1078" style:display-name="ListLabel 1078" style:family="text"/>
    <style:style style:name="ListLabel1079" style:display-name="ListLabel 1079" style:family="text"/>
    <style:style style:name="ListLabel1080" style:display-name="ListLabel 1080" style:family="text"/>
    <style:style style:name="ListLabel1081" style:display-name="ListLabel 1081" style:family="text"/>
    <style:style style:name="ListLabel1082" style:display-name="ListLabel 1082" style:family="text"/>
    <style:style style:name="ListLabel1083" style:display-name="ListLabel 1083" style:family="text"/>
    <style:style style:name="ListLabel1084" style:display-name="ListLabel 1084" style:family="text"/>
    <style:style style:name="ListLabel1085" style:display-name="ListLabel 1085" style:family="text"/>
    <style:style style:name="ListLabel1086" style:display-name="ListLabel 1086" style:family="text"/>
    <style:style style:name="ListLabel1087" style:display-name="ListLabel 1087" style:family="text"/>
    <style:style style:name="ListLabel1088" style:display-name="ListLabel 1088" style:family="text"/>
    <style:style style:name="ListLabel1089" style:display-name="ListLabel 1089" style:family="text"/>
    <style:style style:name="ListLabel1090" style:display-name="ListLabel 1090" style:family="text"/>
    <style:style style:name="ListLabel1091" style:display-name="ListLabel 1091" style:family="text"/>
    <style:style style:name="ListLabel1092" style:display-name="ListLabel 1092" style:family="text"/>
    <style:style style:name="ListLabel1093" style:display-name="ListLabel 1093" style:family="text"/>
    <style:style style:name="ListLabel1094" style:display-name="ListLabel 1094" style:family="text"/>
    <style:style style:name="ListLabel1095" style:display-name="ListLabel 1095" style:family="text"/>
    <style:style style:name="ListLabel1096" style:display-name="ListLabel 1096" style:family="text"/>
    <style:style style:name="ListLabel1097" style:display-name="ListLabel 1097" style:family="text"/>
    <style:style style:name="ListLabel1098" style:display-name="ListLabel 1098" style:family="text"/>
    <style:style style:name="ListLabel1099" style:display-name="ListLabel 1099" style:family="text"/>
    <style:style style:name="ListLabel1100" style:display-name="ListLabel 1100" style:family="text"/>
    <style:style style:name="ListLabel1101" style:display-name="ListLabel 1101" style:family="text"/>
    <style:style style:name="ListLabel1102" style:display-name="ListLabel 1102" style:family="text"/>
    <style:style style:name="ListLabel1103" style:display-name="ListLabel 1103" style:family="text"/>
    <style:style style:name="ListLabel1104" style:display-name="ListLabel 1104" style:family="text"/>
    <style:style style:name="ListLabel1105" style:display-name="ListLabel 1105" style:family="text"/>
    <style:style style:name="ListLabel1106" style:display-name="ListLabel 1106" style:family="text"/>
    <style:style style:name="ListLabel1107" style:display-name="ListLabel 1107" style:family="text"/>
    <style:style style:name="ListLabel1108" style:display-name="ListLabel 1108" style:family="text"/>
    <style:style style:name="ListLabel1109" style:display-name="ListLabel 1109" style:family="text"/>
    <style:style style:name="ListLabel1110" style:display-name="ListLabel 1110" style:family="text"/>
    <style:style style:name="ListLabel1111" style:display-name="ListLabel 1111" style:family="text"/>
    <style:style style:name="ListLabel1112" style:display-name="ListLabel 1112" style:family="text"/>
    <style:style style:name="ListLabel1113" style:display-name="ListLabel 1113" style:family="text"/>
    <style:style style:name="ListLabel1114" style:display-name="ListLabel 1114" style:family="text"/>
    <style:style style:name="ListLabel1115" style:display-name="ListLabel 1115" style:family="text"/>
    <style:style style:name="ListLabel1116" style:display-name="ListLabel 1116" style:family="text"/>
    <style:style style:name="ListLabel1117" style:display-name="ListLabel 1117" style:family="text"/>
    <style:style style:name="ListLabel1118" style:display-name="ListLabel 1118" style:family="text"/>
    <style:style style:name="ListLabel1119" style:display-name="ListLabel 1119" style:family="text"/>
    <style:style style:name="ListLabel1120" style:display-name="ListLabel 1120" style:family="text"/>
    <style:style style:name="ListLabel1121" style:display-name="ListLabel 1121" style:family="text"/>
    <style:style style:name="ListLabel1122" style:display-name="ListLabel 1122" style:family="text"/>
    <style:style style:name="ListLabel1123" style:display-name="ListLabel 1123" style:family="text"/>
    <style:style style:name="ListLabel1124" style:display-name="ListLabel 1124" style:family="text"/>
    <style:style style:name="ListLabel1125" style:display-name="ListLabel 1125" style:family="text"/>
    <style:style style:name="ListLabel1126" style:display-name="ListLabel 1126" style:family="text"/>
    <style:style style:name="ListLabel1127" style:display-name="ListLabel 1127" style:family="text"/>
    <style:style style:name="ListLabel1128" style:display-name="ListLabel 1128" style:family="text"/>
    <style:style style:name="ListLabel1129" style:display-name="ListLabel 1129" style:family="text"/>
    <style:style style:name="ListLabel1130" style:display-name="ListLabel 1130" style:family="text"/>
    <style:style style:name="ListLabel1131" style:display-name="ListLabel 1131" style:family="text"/>
    <style:style style:name="ListLabel1132" style:display-name="ListLabel 1132" style:family="text"/>
    <style:style style:name="ListLabel1133" style:display-name="ListLabel 1133" style:family="text"/>
    <style:style style:name="ListLabel1134" style:display-name="ListLabel 1134" style:family="text"/>
    <style:style style:name="ListLabel1135" style:display-name="ListLabel 1135" style:family="text"/>
    <style:style style:name="ListLabel1136" style:display-name="ListLabel 1136" style:family="text"/>
    <style:style style:name="ListLabel1137" style:display-name="ListLabel 1137" style:family="text"/>
    <style:style style:name="ListLabel1138" style:display-name="ListLabel 1138" style:family="text"/>
    <style:style style:name="ListLabel1139" style:display-name="ListLabel 1139" style:family="text"/>
    <style:style style:name="ListLabel1140" style:display-name="ListLabel 1140" style:family="text"/>
    <style:style style:name="ListLabel1141" style:display-name="ListLabel 1141" style:family="text"/>
    <style:style style:name="ListLabel1142" style:display-name="ListLabel 1142" style:family="text"/>
    <style:style style:name="ListLabel1143" style:display-name="ListLabel 1143" style:family="text"/>
    <style:style style:name="ListLabel1144" style:display-name="ListLabel 1144" style:family="text"/>
    <style:style style:name="ListLabel1145" style:display-name="ListLabel 1145" style:family="text"/>
    <style:style style:name="ListLabel1146" style:display-name="ListLabel 1146" style:family="text"/>
    <style:style style:name="ListLabel1147" style:display-name="ListLabel 1147" style:family="text"/>
    <style:style style:name="ListLabel1148" style:display-name="ListLabel 1148" style:family="text"/>
    <style:style style:name="ListLabel1149" style:display-name="ListLabel 1149" style:family="text"/>
    <style:style style:name="ListLabel1150" style:display-name="ListLabel 1150" style:family="text"/>
    <style:style style:name="ListLabel1151" style:display-name="ListLabel 1151" style:family="text"/>
    <style:style style:name="ListLabel1152" style:display-name="ListLabel 1152" style:family="text"/>
    <style:style style:name="ListLabel1153" style:display-name="ListLabel 1153" style:family="text"/>
    <style:style style:name="ListLabel1154" style:display-name="ListLabel 1154" style:family="text"/>
    <style:style style:name="ListLabel1155" style:display-name="ListLabel 1155" style:family="text"/>
    <style:style style:name="ListLabel1156" style:display-name="ListLabel 1156" style:family="text"/>
    <style:style style:name="ListLabel1157" style:display-name="ListLabel 1157" style:family="text"/>
    <style:style style:name="ListLabel1158" style:display-name="ListLabel 1158" style:family="text"/>
    <style:style style:name="ListLabel1159" style:display-name="ListLabel 1159" style:family="text"/>
    <style:style style:name="ListLabel1160" style:display-name="ListLabel 1160" style:family="text"/>
    <style:style style:name="ListLabel1161" style:display-name="ListLabel 1161" style:family="text"/>
    <style:style style:name="ListLabel1162" style:display-name="ListLabel 1162" style:family="text"/>
    <style:style style:name="ListLabel1163" style:display-name="ListLabel 1163" style:family="text"/>
    <style:style style:name="ListLabel1164" style:display-name="ListLabel 1164" style:family="text"/>
    <style:style style:name="ListLabel1165" style:display-name="ListLabel 1165" style:family="text"/>
    <style:style style:name="ListLabel1166" style:display-name="ListLabel 1166" style:family="text"/>
    <style:style style:name="ListLabel1167" style:display-name="ListLabel 1167" style:family="text"/>
    <style:style style:name="ListLabel1168" style:display-name="ListLabel 1168" style:family="text"/>
    <style:style style:name="ListLabel1169" style:display-name="ListLabel 1169" style:family="text"/>
    <style:style style:name="ListLabel1170" style:display-name="ListLabel 1170" style:family="text"/>
    <style:style style:name="ListLabel1171" style:display-name="ListLabel 1171" style:family="text"/>
    <style:style style:name="ListLabel1172" style:display-name="ListLabel 1172" style:family="text"/>
    <style:style style:name="ListLabel1173" style:display-name="ListLabel 1173" style:family="text"/>
    <style:style style:name="ListLabel1174" style:display-name="ListLabel 1174" style:family="text"/>
    <style:style style:name="ListLabel1175" style:display-name="ListLabel 1175" style:family="text"/>
    <style:style style:name="ListLabel1176" style:display-name="ListLabel 1176" style:family="text"/>
    <style:style style:name="ListLabel1177" style:display-name="ListLabel 1177" style:family="text"/>
    <style:style style:name="ListLabel1178" style:display-name="ListLabel 1178" style:family="text"/>
    <style:style style:name="ListLabel1179" style:display-name="ListLabel 1179" style:family="text"/>
    <style:style style:name="ListLabel1180" style:display-name="ListLabel 1180" style:family="text"/>
    <style:style style:name="ListLabel1181" style:display-name="ListLabel 1181" style:family="text"/>
    <style:style style:name="ListLabel1182" style:display-name="ListLabel 1182" style:family="text"/>
    <style:style style:name="ListLabel1183" style:display-name="ListLabel 1183" style:family="text"/>
    <style:style style:name="ListLabel1184" style:display-name="ListLabel 1184" style:family="text"/>
    <style:style style:name="ListLabel1185" style:display-name="ListLabel 1185" style:family="text"/>
    <style:style style:name="ListLabel1186" style:display-name="ListLabel 1186" style:family="text"/>
    <style:style style:name="ListLabel1187" style:display-name="ListLabel 1187" style:family="text"/>
    <style:style style:name="ListLabel1188" style:display-name="ListLabel 1188" style:family="text"/>
    <style:style style:name="ListLabel1189" style:display-name="ListLabel 1189" style:family="text"/>
    <style:style style:name="ListLabel1190" style:display-name="ListLabel 1190" style:family="text"/>
    <style:style style:name="ListLabel1191" style:display-name="ListLabel 1191" style:family="text"/>
    <style:style style:name="ListLabel1192" style:display-name="ListLabel 1192" style:family="text"/>
    <style:style style:name="ListLabel1193" style:display-name="ListLabel 1193" style:family="text"/>
    <style:style style:name="ListLabel1194" style:display-name="ListLabel 1194" style:family="text"/>
    <style:style style:name="ListLabel1195" style:display-name="ListLabel 1195" style:family="text"/>
    <style:style style:name="ListLabel1196" style:display-name="ListLabel 1196" style:family="text"/>
    <style:style style:name="ListLabel1197" style:display-name="ListLabel 1197" style:family="text"/>
    <style:style style:name="ListLabel1198" style:display-name="ListLabel 1198" style:family="text"/>
    <style:style style:name="ListLabel1199" style:display-name="ListLabel 1199" style:family="text"/>
    <style:style style:name="ListLabel1200" style:display-name="ListLabel 1200" style:family="text"/>
    <style:style style:name="ListLabel1201" style:display-name="ListLabel 1201" style:family="text"/>
    <style:style style:name="ListLabel1202" style:display-name="ListLabel 1202" style:family="text"/>
    <style:style style:name="ListLabel1203" style:display-name="ListLabel 1203" style:family="text"/>
    <style:style style:name="ListLabel1204" style:display-name="ListLabel 1204" style:family="text"/>
    <style:style style:name="ListLabel1205" style:display-name="ListLabel 1205" style:family="text"/>
    <style:style style:name="ListLabel1206" style:display-name="ListLabel 1206" style:family="text"/>
    <style:style style:name="ListLabel1207" style:display-name="ListLabel 1207" style:family="text"/>
    <style:style style:name="ListLabel1208" style:display-name="ListLabel 1208" style:family="text"/>
    <style:style style:name="ListLabel1209" style:display-name="ListLabel 1209" style:family="text"/>
    <style:style style:name="ListLabel1210" style:display-name="ListLabel 1210" style:family="text"/>
    <style:style style:name="ListLabel1211" style:display-name="ListLabel 1211" style:family="text"/>
    <style:style style:name="ListLabel1212" style:display-name="ListLabel 1212" style:family="text"/>
    <style:style style:name="ListLabel1213" style:display-name="ListLabel 1213" style:family="text"/>
    <style:style style:name="ListLabel1214" style:display-name="ListLabel 1214" style:family="text"/>
    <style:style style:name="ListLabel1215" style:display-name="ListLabel 1215" style:family="text"/>
    <style:style style:name="ListLabel1216" style:display-name="ListLabel 1216" style:family="text"/>
    <style:style style:name="ListLabel1217" style:display-name="ListLabel 1217" style:family="text"/>
    <style:style style:name="ListLabel1218" style:display-name="ListLabel 1218" style:family="text"/>
    <style:style style:name="ListLabel1219" style:display-name="ListLabel 1219" style:family="text"/>
    <style:style style:name="ListLabel1220" style:display-name="ListLabel 1220" style:family="text"/>
    <style:style style:name="ListLabel1221" style:display-name="ListLabel 1221" style:family="text"/>
    <style:style style:name="ListLabel1222" style:display-name="ListLabel 1222" style:family="text"/>
    <style:style style:name="ListLabel1223" style:display-name="ListLabel 1223" style:family="text"/>
    <style:style style:name="ListLabel1224" style:display-name="ListLabel 1224" style:family="text"/>
    <style:style style:name="ListLabel1225" style:display-name="ListLabel 1225" style:family="text"/>
    <style:style style:name="ListLabel1226" style:display-name="ListLabel 1226" style:family="text"/>
    <style:style style:name="ListLabel1227" style:display-name="ListLabel 1227" style:family="text"/>
    <style:style style:name="ListLabel1228" style:display-name="ListLabel 1228" style:family="text"/>
    <style:style style:name="ListLabel1229" style:display-name="ListLabel 1229" style:family="text"/>
    <style:style style:name="ListLabel1230" style:display-name="ListLabel 1230" style:family="text"/>
    <style:style style:name="ListLabel1231" style:display-name="ListLabel 1231" style:family="text"/>
    <style:style style:name="ListLabel1232" style:display-name="ListLabel 1232" style:family="text"/>
    <style:style style:name="ListLabel1233" style:display-name="ListLabel 1233" style:family="text"/>
    <style:style style:name="ListLabel1234" style:display-name="ListLabel 1234" style:family="text"/>
    <style:style style:name="ListLabel1235" style:display-name="ListLabel 1235" style:family="text"/>
    <style:style style:name="ListLabel1236" style:display-name="ListLabel 1236" style:family="text"/>
    <style:style style:name="ListLabel1237" style:display-name="ListLabel 1237" style:family="text"/>
    <style:style style:name="ListLabel1238" style:display-name="ListLabel 1238" style:family="text"/>
    <style:style style:name="ListLabel1239" style:display-name="ListLabel 1239" style:family="text"/>
    <style:style style:name="ListLabel1240" style:display-name="ListLabel 1240" style:family="text"/>
    <style:style style:name="ListLabel1241" style:display-name="ListLabel 1241" style:family="text"/>
    <style:style style:name="ListLabel1242" style:display-name="ListLabel 1242" style:family="text"/>
    <style:style style:name="ListLabel1243" style:display-name="ListLabel 1243" style:family="text"/>
    <style:style style:name="ListLabel1244" style:display-name="ListLabel 1244" style:family="text"/>
    <style:style style:name="ListLabel1245" style:display-name="ListLabel 1245" style:family="text"/>
    <style:style style:name="ListLabel1246" style:display-name="ListLabel 1246" style:family="text"/>
    <style:style style:name="ListLabel1247" style:display-name="ListLabel 1247" style:family="text"/>
    <style:style style:name="ListLabel1248" style:display-name="ListLabel 1248" style:family="text"/>
    <style:style style:name="ListLabel1249" style:display-name="ListLabel 1249" style:family="text"/>
    <style:style style:name="ListLabel1250" style:display-name="ListLabel 1250" style:family="text"/>
    <style:style style:name="ListLabel1251" style:display-name="ListLabel 1251" style:family="text"/>
    <style:style style:name="ListLabel1252" style:display-name="ListLabel 1252" style:family="text"/>
    <style:style style:name="ListLabel1253" style:display-name="ListLabel 1253" style:family="text"/>
    <style:style style:name="ListLabel1254" style:display-name="ListLabel 1254" style:family="text"/>
    <style:style style:name="ListLabel1255" style:display-name="ListLabel 1255" style:family="text"/>
    <style:style style:name="ListLabel1256" style:display-name="ListLabel 1256" style:family="text"/>
    <style:style style:name="ListLabel1257" style:display-name="ListLabel 1257" style:family="text"/>
    <style:style style:name="ListLabel1258" style:display-name="ListLabel 1258" style:family="text"/>
    <style:style style:name="ListLabel1259" style:display-name="ListLabel 1259" style:family="text"/>
    <style:style style:name="ListLabel1260" style:display-name="ListLabel 1260" style:family="text"/>
    <style:style style:name="ListLabel1261" style:display-name="ListLabel 1261" style:family="text"/>
    <style:style style:name="ListLabel1262" style:display-name="ListLabel 1262" style:family="text"/>
    <style:style style:name="ListLabel1263" style:display-name="ListLabel 1263" style:family="text"/>
    <style:style style:name="ListLabel1264" style:display-name="ListLabel 1264" style:family="text"/>
    <style:style style:name="ListLabel1265" style:display-name="ListLabel 1265" style:family="text"/>
    <style:style style:name="ListLabel1266" style:display-name="ListLabel 1266" style:family="text"/>
    <style:style style:name="ListLabel1267" style:display-name="ListLabel 1267" style:family="text"/>
    <style:style style:name="ListLabel1268" style:display-name="ListLabel 1268" style:family="text"/>
    <style:style style:name="ListLabel1269" style:display-name="ListLabel 1269" style:family="text"/>
    <style:style style:name="ListLabel1270" style:display-name="ListLabel 1270" style:family="text"/>
    <style:style style:name="ListLabel1271" style:display-name="ListLabel 1271" style:family="text"/>
    <style:style style:name="ListLabel1272" style:display-name="ListLabel 1272" style:family="text"/>
    <style:style style:name="ListLabel1273" style:display-name="ListLabel 1273" style:family="text"/>
    <style:style style:name="ListLabel1274" style:display-name="ListLabel 1274" style:family="text"/>
    <style:style style:name="ListLabel1275" style:display-name="ListLabel 1275" style:family="text"/>
    <style:style style:name="ListLabel1276" style:display-name="ListLabel 1276" style:family="text"/>
    <style:style style:name="ListLabel1277" style:display-name="ListLabel 1277" style:family="text"/>
    <style:style style:name="ListLabel1278" style:display-name="ListLabel 1278" style:family="text"/>
    <style:style style:name="ListLabel1279" style:display-name="ListLabel 1279" style:family="text"/>
    <style:style style:name="ListLabel1280" style:display-name="ListLabel 1280" style:family="text"/>
    <style:style style:name="ListLabel1281" style:display-name="ListLabel 1281" style:family="text"/>
    <style:style style:name="ListLabel1282" style:display-name="ListLabel 1282" style:family="text"/>
    <style:style style:name="ListLabel1283" style:display-name="ListLabel 1283" style:family="text"/>
    <style:style style:name="ListLabel1284" style:display-name="ListLabel 1284" style:family="text"/>
    <style:style style:name="ListLabel1285" style:display-name="ListLabel 1285" style:family="text"/>
    <style:style style:name="ListLabel1286" style:display-name="ListLabel 1286" style:family="text"/>
    <style:style style:name="ListLabel1287" style:display-name="ListLabel 1287" style:family="text"/>
    <style:style style:name="ListLabel1288" style:display-name="ListLabel 1288" style:family="text"/>
    <style:style style:name="ListLabel1289" style:display-name="ListLabel 1289" style:family="text"/>
    <style:style style:name="ListLabel1290" style:display-name="ListLabel 1290" style:family="text"/>
    <style:style style:name="ListLabel1291" style:display-name="ListLabel 1291" style:family="text"/>
    <style:style style:name="ListLabel1292" style:display-name="ListLabel 1292" style:family="text"/>
    <style:style style:name="ListLabel1293" style:display-name="ListLabel 1293" style:family="text"/>
    <style:style style:name="ListLabel1294" style:display-name="ListLabel 1294" style:family="text"/>
    <style:style style:name="ListLabel1295" style:display-name="ListLabel 1295" style:family="text"/>
    <style:style style:name="ListLabel1296" style:display-name="ListLabel 1296" style:family="text"/>
    <style:style style:name="ListLabel1297" style:display-name="ListLabel 1297" style:family="text"/>
    <style:style style:name="ListLabel1298" style:display-name="ListLabel 1298" style:family="text"/>
    <style:style style:name="ListLabel1299" style:display-name="ListLabel 1299" style:family="text"/>
    <style:style style:name="ListLabel1300" style:display-name="ListLabel 1300" style:family="text"/>
    <style:style style:name="ListLabel1301" style:display-name="ListLabel 1301" style:family="text"/>
    <style:style style:name="ListLabel1302" style:display-name="ListLabel 1302" style:family="text"/>
    <style:style style:name="ListLabel1303" style:display-name="ListLabel 1303" style:family="text"/>
    <style:style style:name="ListLabel1304" style:display-name="ListLabel 1304" style:family="text"/>
    <style:style style:name="ListLabel1305" style:display-name="ListLabel 1305" style:family="text"/>
    <style:style style:name="ListLabel1306" style:display-name="ListLabel 1306" style:family="text"/>
    <style:style style:name="ListLabel1307" style:display-name="ListLabel 1307" style:family="text"/>
    <style:style style:name="ListLabel1308" style:display-name="ListLabel 1308" style:family="text"/>
    <style:style style:name="ListLabel1309" style:display-name="ListLabel 1309" style:family="text"/>
    <style:style style:name="ListLabel1310" style:display-name="ListLabel 1310" style:family="text"/>
    <style:style style:name="ListLabel1311" style:display-name="ListLabel 1311" style:family="text"/>
    <style:style style:name="ListLabel1312" style:display-name="ListLabel 1312" style:family="text"/>
    <style:style style:name="ListLabel1313" style:display-name="ListLabel 1313" style:family="text"/>
    <style:style style:name="ListLabel1314" style:display-name="ListLabel 1314"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3" style:display-name="Sumário 3" style:family="paragraph" style:parent-style-name="Normal" style:next-style-name="Normal" style:auto-update="true">
      <style:paragraph-properties fo:margin-bottom="0.0694in" fo:margin-left="0.3055in">
        <style:tab-stops/>
      </style:paragraph-properties>
      <style:text-properties fo:hyphenate="false"/>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Fonteparág.padrão">
      <style:text-properties fo:color="#467886" style:text-underline-type="single" style:text-underline-style="solid" style:text-underline-width="auto" style:text-underline-mode="continuous"/>
    </style:style>
    <text:list-style style:name="WWNum1" style:display-name="WWNum1">
      <text:list-level-style-number text:level="1" style:num-suffix="." style:num-list-format-name="NLF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list-format-name="NLF0"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0"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list-format-name="NLF0"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list-format-name="NLF0"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list-format-name="NLF0"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list-format-name="NLF0"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list-format-name="NLF0"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list-format-name="NLF0"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2" style:display-name="WWNum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8" style:display-name="WWNum2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9" style:display-name="WWNum2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0" style:display-name="WWNum3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4" style:display-name="WWNum3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5" style:display-name="WWNum3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6" style:display-name="WWNum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8" style:display-name="WWNum3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0" style:display-name="WWNum4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1" style:display-name="WWNum4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2" style:display-name="WWNum4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3" style:display-name="WWNum4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4" style:display-name="WWNum4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5" style:display-name="WWNum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6" style:display-name="WWNum4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7" style:display-name="WWNum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8" style:display-name="WWNum4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9" style:display-name="WWNum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0" style:display-name="WWNum5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1" style:display-name="WWNum5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2" style:display-name="WWNum5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3" style:display-name="WWNum5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4" style:display-name="WWNum5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5" style:display-name="WWNum5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6" style:display-name="WWNum5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7" style:display-name="WWNum5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8" style:display-name="WWNum5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9" style:display-name="WWNum5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0" style:display-name="WWNum6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1" style:display-name="WWNum6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2" style:display-name="WWNum6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3" style:display-name="WWNum6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4" style:display-name="WWNum6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5" style:display-name="WWNum6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6" style:display-name="WWNum6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7" style:display-name="WWNum6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8" style:display-name="WWNum6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9" style:display-name="WWNum6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0" style:display-name="WWNum7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1" style:display-name="WWNum7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2" style:display-name="WWNum7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3" style:display-name="WWNum7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4" style:display-name="WWNum7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5LVL2" style:family="text">
      <style:text-properties style:font-name="Times New Roman" style:font-name-complex="Courier New"/>
    </style:style>
    <style:style style:name="WW_CharLFO75LVL5" style:family="text">
      <style:text-properties style:font-name="Times New Roman" style:font-name-complex="Courier New"/>
    </style:style>
    <style:style style:name="WW_CharLFO75LVL8" style:family="text">
      <style:text-properties style:font-name="Times New Roman" style:font-name-complex="Courier New"/>
    </style:style>
    <text:list-style style:name="WWNum75" style:display-name="WWNum7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6" style:display-name="WWNum7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7" style:display-name="WWNum7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8" style:display-name="WWNum7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9" style:display-name="WWNum7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0" style:display-name="WWNum8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1" style:display-name="WWNum8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2" style:display-name="WWNum8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3" style:display-name="WWNum8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4" style:display-name="WWNum8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5" style:display-name="WWNum8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6" style:display-name="WWNum8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7LVL2" style:family="text">
      <style:text-properties style:font-name="Times New Roman" style:font-name-complex="Courier New"/>
    </style:style>
    <style:style style:name="WW_CharLFO87LVL5" style:family="text">
      <style:text-properties style:font-name="Times New Roman" style:font-name-complex="Courier New"/>
    </style:style>
    <style:style style:name="WW_CharLFO87LVL8" style:family="text">
      <style:text-properties style:font-name="Times New Roman" style:font-name-complex="Courier New"/>
    </style:style>
    <text:list-style style:name="WWNum87" style:display-name="WWNum8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8" style:display-name="WWNum8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9" style:display-name="WWNum8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0" style:display-name="WWNum9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1" style:display-name="WWNum9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2" style:display-name="WWNum9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3" style:display-name="WWNum9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4" style:display-name="WWNum9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5" style:display-name="WWNum9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6" style:display-name="WWNum9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7" style:display-name="WWNum9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8" style:display-name="WWNum9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9" style:display-name="WWNum9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0" style:display-name="WWNum10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1" style:display-name="WWNum10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2" style:display-name="WWNum10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3" style:display-name="WWNum10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4" style:display-name="WWNum10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5" style:display-name="WWNum10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6" style:display-name="WWNum10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7" style:display-name="WWNum10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8" style:display-name="WWNum10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9" style:display-name="WWNum10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0" style:display-name="WWNum1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1" style:display-name="WWNum1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2" style:display-name="WWNum1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3" style:display-name="WWNum1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4" style:display-name="WWNum1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5" style:display-name="WWNum1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6" style:display-name="WWNum1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7" style:display-name="WWNum1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8" style:display-name="WWNum1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9" style:display-name="WWNum1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0" style:display-name="WWNum1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1" style:display-name="WWNum1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2" style:display-name="WWNum1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3" style:display-name="WWNum1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4" style:display-name="WWNum1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5" style:display-name="WWNum1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6" style:display-name="WWNum1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7" style:display-name="WWNum12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8" style:display-name="WWNum12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9" style:display-name="WWNum12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0" style:display-name="WWNum13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1" style:display-name="WWNum13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2" style:display-name="WWNum13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3" style:display-name="WWNum1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4" style:display-name="WWNum13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5" style:display-name="WWNum13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6" style:display-name="WWNum1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7" style:display-name="WWNum13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8" style:display-name="WWNum13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9" style:display-name="WWNum13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0" style:display-name="WWNum14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1" style:display-name="WWNum14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2" style:display-name="WWNum14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3" style:display-name="WWNum14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4" style:display-name="WWNum14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5" style:display-name="WWNum1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6" style:display-name="WWNum14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0.7951in" style:use-optimal-column-width="false"/>
    </style:style>
    <style:style style:name="TableColumn4" style:family="table-column">
      <style:table-column-properties style:column-width="5.1034in" style:use-optimal-column-width="false"/>
    </style:style>
    <style:style style:name="Table2" style:family="table">
      <style:table-properties style:width="5.8986in"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0.0069in solid #000000" fo:border-right="none" style:writing-mode="lr-tb" fo:padding-top="0in" fo:padding-left="0.075in" fo:padding-bottom="0in" fo:padding-right="0.075in"/>
    </style:style>
    <style:style style:name="T7" style:parent-style-name="Fonteparág.padrão" style:family="text">
      <style:text-properties style:font-name-asian="Aptos"/>
    </style:style>
    <style:style style:name="TableCell8" style:family="table-cell">
      <style:table-cell-properties fo:border-top="none" fo:border-left="none" fo:border-bottom="0.0069in solid #000000" fo:border-right="none" style:writing-mode="lr-tb" fo:padding-top="0in" fo:padding-left="0.075in" fo:padding-bottom="0in" fo:padding-right="0.075in"/>
    </style:style>
    <style:style style:name="P9" style:parent-style-name="Cabeçalho" style:family="paragraph">
      <style:text-properties style:font-name-asian="Aptos" fo:font-weight="bold" style:font-weight-asian="bold" style:font-weight-complex="bold" fo:font-size="18pt" style:font-size-asian="18pt" style:font-size-complex="18pt" fo:language="en" fo:country="US"/>
    </style:style>
    <style:style style:name="T10" style:parent-style-name="Fonteparág.padrão" style:family="text">
      <style:text-properties style:font-name-asian="Aptos" fo:font-weight="bold" style:font-weight-asian="bold" style:font-weight-complex="bold" fo:language="en" fo:country="US"/>
    </style:style>
    <style:style style:name="T11" style:parent-style-name="Fonteparág.padrão" style:family="text">
      <style:text-properties style:font-name-asian="Aptos" fo:language="en" fo:country="US"/>
    </style:style>
    <style:style style:name="T12" style:parent-style-name="Fonteparág.padrão" style:family="text">
      <style:text-properties style:font-name-asian="Aptos" fo:font-size="10pt" style:font-size-asian="10pt" style:font-size-complex="10pt" fo:language="en" fo:country="US"/>
    </style:style>
    <style:style style:name="P13" style:parent-style-name="Cabeçalho" style:family="paragraph">
      <style:text-properties fo:language="en" fo:country="US"/>
    </style:style>
    <style:style style:name="TableColumn15" style:family="table-column">
      <style:table-column-properties style:column-width="5.8986in" style:use-optimal-column-width="false"/>
    </style:style>
    <style:style style:name="Table14" style:family="table">
      <style:table-properties style:width="5.8986in" fo:margin-left="0in" table:align="left"/>
    </style:style>
    <style:style style:name="TableRow16" style:family="table-row">
      <style:table-row-properties style:use-optimal-row-height="false"/>
    </style:style>
    <style:style style:name="TableCell17" style:family="table-cell">
      <style:table-cell-properties fo:border-top="0.0069in solid #000000" fo:border-left="none" fo:border-bottom="none" fo:border-right="none" style:writing-mode="lr-tb" fo:padding-top="0in" fo:padding-left="0.075in" fo:padding-bottom="0in" fo:padding-right="0.075in"/>
    </style:style>
    <style:style style:name="T18" style:parent-style-name="Fonteparág.padrão" style:family="text">
      <style:text-properties style:font-name-asian="Aptos" fo:font-size="9pt" style:font-size-asian="9pt" style:font-size-complex="9pt" fo:language="en" fo:country="US"/>
    </style:style>
    <style:style style:name="T19" style:parent-style-name="Fonteparág.padrão" style:family="text">
      <style:text-properties style:font-name-asian="Aptos" fo:font-size="9pt" style:font-size-asian="9pt" style:font-size-complex="9pt" fo:language="en" fo:country="US"/>
    </style:style>
    <style:style style:name="T20" style:parent-style-name="Internetlink" style:family="text">
      <style:text-properties style:font-name-asian="Aptos" fo:font-size="9pt" style:font-size-asian="9pt" style:font-size-complex="9pt" fo:language="en" fo:country="US"/>
    </style:style>
    <style:style style:name="T21" style:parent-style-name="Fonteparág.padrão" style:family="text">
      <style:text-properties style:font-name-asian="Aptos" fo:font-size="9pt" style:font-size-asian="9pt" style:font-size-complex="9pt" fo:language="en" fo:country="US"/>
    </style:style>
    <style:style style:name="P22" style:parent-style-name="Rodapé" style:family="paragraph">
      <style:text-properties fo:language="en" fo:country="US"/>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Cabeçalho"><text:span text:style-name="T7"><draw:frame draw:style-name="a0" draw:name="Figura16" text:anchor-type="as-char" svg:x="0in" svg:y="0in" svg:width="0.63898in" svg:height="0.63898in" style:rel-width="scale" style:rel-height="scale"><draw:image xlink:href="media/image1.png" xlink:type="simple" xlink:show="embed" xlink:actuate="onLoad"/><svg:title/><svg:desc>Desenho de um círculo

Descrição gerada automaticamente com confiança média</svg:desc></draw:frame></text:span></text:p>
            </table:table-cell>
            <table:table-cell table:style-name="TableCell8">
              <text:p text:style-name="P9">TilBuci</text:p>
              <text:p text:style-name="Cabeçalho"><text:span text:style-name="T10">Movie Format Specification</text:span><text:span text:style-name="T11"><text:line-break/></text:span><text:span text:style-name="T12">version 1 - 2024/07/11</text:span></text:p>
            </table:table-cell>
          </table:table-row>
        </table:table>
        <text:p text:style-name="P13"/>
      </style:header>
      <style:footer>
        <table:table table:style-name="Table14">
          <table:table-columns>
            <table:table-column table:style-name="TableColumn15"/>
          </table:table-columns>
          <table:table-row table:style-name="TableRow16">
            <table:table-cell table:style-name="TableCell17">
              <text:p text:style-name="Rodapé"><text:span text:style-name="T18">TilBuci is an interactive animation free software developed by Lucas Junqueira.</text:span><text:span text:style-name="T19"><text:line-break/>Please check out<text:s/></text:span><text:a xlink:href="https://tilbuci.com.br/" office:target-frame-name="_top" xlink:show="replace"><text:span text:style-name="T20">tilbuci.com.br</text:span></text:a><text:span text:style-name="T21"><text:s/>for further information.</text:span></text:p>
            </table:table-cell>
          </table:table-row>
        </table:table>
        <text:p text:style-name="P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ilBuci - scripting actions</dc:title>
    <meta:initial-creator>Lucas Junqueira</meta:initial-creator>
    <dc:creator>Lucas Junqueira</dc:creator>
    <meta:creation-date>2024-06-26T13:55:00Z</meta:creation-date>
    <dc:date>2024-07-11T17:11:00Z</dc:date>
    <meta:template xlink:href="Normal.dotm" xlink:type="simple"/>
    <meta:editing-cycles>204</meta:editing-cycles>
    <meta:editing-duration>PT24240S</meta:editing-duration>
    <meta:user-defined meta:name="AppVersion">16.0000</meta:user-defined>
    <meta:document-statistic meta:page-count="21" meta:paragraph-count="816" meta:word-count="3591" meta:character-count="22849" meta:row-count="912" meta:non-whitespace-character-count="20074"/>
  </office:meta>
</office:document-meta>
</file>